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60000000608F0218445DEED2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19">
      <style:paragraph-properties fo:text-align="justify" style:justify-single-word="false" fo:padding="0.049cm" fo:border="0.06pt solid #d9d9e3"/>
      <style:text-properties loext:padding="0.049cm" loext:border="0.06pt solid #d9d9e3"/>
    </style:style>
    <style:style style:name="P2" style:family="paragraph" style:parent-style-name="Preformatted_20_Text">
      <style:paragraph-properties fo:text-align="justify" style:justify-single-word="false" fo:padding="0.049cm" fo:border="0.06pt solid #d9d9e3"/>
      <style:text-properties loext:padding="0.049cm" loext:border="0.06pt solid #d9d9e3"/>
    </style:style>
    <style:style style:name="P3" style:family="paragraph" style:parent-style-name="Preformatted_20_Text" style:list-style-name="L19">
      <style:paragraph-properties fo:text-align="justify" style:justify-single-word="false" fo:padding="0.049cm" fo:border="0.06pt solid #d9d9e3"/>
    </style:style>
    <style:style style:name="P4" style:family="paragraph" style:parent-style-name="Preformatted_20_Text" style:list-style-name="L19">
      <style:paragraph-properties fo:margin-top="0cm" fo:margin-bottom="0.499cm" style:contextual-spacing="false" fo:text-align="justify" style:justify-single-word="false" fo:padding="0.049cm" fo:border="0.06pt solid #d9d9e3"/>
    </style:style>
    <style:style style:name="P5" style:family="paragraph" style:parent-style-name="Preformatted_20_Text">
      <style:paragraph-properties fo:text-align="justify" style:justify-single-word="false" fo:padding="0.049cm" fo:border="0.06pt solid #d9d9e3"/>
    </style:style>
    <style:style style:name="P6" style:family="paragraph" style:parent-style-name="Preformatted_20_Text">
      <style:paragraph-properties fo:margin-top="0cm" fo:margin-bottom="0.499cm" style:contextual-spacing="false" fo:text-align="justify" style:justify-single-word="false" fo:padding="0.049cm" fo:border="0.06pt solid #d9d9e3"/>
    </style:style>
    <style:style style:name="P7" style:family="paragraph" style:parent-style-name="Standard">
      <style:paragraph-properties fo:text-align="justify" style:justify-single-word="false"/>
    </style:style>
    <style:style style:name="P8" style:family="paragraph" style:parent-style-name="Text_20_body" style:list-style-name="L2">
      <style:paragraph-properties fo:margin-top="0cm" fo:margin-bottom="0cm" style:contextual-spacing="false" fo:text-align="justify" style:justify-single-word="false" fo:padding="0.049cm" fo:border="0.06pt solid #d9d9e3"/>
      <style:text-properties loext:padding="0.049cm" loext:border="0.06pt solid #d9d9e3"/>
    </style:style>
    <style:style style:name="P9" style:family="paragraph" style:parent-style-name="Text_20_body">
      <style:paragraph-properties fo:margin-top="0cm" fo:margin-bottom="0cm" style:contextual-spacing="false" fo:text-align="justify" style:justify-single-word="false"/>
      <style:text-properties loext:padding="0.049cm" loext:border="0.06pt solid #d9d9e3"/>
    </style:style>
    <style:style style:name="P10" style:family="paragraph" style:parent-style-name="Text_20_body">
      <style:paragraph-properties fo:text-align="justify" style:justify-single-word="false"/>
      <style:text-properties loext:padding="0.049cm" loext:border="0.06pt solid #d9d9e3"/>
    </style:style>
    <style:style style:name="P11" style:family="paragraph" style:parent-style-name="Text_20_body" style:list-style-name="L3">
      <style:paragraph-properties fo:margin-top="0cm" fo:margin-bottom="0cm" style:contextual-spacing="false" fo:text-align="justify" style:justify-single-word="false" fo:padding="0.049cm" fo:border="0.06pt solid #d9d9e3"/>
      <style:text-properties loext:padding="0.049cm" loext:border="0.06pt solid #d9d9e3"/>
    </style:style>
    <style:style style:name="P12" style:family="paragraph" style:parent-style-name="Text_20_body" style:list-style-name="L3">
      <style:paragraph-properties fo:text-align="justify" style:justify-single-word="false" fo:padding="0.049cm" fo:border="0.06pt solid #d9d9e3"/>
      <style:text-properties loext:padding="0.049cm" loext:border="0.06pt solid #d9d9e3"/>
    </style:style>
    <style:style style:name="P13" style:family="paragraph" style:parent-style-name="Text_20_body">
      <style:paragraph-properties fo:text-align="justify" style:justify-single-word="false" fo:padding="0.049cm" fo:border="0.06pt solid #d9d9e3"/>
      <style:text-properties loext:padding="0.049cm" loext:border="0.06pt solid #d9d9e3"/>
    </style:style>
    <style:style style:name="P14" style:family="paragraph" style:parent-style-name="Text_20_body" style:list-style-name="L5">
      <style:paragraph-properties fo:margin-top="0cm" fo:margin-bottom="0cm" style:contextual-spacing="false" fo:text-align="justify" style:justify-single-word="false" fo:padding="0.049cm" fo:border="0.06pt solid #d9d9e3"/>
      <style:text-properties loext:padding="0.049cm" loext:border="0.06pt solid #d9d9e3"/>
    </style:style>
    <style:style style:name="P15" style:family="paragraph" style:parent-style-name="Text_20_body" style:list-style-name="L6">
      <style:paragraph-properties fo:margin-top="0cm" fo:margin-bottom="0cm" style:contextual-spacing="false" fo:text-align="justify" style:justify-single-word="false" fo:padding="0.049cm" fo:border="0.06pt solid #d9d9e3"/>
      <style:text-properties loext:padding="0.049cm" loext:border="0.06pt solid #d9d9e3"/>
    </style:style>
    <style:style style:name="P16" style:family="paragraph" style:parent-style-name="Text_20_body" style:list-style-name="L6">
      <style:paragraph-properties fo:text-align="justify" style:justify-single-word="false" fo:padding="0.049cm" fo:border="0.06pt solid #d9d9e3"/>
      <style:text-properties loext:padding="0.049cm" loext:border="0.06pt solid #d9d9e3"/>
    </style:style>
    <style:style style:name="P17" style:family="paragraph" style:parent-style-name="Text_20_body" style:list-style-name="L9">
      <style:paragraph-properties fo:margin-top="0cm" fo:margin-bottom="0cm" style:contextual-spacing="false" fo:text-align="justify" style:justify-single-word="false" fo:padding="0.049cm" fo:border="0.06pt solid #d9d9e3"/>
      <style:text-properties loext:padding="0.049cm" loext:border="0.06pt solid #d9d9e3"/>
    </style:style>
    <style:style style:name="P18" style:family="paragraph" style:parent-style-name="Text_20_body" style:list-style-name="L9">
      <style:paragraph-properties fo:text-align="justify" style:justify-single-word="false" fo:padding="0.049cm" fo:border="0.06pt solid #d9d9e3"/>
      <style:text-properties loext:padding="0.049cm" loext:border="0.06pt solid #d9d9e3"/>
    </style:style>
    <style:style style:name="P19" style:family="paragraph" style:parent-style-name="Text_20_body" style:list-style-name="L15">
      <style:paragraph-properties fo:margin-top="0cm" fo:margin-bottom="0cm" style:contextual-spacing="false" fo:text-align="justify" style:justify-single-word="false" fo:padding="0.049cm" fo:border="0.06pt solid #d9d9e3"/>
      <style:text-properties loext:padding="0.049cm" loext:border="0.06pt solid #d9d9e3"/>
    </style:style>
    <style:style style:name="P20" style:family="paragraph" style:parent-style-name="Text_20_body" style:list-style-name="L27">
      <style:paragraph-properties fo:text-align="justify" style:justify-single-word="false" fo:padding="0.049cm" fo:border="0.06pt solid #d9d9e3"/>
      <style:text-properties loext:padding="0.049cm" loext:border="0.06pt solid #d9d9e3"/>
    </style:style>
    <style:style style:name="P21" style:family="paragraph" style:parent-style-name="Text_20_body" style:list-style-name="L27">
      <style:paragraph-properties fo:margin-top="0cm" fo:margin-bottom="0cm" style:contextual-spacing="false" fo:text-align="justify" style:justify-single-word="false" fo:padding="0.049cm" fo:border="0.06pt solid #d9d9e3"/>
      <style:text-properties loext:padding="0.049cm" loext:border="0.06pt solid #d9d9e3"/>
    </style:style>
    <style:style style:name="P22" style:family="paragraph" style:parent-style-name="Text_20_body" style:list-style-name="L32">
      <style:paragraph-properties fo:margin-top="0cm" fo:margin-bottom="0cm" style:contextual-spacing="false" fo:text-align="justify" style:justify-single-word="false" fo:padding="0.049cm" fo:border="0.06pt solid #d9d9e3"/>
      <style:text-properties loext:padding="0.049cm" loext:border="0.06pt solid #d9d9e3"/>
    </style:style>
    <style:style style:name="P23" style:family="paragraph" style:parent-style-name="Text_20_body" style:list-style-name="L33">
      <style:paragraph-properties fo:text-align="justify" style:justify-single-word="false" fo:padding="0.049cm" fo:border="0.06pt solid #d9d9e3"/>
      <style:text-properties loext:padding="0.049cm" loext:border="0.06pt solid #d9d9e3"/>
    </style:style>
    <style:style style:name="P24" style:family="paragraph" style:parent-style-name="Text_20_body" style:list-style-name="L35">
      <style:paragraph-properties fo:text-align="justify" style:justify-single-word="false" fo:padding="0.049cm" fo:border="0.06pt solid #d9d9e3"/>
      <style:text-properties loext:padding="0.049cm" loext:border="0.06pt solid #d9d9e3"/>
    </style:style>
    <style:style style:name="P25" style:family="paragraph" style:parent-style-name="Text_20_body" style:list-style-name="L37">
      <style:paragraph-properties fo:margin-top="0cm" fo:margin-bottom="0cm" style:contextual-spacing="false" fo:text-align="justify" style:justify-single-word="false" fo:padding="0.049cm" fo:border="0.06pt solid #d9d9e3"/>
      <style:text-properties loext:padding="0.049cm" loext:border="0.06pt solid #d9d9e3"/>
    </style:style>
    <style:style style:name="P26" style:family="paragraph" style:parent-style-name="Text_20_body" style:list-style-name="L37">
      <style:paragraph-properties fo:text-align="justify" style:justify-single-word="false" fo:padding="0.049cm" fo:border="0.06pt solid #d9d9e3"/>
      <style:text-properties loext:padding="0.049cm" loext:border="0.06pt solid #d9d9e3"/>
    </style:style>
    <style:style style:name="P27" style:family="paragraph" style:parent-style-name="Text_20_body" style:list-style-name="L39">
      <style:paragraph-properties fo:text-align="justify" style:justify-single-word="false" fo:padding="0.049cm" fo:border="0.06pt solid #d9d9e3"/>
      <style:text-properties loext:padding="0.049cm" loext:border="0.06pt solid #d9d9e3"/>
    </style:style>
    <style:style style:name="P28" style:family="paragraph" style:parent-style-name="Text_20_body" style:list-style-name="L41">
      <style:paragraph-properties fo:text-align="justify" style:justify-single-word="false" fo:padding="0.049cm" fo:border="0.06pt solid #d9d9e3"/>
      <style:text-properties loext:padding="0.049cm" loext:border="0.06pt solid #d9d9e3"/>
    </style:style>
    <style:style style:name="P29" style:family="paragraph" style:parent-style-name="Text_20_body" style:list-style-name="L43">
      <style:paragraph-properties fo:text-align="justify" style:justify-single-word="false" fo:padding="0.049cm" fo:border="0.06pt solid #d9d9e3"/>
      <style:text-properties loext:padding="0.049cm" loext:border="0.06pt solid #d9d9e3"/>
    </style:style>
    <style:style style:name="P30" style:family="paragraph" style:parent-style-name="Text_20_body" style:list-style-name="L45">
      <style:paragraph-properties fo:text-align="justify" style:justify-single-word="false" fo:padding="0.049cm" fo:border="0.06pt solid #d9d9e3"/>
      <style:text-properties loext:padding="0.049cm" loext:border="0.06pt solid #d9d9e3"/>
    </style:style>
    <style:style style:name="P31" style:family="paragraph" style:parent-style-name="Text_20_body" style:list-style-name="L47">
      <style:paragraph-properties fo:text-align="justify" style:justify-single-word="false" fo:padding="0.049cm" fo:border="0.06pt solid #d9d9e3"/>
      <style:text-properties loext:padding="0.049cm" loext:border="0.06pt solid #d9d9e3"/>
    </style:style>
    <style:style style:name="P32" style:family="paragraph" style:parent-style-name="Text_20_body" style:list-style-name="L49">
      <style:paragraph-properties fo:margin-top="0cm" fo:margin-bottom="0cm" style:contextual-spacing="false" fo:text-align="justify" style:justify-single-word="false" fo:padding="0.049cm" fo:border="0.06pt solid #d9d9e3"/>
      <style:text-properties loext:padding="0.049cm" loext:border="0.06pt solid #d9d9e3"/>
    </style:style>
    <style:style style:name="P33" style:family="paragraph" style:parent-style-name="Text_20_body" style:list-style-name="L49">
      <style:paragraph-properties fo:text-align="justify" style:justify-single-word="false" fo:padding="0.049cm" fo:border="0.06pt solid #d9d9e3"/>
      <style:text-properties loext:padding="0.049cm" loext:border="0.06pt solid #d9d9e3"/>
    </style:style>
    <style:style style:name="P34" style:family="paragraph" style:parent-style-name="Text_20_body">
      <style:paragraph-properties fo:text-align="justify" style:justify-single-word="false" fo:padding="0.049cm" fo:border="0.06pt solid #d9d9e3"/>
    </style:style>
    <style:style style:name="P35" style:family="paragraph" style:parent-style-name="Text_20_body" style:list-style-name="L1">
      <style:paragraph-properties fo:text-align="justify" style:justify-single-word="false" fo:padding="0.049cm" fo:border="0.06pt solid #d9d9e3"/>
    </style:style>
    <style:style style:name="P36" style:family="paragraph" style:parent-style-name="Text_20_body" style:list-style-name="L2">
      <style:paragraph-properties fo:margin-top="0cm" fo:margin-bottom="0cm" style:contextual-spacing="false" fo:text-align="justify" style:justify-single-word="false" fo:padding="0.049cm" fo:border="0.06pt solid #d9d9e3"/>
    </style:style>
    <style:style style:name="P37" style:family="paragraph" style:parent-style-name="Text_20_body" style:list-style-name="L2">
      <style:paragraph-properties fo:text-align="justify" style:justify-single-word="false" fo:padding="0.049cm" fo:border="0.06pt solid #d9d9e3"/>
    </style:style>
    <style:style style:name="P38" style:family="paragraph" style:parent-style-name="Text_20_body" style:list-style-name="L4">
      <style:paragraph-properties fo:text-align="justify" style:justify-single-word="false" fo:padding="0.049cm" fo:border="0.06pt solid #d9d9e3"/>
    </style:style>
    <style:style style:name="P39" style:family="paragraph" style:parent-style-name="Text_20_body" style:list-style-name="L4">
      <style:paragraph-properties fo:margin-top="0cm" fo:margin-bottom="0cm" style:contextual-spacing="false" fo:text-align="justify" style:justify-single-word="false" fo:padding="0.049cm" fo:border="0.06pt solid #d9d9e3"/>
    </style:style>
    <style:style style:name="P40" style:family="paragraph" style:parent-style-name="Text_20_body" style:list-style-name="L5">
      <style:paragraph-properties fo:text-align="justify" style:justify-single-word="false" fo:padding="0.049cm" fo:border="0.06pt solid #d9d9e3"/>
    </style:style>
    <style:style style:name="P41" style:family="paragraph" style:parent-style-name="Text_20_body" style:list-style-name="L5">
      <style:paragraph-properties fo:margin-top="0cm" fo:margin-bottom="0cm" style:contextual-spacing="false" fo:text-align="justify" style:justify-single-word="false" fo:padding="0.049cm" fo:border="0.06pt solid #d9d9e3"/>
    </style:style>
    <style:style style:name="P42" style:family="paragraph" style:parent-style-name="Text_20_body" style:list-style-name="L6">
      <style:paragraph-properties fo:margin-top="0cm" fo:margin-bottom="0cm" style:contextual-spacing="false" fo:text-align="justify" style:justify-single-word="false" fo:padding="0.049cm" fo:border="0.06pt solid #d9d9e3"/>
    </style:style>
    <style:style style:name="P43" style:family="paragraph" style:parent-style-name="Text_20_body" style:list-style-name="L7">
      <style:paragraph-properties fo:text-align="justify" style:justify-single-word="false" fo:padding="0.049cm" fo:border="0.06pt solid #d9d9e3"/>
    </style:style>
    <style:style style:name="P44" style:family="paragraph" style:parent-style-name="Text_20_body" style:list-style-name="L7">
      <style:paragraph-properties fo:margin-top="0cm" fo:margin-bottom="0cm" style:contextual-spacing="false" fo:text-align="justify" style:justify-single-word="false" fo:padding="0.049cm" fo:border="0.06pt solid #d9d9e3"/>
    </style:style>
    <style:style style:name="P45" style:family="paragraph" style:parent-style-name="Text_20_body" style:list-style-name="L8">
      <style:paragraph-properties fo:text-align="justify" style:justify-single-word="false" fo:padding="0.049cm" fo:border="0.06pt solid #d9d9e3"/>
    </style:style>
    <style:style style:name="P46" style:family="paragraph" style:parent-style-name="Text_20_body" style:list-style-name="L9">
      <style:paragraph-properties fo:margin-top="0cm" fo:margin-bottom="0cm" style:contextual-spacing="false" fo:text-align="justify" style:justify-single-word="false" fo:padding="0.049cm" fo:border="0.06pt solid #d9d9e3"/>
    </style:style>
    <style:style style:name="P47" style:family="paragraph" style:parent-style-name="Text_20_body" style:list-style-name="L10">
      <style:paragraph-properties fo:text-align="justify" style:justify-single-word="false" fo:padding="0.049cm" fo:border="0.06pt solid #d9d9e3"/>
    </style:style>
    <style:style style:name="P48" style:family="paragraph" style:parent-style-name="Text_20_body" style:list-style-name="L10">
      <style:paragraph-properties fo:margin-top="0cm" fo:margin-bottom="0cm" style:contextual-spacing="false" fo:text-align="justify" style:justify-single-word="false" fo:padding="0.049cm" fo:border="0.06pt solid #d9d9e3"/>
    </style:style>
    <style:style style:name="P49" style:family="paragraph" style:parent-style-name="Text_20_body" style:list-style-name="L11">
      <style:paragraph-properties fo:margin-top="0cm" fo:margin-bottom="0cm" style:contextual-spacing="false" fo:text-align="justify" style:justify-single-word="false" fo:padding="0.049cm" fo:border="0.06pt solid #d9d9e3"/>
    </style:style>
    <style:style style:name="P50" style:family="paragraph" style:parent-style-name="Text_20_body" style:list-style-name="L11">
      <style:paragraph-properties fo:text-align="justify" style:justify-single-word="false" fo:padding="0.049cm" fo:border="0.06pt solid #d9d9e3"/>
    </style:style>
    <style:style style:name="P51" style:family="paragraph" style:parent-style-name="Text_20_body" style:list-style-name="L12">
      <style:paragraph-properties fo:text-align="justify" style:justify-single-word="false" fo:padding="0.049cm" fo:border="0.06pt solid #d9d9e3"/>
    </style:style>
    <style:style style:name="P52" style:family="paragraph" style:parent-style-name="Text_20_body" style:list-style-name="L12">
      <style:paragraph-properties fo:margin-top="0cm" fo:margin-bottom="0cm" style:contextual-spacing="false" fo:text-align="justify" style:justify-single-word="false" fo:padding="0.049cm" fo:border="0.06pt solid #d9d9e3"/>
    </style:style>
    <style:style style:name="P53" style:family="paragraph" style:parent-style-name="Text_20_body" style:list-style-name="L13">
      <style:paragraph-properties fo:text-align="justify" style:justify-single-word="false" fo:padding="0.049cm" fo:border="0.06pt solid #d9d9e3"/>
    </style:style>
    <style:style style:name="P54" style:family="paragraph" style:parent-style-name="Text_20_body" style:list-style-name="L14">
      <style:paragraph-properties fo:text-align="justify" style:justify-single-word="false" fo:padding="0.049cm" fo:border="0.06pt solid #d9d9e3"/>
    </style:style>
    <style:style style:name="P55" style:family="paragraph" style:parent-style-name="Text_20_body" style:list-style-name="L14">
      <style:paragraph-properties fo:margin-top="0cm" fo:margin-bottom="0cm" style:contextual-spacing="false" fo:text-align="justify" style:justify-single-word="false" fo:padding="0.049cm" fo:border="0.06pt solid #d9d9e3"/>
    </style:style>
    <style:style style:name="P56" style:family="paragraph" style:parent-style-name="Text_20_body" style:list-style-name="L15">
      <style:paragraph-properties fo:text-align="justify" style:justify-single-word="false" fo:padding="0.049cm" fo:border="0.06pt solid #d9d9e3"/>
    </style:style>
    <style:style style:name="P57" style:family="paragraph" style:parent-style-name="Text_20_body" style:list-style-name="L15">
      <style:paragraph-properties fo:margin-top="0cm" fo:margin-bottom="0cm" style:contextual-spacing="false" fo:text-align="justify" style:justify-single-word="false" fo:padding="0.049cm" fo:border="0.06pt solid #d9d9e3"/>
    </style:style>
    <style:style style:name="P58" style:family="paragraph" style:parent-style-name="Text_20_body" style:list-style-name="L16">
      <style:paragraph-properties fo:text-align="justify" style:justify-single-word="false" fo:padding="0.049cm" fo:border="0.06pt solid #d9d9e3"/>
    </style:style>
    <style:style style:name="P59" style:family="paragraph" style:parent-style-name="Text_20_body" style:list-style-name="L16">
      <style:paragraph-properties fo:margin-top="0cm" fo:margin-bottom="0cm" style:contextual-spacing="false" fo:text-align="justify" style:justify-single-word="false" fo:padding="0.049cm" fo:border="0.06pt solid #d9d9e3"/>
    </style:style>
    <style:style style:name="P60" style:family="paragraph" style:parent-style-name="Text_20_body" style:list-style-name="L17">
      <style:paragraph-properties fo:text-align="justify" style:justify-single-word="false" fo:padding="0.049cm" fo:border="0.06pt solid #d9d9e3"/>
    </style:style>
    <style:style style:name="P61" style:family="paragraph" style:parent-style-name="Text_20_body" style:list-style-name="L17">
      <style:paragraph-properties fo:margin-top="0cm" fo:margin-bottom="0cm" style:contextual-spacing="false" fo:text-align="justify" style:justify-single-word="false" fo:padding="0.049cm" fo:border="0.06pt solid #d9d9e3"/>
    </style:style>
    <style:style style:name="P62" style:family="paragraph" style:parent-style-name="Text_20_body" style:list-style-name="L18">
      <style:paragraph-properties fo:text-align="justify" style:justify-single-word="false" fo:padding="0.049cm" fo:border="0.06pt solid #d9d9e3"/>
    </style:style>
    <style:style style:name="P63" style:family="paragraph" style:parent-style-name="Text_20_body" style:list-style-name="L19">
      <style:paragraph-properties fo:text-align="justify" style:justify-single-word="false" fo:padding="0.049cm" fo:border="0.06pt solid #d9d9e3"/>
    </style:style>
    <style:style style:name="P64" style:family="paragraph" style:parent-style-name="Text_20_body" style:list-style-name="L20">
      <style:paragraph-properties fo:text-align="justify" style:justify-single-word="false" fo:padding="0.049cm" fo:border="0.06pt solid #d9d9e3"/>
    </style:style>
    <style:style style:name="P65" style:family="paragraph" style:parent-style-name="Text_20_body" style:list-style-name="L21">
      <style:paragraph-properties fo:text-align="justify" style:justify-single-word="false" fo:padding="0.049cm" fo:border="0.06pt solid #d9d9e3"/>
    </style:style>
    <style:style style:name="P66" style:family="paragraph" style:parent-style-name="Text_20_body" style:list-style-name="L22">
      <style:paragraph-properties fo:text-align="justify" style:justify-single-word="false" fo:padding="0.049cm" fo:border="0.06pt solid #d9d9e3"/>
    </style:style>
    <style:style style:name="P67" style:family="paragraph" style:parent-style-name="Text_20_body" style:list-style-name="L23">
      <style:paragraph-properties fo:text-align="justify" style:justify-single-word="false" fo:padding="0.049cm" fo:border="0.06pt solid #d9d9e3"/>
    </style:style>
    <style:style style:name="P68" style:family="paragraph" style:parent-style-name="Text_20_body" style:list-style-name="L24">
      <style:paragraph-properties fo:text-align="justify" style:justify-single-word="false" fo:padding="0.049cm" fo:border="0.06pt solid #d9d9e3"/>
    </style:style>
    <style:style style:name="P69" style:family="paragraph" style:parent-style-name="Text_20_body" style:list-style-name="L25">
      <style:paragraph-properties fo:text-align="justify" style:justify-single-word="false" fo:padding="0.049cm" fo:border="0.06pt solid #d9d9e3"/>
    </style:style>
    <style:style style:name="P70" style:family="paragraph" style:parent-style-name="Text_20_body" style:list-style-name="L26">
      <style:paragraph-properties fo:text-align="justify" style:justify-single-word="false" fo:padding="0.049cm" fo:border="0.06pt solid #d9d9e3"/>
    </style:style>
    <style:style style:name="P71" style:family="paragraph" style:parent-style-name="Text_20_body" style:list-style-name="L27">
      <style:paragraph-properties fo:margin-top="0cm" fo:margin-bottom="0cm" style:contextual-spacing="false" fo:text-align="justify" style:justify-single-word="false" fo:padding="0.049cm" fo:border="0.06pt solid #d9d9e3"/>
    </style:style>
    <style:style style:name="P72" style:family="paragraph" style:parent-style-name="Text_20_body" style:list-style-name="L27">
      <style:paragraph-properties fo:text-align="justify" style:justify-single-word="false" fo:padding="0.049cm" fo:border="0.06pt solid #d9d9e3"/>
    </style:style>
    <style:style style:name="P73" style:family="paragraph" style:parent-style-name="Text_20_body" style:list-style-name="L28">
      <style:paragraph-properties fo:text-align="justify" style:justify-single-word="false" fo:padding="0.049cm" fo:border="0.06pt solid #d9d9e3"/>
    </style:style>
    <style:style style:name="P74" style:family="paragraph" style:parent-style-name="Text_20_body" style:list-style-name="L28">
      <style:paragraph-properties fo:margin-top="0cm" fo:margin-bottom="0cm" style:contextual-spacing="false" fo:text-align="justify" style:justify-single-word="false" fo:padding="0.049cm" fo:border="0.06pt solid #d9d9e3"/>
    </style:style>
    <style:style style:name="P75" style:family="paragraph" style:parent-style-name="Text_20_body" style:list-style-name="L29">
      <style:paragraph-properties fo:text-align="justify" style:justify-single-word="false" fo:padding="0.049cm" fo:border="0.06pt solid #d9d9e3"/>
    </style:style>
    <style:style style:name="P76" style:family="paragraph" style:parent-style-name="Text_20_body" style:list-style-name="L30">
      <style:paragraph-properties fo:text-align="justify" style:justify-single-word="false" fo:padding="0.049cm" fo:border="0.06pt solid #d9d9e3"/>
    </style:style>
    <style:style style:name="P77" style:family="paragraph" style:parent-style-name="Text_20_body" style:list-style-name="L31">
      <style:paragraph-properties fo:text-align="justify" style:justify-single-word="false" fo:padding="0.049cm" fo:border="0.06pt solid #d9d9e3"/>
    </style:style>
    <style:style style:name="P78" style:family="paragraph" style:parent-style-name="Text_20_body" style:list-style-name="L32">
      <style:paragraph-properties fo:text-align="justify" style:justify-single-word="false" fo:padding="0.049cm" fo:border="0.06pt solid #d9d9e3"/>
    </style:style>
    <style:style style:name="P79" style:family="paragraph" style:parent-style-name="Text_20_body" style:list-style-name="L32">
      <style:paragraph-properties fo:margin-top="0cm" fo:margin-bottom="0cm" style:contextual-spacing="false" fo:text-align="justify" style:justify-single-word="false" fo:padding="0.049cm" fo:border="0.06pt solid #d9d9e3"/>
    </style:style>
    <style:style style:name="P80" style:family="paragraph" style:parent-style-name="Text_20_body" style:list-style-name="L34">
      <style:paragraph-properties fo:text-align="justify" style:justify-single-word="false" fo:padding="0.049cm" fo:border="0.06pt solid #d9d9e3"/>
    </style:style>
    <style:style style:name="P81" style:family="paragraph" style:parent-style-name="Text_20_body" style:list-style-name="L35">
      <style:paragraph-properties fo:margin-top="0cm" fo:margin-bottom="0cm" style:contextual-spacing="false" fo:text-align="justify" style:justify-single-word="false" fo:padding="0.049cm" fo:border="0.06pt solid #d9d9e3"/>
    </style:style>
    <style:style style:name="P82" style:family="paragraph" style:parent-style-name="Text_20_body" style:list-style-name="L36">
      <style:paragraph-properties fo:text-align="justify" style:justify-single-word="false" fo:padding="0.049cm" fo:border="0.06pt solid #d9d9e3"/>
    </style:style>
    <style:style style:name="P83" style:family="paragraph" style:parent-style-name="Text_20_body" style:list-style-name="L38">
      <style:paragraph-properties fo:text-align="justify" style:justify-single-word="false" fo:padding="0.049cm" fo:border="0.06pt solid #d9d9e3"/>
    </style:style>
    <style:style style:name="P84" style:family="paragraph" style:parent-style-name="Text_20_body" style:list-style-name="L40">
      <style:paragraph-properties fo:text-align="justify" style:justify-single-word="false" fo:padding="0.049cm" fo:border="0.06pt solid #d9d9e3"/>
    </style:style>
    <style:style style:name="P85" style:family="paragraph" style:parent-style-name="Text_20_body" style:list-style-name="L42">
      <style:paragraph-properties fo:text-align="justify" style:justify-single-word="false" fo:padding="0.049cm" fo:border="0.06pt solid #d9d9e3"/>
    </style:style>
    <style:style style:name="P86" style:family="paragraph" style:parent-style-name="Text_20_body" style:list-style-name="L44">
      <style:paragraph-properties fo:text-align="justify" style:justify-single-word="false" fo:padding="0.049cm" fo:border="0.06pt solid #d9d9e3"/>
    </style:style>
    <style:style style:name="P87" style:family="paragraph" style:parent-style-name="Text_20_body" style:list-style-name="L46">
      <style:paragraph-properties fo:text-align="justify" style:justify-single-word="false" fo:padding="0.049cm" fo:border="0.06pt solid #d9d9e3"/>
    </style:style>
    <style:style style:name="P88" style:family="paragraph" style:parent-style-name="Text_20_body" style:list-style-name="L48">
      <style:paragraph-properties fo:text-align="justify" style:justify-single-word="false" fo:padding="0.049cm" fo: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Strong_20_Emphasis"><text:span text:style-name="T1">Relatório para o Hook Customizado de Atualização de Documentos em React com Firebase</text:span></text:span></text:p>
      <text:p text:style-name="P34"><text:span text:style-name="Strong_20_Emphasis"><text:span text:style-name="T1">Introdução:</text:span></text:span><text:span text:style-name="T1"> O código fornecido define um hook personalizado chamado </text:span><text:span text:style-name="Source_20_Text"><text:span text:style-name="T1">useUpdateDocument</text:span></text:span><text:span text:style-name="T1">, que é usado para atualizar documentos em uma coleção no Firestore (um serviço de banco de dados em tempo real do Firebase) em uma aplicação React. Ele lida com as operações de atualização de documentos e fornece feedback sobre o estado da operação.</text:span></text:p>
      <text:p text:style-name="P34"><text:span text:style-name="Strong_20_Emphasis"><text:span text:style-name="T1">Métodos:</text:span></text:span></text:p>
      <text:list text:style-name="L1">
        <text:list-item>
          <text:p text:style-name="P35"><text:span text:style-name="Strong_20_Emphasis"><text:span text:style-name="Source_20_Text"><text:span text:style-name="T1">useUpdateDocument</text:span></text:span></text:span><text:span text:style-name="T1">: Este é o hook principal que lida com a atualização de documentos. Ele inclui o seguinte:</text:span></text:p>
          <text:list>
            <text:list-item>
              <text:p text:style-name="P35"><text:span text:style-name="Source_20_Text"><text:span text:style-name="T1">response</text:span></text:span><text:span text:style-name="T1">: Um estado gerenciado por um reducer que armazena informações sobre o estado da operação de atualização, incluindo </text:span><text:span text:style-name="Source_20_Text"><text:span text:style-name="T1">loading</text:span></text:span><text:span text:style-name="T1"> (carregamento), </text:span><text:span text:style-name="Source_20_Text"><text:span text:style-name="T1">error</text:span></text:span><text:span text:style-name="T1"> (erro) e </text:span><text:span text:style-name="Source_20_Text"><text:span text:style-name="T1">updatedDocument</text:span></text:span><text:span text:style-name="T1"> (documento atualizado).</text:span></text:p>
            </text:list-item>
            <text:list-item>
              <text:p text:style-name="P35"><text:span text:style-name="Source_20_Text"><text:span text:style-name="T1">updateDocument</text:span></text:span><text:span text:style-name="T1">: Este método permite atualizar um documento em uma coleção no Firestore. Ele também atualiza o estado </text:span><text:span text:style-name="Source_20_Text"><text:span text:style-name="T1">response</text:span></text:span><text:span text:style-name="T1"> para refletir o progresso da operação.</text:span></text:p>
            </text:list-item>
            <text:list-item>
              <text:p text:style-name="P35"><text:span text:style-name="Source_20_Text"><text:span text:style-name="T1">cancelled</text:span></text:span><text:span text:style-name="T1">: Um estado para tratar possíveis vazamentos de memória ao desmontar o componente.</text:span></text:p>
            </text:list-item>
            <text:list-item>
              <text:p text:style-name="P35"><text:span text:style-name="Source_20_Text"><text:span text:style-name="T1">checkCancelBeforeDispatch</text:span></text:span><text:span text:style-name="T1">: Uma função auxiliar para verificar se uma ação deve ser despachada ou não com base no estado de </text:span><text:span text:style-name="Source_20_Text"><text:span text:style-name="T1">cancelled</text:span></text:span><text:span text:style-name="T1">.</text:span></text:p>
            </text:list-item>
            <text:list-item>
              <text:p text:style-name="P35"><text:span text:style-name="Source_20_Text"><text:span text:style-name="T1">updateReducer</text:span></text:span><text:span text:style-name="T1">: Um reducer que lida com as diferentes ações e atualiza o estado </text:span><text:span text:style-name="Source_20_Text"><text:span text:style-name="T1">response</text:span></text:span><text:span text:style-name="T1"> de acordo.</text:span></text:p>
            </text:list-item>
          </text:list>
        </text:list-item>
      </text:list>
      <text:p text:style-name="P34"><text:span text:style-name="Strong_20_Emphasis"><text:span text:style-name="T1">Resultados:</text:span></text:span><text:span text:style-name="T1"> O resultado deste código é a criação de um hook personalizado que facilita a atualização de documentos em uma coleção no Firestore em uma aplicação React. Ele fornece feedback sobre o estado da operação, incluindo o carregamento, erros e informações sobre o documento atualizado.</text:span></text:p>
      <text:p text:style-name="P34"><text:span text:style-name="Strong_20_Emphasis"><text:span text:style-name="T1">Conclusão:</text:span></text:span><text:span text:style-name="T1"> Este código é útil para gerenciar a atualização de documentos em uma coleção no Firestore de forma eficiente e organizada. Ele abstrai a lógica de atualização e fornece feedback sobre o progresso da operação. Além disso, lida com possíveis erros durante o processo de atualização.</text:span></text:p>
      <text:p text:style-name="P34"><text:span text:style-name="Strong_20_Emphasis"><text:span text:style-name="T1">Análise:</text:span></text:span></text:p>
      <text:list text:style-name="L2">
        <text:list-item>
          <text:p text:style-name="P8">O código utiliza o Firestore do Firebase para atualizar documentos em uma coleção específica.</text:p>
        </text:list-item>
        <text:list-item>
          <text:p text:style-name="P36"><text:soft-page-break/><text:span text:style-name="T1">Os estados de </text:span><text:span text:style-name="Source_20_Text"><text:span text:style-name="T1">loading</text:span></text:span><text:span text:style-name="T1">, </text:span><text:span text:style-name="Source_20_Text"><text:span text:style-name="T1">error</text:span></text:span><text:span text:style-name="T1"> e </text:span><text:span text:style-name="Source_20_Text"><text:span text:style-name="T1">updatedDocument</text:span></text:span><text:span text:style-name="T1"> são usados para rastrear o progresso da operação e armazenar informações sobre o documento atualizado ou erros.</text:span></text:p>
        </text:list-item>
        <text:list-item>
          <text:p text:style-name="P36"><text:span text:style-name="T1">A função </text:span><text:span text:style-name="Source_20_Text"><text:span text:style-name="T1">checkCancelBeforeDispatch</text:span></text:span><text:span text:style-name="T1"> garante que ações não sejam despachadas se o componente estiver sendo desmontado, prevenindo possíveis erros.</text:span></text:p>
        </text:list-item>
        <text:list-item>
          <text:p text:style-name="P37"><text:span text:style-name="T1">O hook </text:span><text:span text:style-name="Source_20_Text"><text:span text:style-name="T1">useUpdateDocument</text:span></text:span><text:span text:style-name="T1"> é uma abstração útil para simplificar a implementação de funcionalidades de atualização de documentos em uma aplicação React que utiliza o Firebase Firestore.</text:span></text:p>
        </text:list-item>
      </text:list>
      <text:p text:style-name="P9"><draw:frame draw:style-name="fr1" draw:name="Imagem1" text:anchor-type="as-char" svg:width="0.953cm" svg:height="0.953cm" draw:z-index="0"><draw:image xlink:href="Pictures/1000000000000060000000608F0218445DEED260.png" xlink:type="simple" xlink:show="embed" xlink:actuate="onLoad" draw:mime-type="image/png"/><svg:title>User</svg:title></draw:frame></text:p>
      <text:p text:style-name="P9">import styles from "./About.module.css"; import { Link } from "react-router-dom"; const About = () =&gt; { return ( &lt;div className={styles.about}&gt; &lt;h2&gt; Sobre o Mini &lt;span&gt;Blog&lt;/span&gt; &lt;/h2&gt; &lt;p&gt; Este projeto consiste em um blog feito com React no front-end e Firebase no back-end. &lt;/p&gt; &lt;Link to="/posts/create" className="btn"&gt; Criar post &lt;/Link&gt; &lt;/div&gt; ); }; export default About; </text:p>
      <text:p text:style-name="P10">ChatGPT</text:p>
      <text:p text:style-name="P34"><text:span text:style-name="Strong_20_Emphasis"><text:span text:style-name="T1">Relatório para o Componente de Página "About" em React</text:span></text:span></text:p>
      <text:p text:style-name="P34"><text:span text:style-name="Strong_20_Emphasis"><text:span text:style-name="T1">Introdução:</text:span></text:span><text:span text:style-name="T1"> O código fornecido define um componente chamado "About", que é uma página em uma aplicação React. O objetivo dessa página é fornecer informações sobre o projeto "Mini Blog". O componente utiliza estilos CSS para sua formatação e inclui um link para criar um novo post.</text:span></text:p>
      <text:p text:style-name="P34"><text:span text:style-name="Strong_20_Emphasis"><text:span text:style-name="T1">Métodos:</text:span></text:span><text:span text:style-name="T1"> O componente "About" não possui métodos específicos, uma vez que é uma representação estática de informações sobre o projeto.</text:span></text:p>
      <text:p text:style-name="P34"><text:span text:style-name="Strong_20_Emphasis"><text:span text:style-name="T1">Resultados:</text:span></text:span><text:span text:style-name="T1"> O resultado deste código é uma página "About" que fornece informações básicas sobre o projeto "Mini Blog" e inclui um link para criar um novo post. Essa página é renderizada com base no React e estilizada com classes CSS definidas no módulo de estilo "About.module.css".</text:span></text:p>
      <text:p text:style-name="P34"><text:span text:style-name="Strong_20_Emphasis"><text:span text:style-name="T1">Conclusão:</text:span></text:span><text:span text:style-name="T1"> Este componente desempenha o papel de uma página informativa dentro da aplicação "Mini Blog". Ele fornece uma visão geral do projeto e incentiva os usuários a criar novos posts por meio de um link.</text:span></text:p>
      <text:p text:style-name="P34"><text:span text:style-name="Strong_20_Emphasis"><text:span text:style-name="T1">Análise:</text:span></text:span></text:p>
      <text:list text:style-name="L3">
        <text:list-item>
          <text:p text:style-name="P11">O componente utiliza o React para renderizar a interface do usuário.</text:p>
        </text:list-item>
        <text:list-item>
          <text:p text:style-name="P11">Os estilos são importados do módulo CSS "About.module.css" para formatar o conteúdo da página.</text:p>
        </text:list-item>
        <text:list-item>
          <text:p text:style-name="P11">O componente inclui um título ("Sobre o Mini Blog") e um parágrafo explicando a natureza do projeto.</text:p>
        </text:list-item>
        <text:list-item>
          <text:p text:style-name="P11">Um link com a classe "btn" é fornecido para redirecionar os usuários para a página de criação de post quando clicado.</text:p>
        </text:list-item>
        <text:list-item>
          <text:p text:style-name="P12"><text:soft-page-break/>O componente é uma parte importante da navegação e usabilidade da aplicação, pois fornece informações contextuais aos usuários e os incentiva a tomar ação.</text:p>
        </text:list-item>
      </text:list>
      <text:p text:style-name="P9"><draw:frame draw:style-name="fr1" draw:name="Imagem2" text:anchor-type="as-char" svg:width="0.953cm" svg:height="0.953cm" draw:z-index="1"><draw:image xlink:href="Pictures/1000000000000060000000608F0218445DEED260.png" xlink:type="simple" xlink:show="embed" xlink:actuate="onLoad" draw:mime-type="image/png"/><svg:title>User</svg:title></draw:frame></text:p>
      <text:p text:style-name="P9">.about { text-align: center; display: flex; flex-direction: column; align-items: center; } .about p { color: #aaa; margin-bottom: 2em; } .about a { display: block; margin-top: 15px; padding: 10px 15px; } </text:p>
      <text:p text:style-name="P10">ChatGPT</text:p>
      <text:p text:style-name="P34"><text:span text:style-name="Strong_20_Emphasis"><text:span text:style-name="T1">Análise dos Estilos CSS para o Componente "About" em React</text:span></text:span></text:p>
      <text:p text:style-name="P13">Aqui está uma análise dos estilos CSS fornecidos para o componente "About" em React:</text:p>
      <text:list text:style-name="L4">
        <text:list-item>
          <text:p text:style-name="P38"><text:span text:style-name="Source_20_Text"><text:span text:style-name="T1">.about</text:span></text:span><text:span text:style-name="T1">: Esta classe é aplicada ao contêiner principal da página "About". Os estilos associados a ela incluem:</text:span></text:p>
          <text:list>
            <text:list-item>
              <text:p text:style-name="P39"><text:span text:style-name="Source_20_Text"><text:span text:style-name="T1">text-align: center</text:span></text:span><text:span text:style-name="T1">: Isso centraliza o conteúdo de texto no contêiner horizontalmente.</text:span></text:p>
            </text:list-item>
            <text:list-item>
              <text:p text:style-name="P39"><text:span text:style-name="Source_20_Text"><text:span text:style-name="T1">display: flex</text:span></text:span><text:span text:style-name="T1">: Torna o contêiner um contêiner flexível para alinhar seus filhos verticalmente.</text:span></text:p>
            </text:list-item>
            <text:list-item>
              <text:p text:style-name="P39"><text:span text:style-name="Source_20_Text"><text:span text:style-name="T1">flex-direction: column</text:span></text:span><text:span text:style-name="T1">: Define a direção dos elementos filhos como uma coluna, tornando-os empilhados verticalmente.</text:span></text:p>
            </text:list-item>
            <text:list-item>
              <text:p text:style-name="P39"><text:span text:style-name="Source_20_Text"><text:span text:style-name="T1">align-items: center</text:span></text:span><text:span text:style-name="T1">: Centraliza os elementos filhos verticalmente no contêiner.</text:span></text:p>
            </text:list-item>
          </text:list>
        </text:list-item>
        <text:list-item>
          <text:p text:style-name="P38"><text:span text:style-name="Source_20_Text"><text:span text:style-name="T1">.about p</text:span></text:span><text:span text:style-name="T1">: Esta classe é aplicada aos parágrafos dentro do contêiner "About". Os estilos associados a ela incluem:</text:span></text:p>
          <text:list>
            <text:list-item>
              <text:p text:style-name="P39"><text:span text:style-name="Source_20_Text"><text:span text:style-name="T1">color: #aaa</text:span></text:span><text:span text:style-name="T1">: Define a cor do texto dos parágrafos como cinza claro (#aaa).</text:span></text:p>
            </text:list-item>
            <text:list-item>
              <text:p text:style-name="P39"><text:span text:style-name="Source_20_Text"><text:span text:style-name="T1">margin-bottom: 2em</text:span></text:span><text:span text:style-name="T1">: Adiciona uma margem na parte inferior dos parágrafos para separá-los dos outros elementos.</text:span></text:p>
            </text:list-item>
          </text:list>
        </text:list-item>
        <text:list-item>
          <text:p text:style-name="P38"><text:span text:style-name="Source_20_Text"><text:span text:style-name="T1">.about a</text:span></text:span><text:span text:style-name="T1">: Esta classe é aplicada aos links âncora dentro do contêiner "About". Os estilos associados a ela incluem:</text:span></text:p>
          <text:list>
            <text:list-item>
              <text:p text:style-name="P39"><text:span text:style-name="Source_20_Text"><text:span text:style-name="T1">display: block</text:span></text:span><text:span text:style-name="T1">: Isso faz com que os links ocupem todo o espaço horizontal disponível, tornando-os blocos.</text:span></text:p>
            </text:list-item>
            <text:list-item>
              <text:p text:style-name="P39"><text:span text:style-name="Source_20_Text"><text:span text:style-name="T1">margin-top: 15px</text:span></text:span><text:span text:style-name="T1">: Adiciona uma margem na parte superior dos links, separando-os do parágrafo anterior.</text:span></text:p>
            </text:list-item>
            <text:list-item>
              <text:p text:style-name="P38"><text:span text:style-name="Source_20_Text"><text:span text:style-name="T1">padding: 10px 15px</text:span></text:span><text:span text:style-name="T1">: Define o preenchimento interno dos links, criando um espaço clicável ao redor do texto do link.</text:span></text:p>
            </text:list-item>
          </text:list>
        </text:list-item>
      </text:list>
      <text:p text:style-name="P13"><text:soft-page-break/>No geral, esses estilos criam um layout centralizado e esteticamente agradável para a página "About" da aplicação "Mini Blog". Os parágrafos têm um estilo de texto cinza claro e os links são formatados para serem botões clicáveis bem visíveis. A combinação desses estilos proporciona uma experiência de usuário agradável para os visitantes da página "About".</text:p>
      <text:p text:style-name="P9"><draw:frame draw:style-name="fr1" draw:name="Imagem3" text:anchor-type="as-char" svg:width="0.953cm" svg:height="0.953cm" draw:z-index="2"><draw:image xlink:href="Pictures/1000000000000060000000608F0218445DEED260.png" xlink:type="simple" xlink:show="embed" xlink:actuate="onLoad" draw:mime-type="image/png"/><svg:title>User</svg:title></draw:frame></text:p>
      <text:p text:style-name="P9">import styles from "./CreatePost.module.css"; import { useState } from "react"; import { useInsertDocument } from "../../hooks/useInsertDocument"; import { useNavigate } from "react-router-dom"; import { useAuthValue } from "../../contexts/AuthContext"; const CreatePost = () =&gt; { const [title, setTitle] = useState(""); const [image, setImage] = useState(""); const [body, setBody] = useState(""); const [tags, setTags] = useState([]); const [formError, setFormError] = useState(""); const { user } = useAuthValue(); const navigate = useNavigate(); const { insertDocument, response } = useInsertDocument("posts"); const handleSubmit = (e) =&gt; { e.preventDefault(); setFormError(""); // validate image try { new URL(image); } catch (error) { setFormError("A imagem precisa ser uma URL."); } // create tags array const tagsArray = tags.split(",").map((tag) =&gt; tag.trim().toLowerCase()); // check values if (!title || !image || !tags || !body) { setFormError("Por favor, preencha todos os campos!"); } console.log(tagsArray); console.log({ title, image, body, tags: tagsArray, uid: user.uid, createdBy: user.displayName, }); if(formError) return insertDocument({ title, image, body, tags: tagsArray, uid: user.uid, createdBy: user.displayName, }); // redirect to home page navigate("/"); }; return ( &lt;div className={styles.create_post}&gt; &lt;h2&gt;Criar post&lt;/h2&gt; &lt;p&gt;Escreva sobre o que quiser e compartilhe o seu conhecimento!&lt;/p&gt; &lt;form onSubmit={handleSubmit}&gt; &lt;label&gt; &lt;span&gt;Título:&lt;/span&gt; &lt;input type="text" name="text" required placeholder="Pense num bom título..." onChange={(e) =&gt; setTitle(e.target.value)} value={title} /&gt; &lt;/label&gt; &lt;label&gt; &lt;span&gt;URL da imagem:&lt;/span&gt; &lt;input type="text" name="image" required placeholder="Insira uma imagem que representa seu post" onChange={(e) =&gt; setImage(e.target.value)} value={image} /&gt; &lt;/label&gt; &lt;label&gt; &lt;span&gt;Conteúdo:&lt;/span&gt; &lt;textarea name="body" required placeholder="Insira o conteúdo do post" onChange={(e) =&gt; setBody(e.target.value)} value={body} &gt;&lt;/textarea&gt; &lt;/label&gt; &lt;label&gt; &lt;span&gt;Tags:&lt;/span&gt; &lt;input type="text" name="tags" required placeholder="Insira as tags separadas por vírgula" onChange={(e) =&gt; setTags(e.target.value)} value={tags} /&gt; &lt;/label&gt; {!response.loading &amp;&amp; &lt;button className="btn"&gt;Criar post!&lt;/button&gt;} {response.loading &amp;&amp; ( &lt;button className="btn" disabled&gt; Aguarde.. . &lt;/button&gt; )} {(response.error || formError) &amp;&amp; ( &lt;p className="error"&gt;{response.error || formError}&lt;/p&gt; )} &lt;/form&gt; &lt;/div&gt; ); }; export default CreatePost; </text:p>
      <text:p text:style-name="P10">ChatGPT</text:p>
      <text:p text:style-name="P34"><text:span text:style-name="Strong_20_Emphasis"><text:span text:style-name="T1">Relatório para o Componente de Página "CreatePost" em React</text:span></text:span></text:p>
      <text:p text:style-name="P34"><text:soft-page-break/><text:span text:style-name="Strong_20_Emphasis"><text:span text:style-name="T1">Introdução:</text:span></text:span><text:span text:style-name="T1"> O código fornecido define um componente de página chamado "CreatePost", que é usado para criar um novo post na aplicação "Mini Blog". Este componente é construído com React e é responsável por coletar informações do usuário, como título, imagem, conteúdo e tags para criar um novo post. Além disso, ele lida com a validação dos campos e o processo de inserção do post no Firebase Firestore.</text:span></text:p>
      <text:p text:style-name="P34"><text:span text:style-name="Strong_20_Emphasis"><text:span text:style-name="T1">Métodos:</text:span></text:span></text:p>
      <text:list text:style-name="L5">
        <text:list-item>
          <text:p text:style-name="P40"><text:span text:style-name="Strong_20_Emphasis"><text:span text:style-name="Source_20_Text"><text:span text:style-name="T1">useState</text:span></text:span></text:span><text:span text:style-name="T1">: Este hook do React é usado para gerenciar os estados dos campos de entrada, como </text:span><text:span text:style-name="Source_20_Text"><text:span text:style-name="T1">title</text:span></text:span><text:span text:style-name="T1">, </text:span><text:span text:style-name="Source_20_Text"><text:span text:style-name="T1">image</text:span></text:span><text:span text:style-name="T1">, </text:span><text:span text:style-name="Source_20_Text"><text:span text:style-name="T1">body</text:span></text:span><text:span text:style-name="T1">, </text:span><text:span text:style-name="Source_20_Text"><text:span text:style-name="T1">tags</text:span></text:span><text:span text:style-name="T1"> e </text:span><text:span text:style-name="Source_20_Text"><text:span text:style-name="T1">formError</text:span></text:span><text:span text:style-name="T1">.</text:span></text:p>
        </text:list-item>
        <text:list-item>
          <text:p text:style-name="P40"><text:span text:style-name="Strong_20_Emphasis"><text:span text:style-name="Source_20_Text"><text:span text:style-name="T1">useAuthValue</text:span></text:span></text:span><text:span text:style-name="T1">: Este é um hook personalizado que fornece informações sobre a autenticação do usuário. É usado para obter o usuário atual que está criando o post.</text:span></text:p>
        </text:list-item>
        <text:list-item>
          <text:p text:style-name="P40"><text:span text:style-name="Strong_20_Emphasis"><text:span text:style-name="Source_20_Text"><text:span text:style-name="T1">useNavigate</text:span></text:span></text:span><text:span text:style-name="T1">: É usado para obter a função de navegação, que permite redirecionar o usuário para a página inicial após a criação do post.</text:span></text:p>
        </text:list-item>
        <text:list-item>
          <text:p text:style-name="P40"><text:span text:style-name="Strong_20_Emphasis"><text:span text:style-name="Source_20_Text"><text:span text:style-name="T1">useInsertDocument</text:span></text:span></text:span><text:span text:style-name="T1">: Este é um hook personalizado que lida com a inserção de documentos no Firestore. É usado para inserir o novo post na coleção "posts".</text:span></text:p>
        </text:list-item>
        <text:list-item>
          <text:p text:style-name="P40"><text:span text:style-name="Strong_20_Emphasis"><text:span text:style-name="Source_20_Text"><text:span text:style-name="T1">handleSubmit</text:span></text:span></text:span><text:span text:style-name="T1">: Esta função é chamada quando o formulário é submetido. Ela realiza as seguintes ações:</text:span></text:p>
          <text:list>
            <text:list-item>
              <text:p text:style-name="P14">Valida se a URL da imagem é válida.</text:p>
            </text:list-item>
            <text:list-item>
              <text:p text:style-name="P14">Cria uma matriz de tags a partir da entrada do usuário.</text:p>
            </text:list-item>
            <text:list-item>
              <text:p text:style-name="P14">Verifica se todos os campos obrigatórios estão preenchidos.</text:p>
            </text:list-item>
            <text:list-item>
              <text:p text:style-name="P41"><text:span text:style-name="T1">Se houver algum erro de validação, define o estado </text:span><text:span text:style-name="Source_20_Text"><text:span text:style-name="T1">formError</text:span></text:span><text:span text:style-name="T1">.</text:span></text:p>
            </text:list-item>
            <text:list-item>
              <text:p text:style-name="P40"><text:span text:style-name="T1">Caso contrário, chama a função </text:span><text:span text:style-name="Source_20_Text"><text:span text:style-name="T1">insertDocument</text:span></text:span><text:span text:style-name="T1"> para inserir o novo post no Firestore e redireciona o usuário para a página inicial.</text:span></text:p>
            </text:list-item>
          </text:list>
        </text:list-item>
      </text:list>
      <text:p text:style-name="P34"><text:span text:style-name="Strong_20_Emphasis"><text:span text:style-name="T1">Resultados:</text:span></text:span><text:span text:style-name="T1"> O resultado deste código é um componente de página "CreatePost" que permite aos usuários criar novos posts. Ele coleta informações do usuário, realiza validações e lida com a inserção dos posts no banco de dados Firestore.</text:span></text:p>
      <text:p text:style-name="P34"><text:span text:style-name="Strong_20_Emphasis"><text:span text:style-name="T1">Conclusão:</text:span></text:span><text:span text:style-name="T1"> Este componente é uma parte importante da funcionalidade de criação de posts na aplicação "Mini Blog". Ele fornece uma interface de usuário amigável para que os usuários possam criar conteúdo facilmente. Além disso, lida com a validação de entradas e a inserção de dados no Firestore.</text:span></text:p>
      <text:p text:style-name="P34"><text:span text:style-name="Strong_20_Emphasis"><text:span text:style-name="T1">Análise:</text:span></text:span></text:p>
      <text:list text:style-name="L6">
        <text:list-item>
          <text:p text:style-name="P15">O componente utiliza o React para renderizar a interface do usuário.</text:p>
        </text:list-item>
        <text:list-item>
          <text:p text:style-name="P15">Os campos de entrada, como título, imagem, conteúdo e tags, são controlados por estados do React.</text:p>
        </text:list-item>
        <text:list-item>
          <text:p text:style-name="P42"><text:soft-page-break/><text:span text:style-name="T1">A função </text:span><text:span text:style-name="Source_20_Text"><text:span text:style-name="T1">handleSubmit</text:span></text:span><text:span text:style-name="T1"> realiza a lógica de validação e inserção de posts no banco de dados Firestore.</text:span></text:p>
        </text:list-item>
        <text:list-item>
          <text:p text:style-name="P15">O botão "Criar post" está condicionalmente habilitado ou desabilitado com base no estado de carregamento.</text:p>
        </text:list-item>
        <text:list-item>
          <text:p text:style-name="P15">Erros de validação são exibidos na interface do usuário para fornecer feedback ao usuário.</text:p>
        </text:list-item>
        <text:list-item>
          <text:p text:style-name="P16">O componente desempenha um papel fundamental na funcionalidade de criação de conteúdo na aplicação "Mini Blog".</text:p>
        </text:list-item>
      </text:list>
      <text:p text:style-name="P9"><draw:frame draw:style-name="fr1" draw:name="Imagem4" text:anchor-type="as-char" svg:width="0.953cm" svg:height="0.953cm" draw:z-index="3"><draw:image xlink:href="Pictures/1000000000000060000000608F0218445DEED260.png" xlink:type="simple" xlink:show="embed" xlink:actuate="onLoad" draw:mime-type="image/png"/><svg:title>User</svg:title></draw:frame></text:p>
      <text:p text:style-name="P9">.create_post { text-align: center; } .create_post h2 { font-size: 2.2em; } .create_post p { color: #aaa; margin-bottom: 2em; } </text:p>
      <text:p text:style-name="P10">ChatGPT</text:p>
      <text:p text:style-name="P34"><text:span text:style-name="Strong_20_Emphasis"><text:span text:style-name="T1">Análise dos Estilos CSS para o Componente "CreatePost" em React</text:span></text:span></text:p>
      <text:p text:style-name="P13">Aqui está uma análise dos estilos CSS fornecidos para o componente "CreatePost" em React:</text:p>
      <text:list text:style-name="L7">
        <text:list-item>
          <text:p text:style-name="P43"><text:span text:style-name="Source_20_Text"><text:span text:style-name="T1">.create_post</text:span></text:span><text:span text:style-name="T1">: Esta classe é aplicada ao contêiner principal do componente "CreatePost". Os estilos associados a ela incluem:</text:span></text:p>
          <text:list>
            <text:list-item>
              <text:p text:style-name="P44"><text:span text:style-name="Source_20_Text"><text:span text:style-name="T1">text-align: center</text:span></text:span><text:span text:style-name="T1">: Centraliza o conteúdo do contêiner horizontalmente.</text:span></text:p>
            </text:list-item>
          </text:list>
        </text:list-item>
        <text:list-item>
          <text:p text:style-name="P43"><text:span text:style-name="Source_20_Text"><text:span text:style-name="T1">.create_post h2</text:span></text:span><text:span text:style-name="T1">: Esta classe é aplicada ao título dentro do contêiner "CreatePost". Os estilos associados a ela incluem:</text:span></text:p>
          <text:list>
            <text:list-item>
              <text:p text:style-name="P44"><text:span text:style-name="Source_20_Text"><text:span text:style-name="T1">font-size: 2.2em</text:span></text:span><text:span text:style-name="T1">: Define o tamanho da fonte do título como 2.2 vezes o tamanho da fonte padrão.</text:span></text:p>
            </text:list-item>
          </text:list>
        </text:list-item>
        <text:list-item>
          <text:p text:style-name="P43"><text:span text:style-name="Source_20_Text"><text:span text:style-name="T1">.create_post p</text:span></text:span><text:span text:style-name="T1">: Esta classe é aplicada aos parágrafos dentro do contêiner "CreatePost". Os estilos associados a ela incluem:</text:span></text:p>
          <text:list>
            <text:list-item>
              <text:p text:style-name="P44"><text:span text:style-name="Source_20_Text"><text:span text:style-name="T1">color: #aaa</text:span></text:span><text:span text:style-name="T1">: Define a cor do texto dos parágrafos como cinza claro (#aaa).</text:span></text:p>
            </text:list-item>
            <text:list-item>
              <text:p text:style-name="P43"><text:span text:style-name="Source_20_Text"><text:span text:style-name="T1">margin-bottom: 2em</text:span></text:span><text:span text:style-name="T1">: Adiciona uma margem na parte inferior dos parágrafos para separá-los dos outros elementos.</text:span></text:p>
            </text:list-item>
          </text:list>
        </text:list-item>
      </text:list>
      <text:p text:style-name="P13">Esses estilos têm como objetivo criar uma interface de usuário esteticamente agradável para o componente "CreatePost". Eles centralizam o conteúdo, aumentam o tamanho do título e definem a cor do texto dos parágrafos. Essa formatação ajuda a melhorar a aparência e a usabilidade da página de criação de posts na aplicação "Mini Blog".</text:p>
      <text:p text:style-name="P9"><draw:frame draw:style-name="fr1" draw:name="Imagem5" text:anchor-type="as-char" svg:width="0.953cm" svg:height="0.953cm" draw:z-index="4"><draw:image xlink:href="Pictures/1000000000000060000000608F0218445DEED260.png" xlink:type="simple" xlink:show="embed" xlink:actuate="onLoad" draw:mime-type="image/png"/><svg:title>User</svg:title></draw:frame></text:p>
      <text:p text:style-name="P9">import styles from "./Dashboard.module.css"; import { Link } from "react-router-dom"; import { useAuthValue } from "../../contexts/AuthContext"; import { useFetchDocuments } from <text:soft-page-break/>"../../hooks/useFetchDocuments"; import { useDeleteDocument } from "../../hooks/useDeleteDocument"; const Dashboard = () =&gt; { const { user } = useAuthValue(); const uid = user.uid; const { documents: posts } = useFetchDocuments("posts", null, uid); const { deleteDocument } = useDeleteDocument("posts"); console.log(uid); console.log(posts); return ( &lt;div className={styles.dashboard}&gt; &lt;h2&gt;Dashboard&lt;/h2&gt; &lt;p&gt;Gerencie os seus posts&lt;/p&gt; {posts &amp;&amp; posts.length === 0 ? ( &lt;div className={styles.noposts}&gt; &lt;p&gt;Não foram encontrados posts&lt;/p&gt; &lt;Link to="/posts/create" className="btn"&gt; Criar primeiro post &lt;/Link&gt; &lt;/div&gt; ) : ( &lt;div className={styles.post_header}&gt; &lt;span&gt;Título&lt;/span&gt; &lt;span&gt;Ações&lt;/span&gt; &lt;/div&gt; )} {posts &amp;&amp; posts.map((post) =&gt; ( &lt;div className={styles.post_row} key={post.id}&gt; &lt;p&gt;{post.title}&lt;/p&gt; &lt;div className={styles.actions}&gt; &lt;Link to={`/posts/${post.id}`} className="btn btn-outline"&gt; Ver &lt;/Link&gt; &lt;Link to={`/posts/edit/${post.id}`} className="btn btn-outline"&gt; Editar &lt;/Link&gt; &lt;button onClick={() =&gt; deleteDocument(post.id)} className="btn btn-outline btn-danger" &gt; Excluir &lt;/button&gt; &lt;/div&gt; &lt;/div&gt; ))} &lt;/div&gt; ); }; export default Dashboard; </text:p>
      <text:p text:style-name="P10">ChatGPT</text:p>
      <text:p text:style-name="P34"><text:span text:style-name="Strong_20_Emphasis"><text:span text:style-name="T1">Relatório para o Componente de Página "Dashboard" em React</text:span></text:span></text:p>
      <text:p text:style-name="P34"><text:span text:style-name="Strong_20_Emphasis"><text:span text:style-name="T1">Introdução:</text:span></text:span><text:span text:style-name="T1"> O código fornecido define um componente de página chamado "Dashboard", que é usado para exibir e gerenciar os posts criados pelo usuário na aplicação "Mini Blog". Este componente é construído com React e se comunica com o Firebase Firestore para buscar, exibir e excluir os posts do usuário.</text:span></text:p>
      <text:p text:style-name="P34"><text:span text:style-name="Strong_20_Emphasis"><text:span text:style-name="T1">Métodos:</text:span></text:span></text:p>
      <text:list text:style-name="L8">
        <text:list-item>
          <text:p text:style-name="P45"><text:span text:style-name="Strong_20_Emphasis"><text:span text:style-name="Source_20_Text"><text:span text:style-name="T1">useAuthValue</text:span></text:span></text:span><text:span text:style-name="T1">: Este é um hook personalizado que fornece informações sobre a autenticação do usuário. É usado para obter o ID do usuário atual.</text:span></text:p>
        </text:list-item>
        <text:list-item>
          <text:p text:style-name="P45"><text:span text:style-name="Strong_20_Emphasis"><text:span text:style-name="Source_20_Text"><text:span text:style-name="T1">useFetchDocuments</text:span></text:span></text:span><text:span text:style-name="T1">: Este é um hook personalizado que busca documentos do Firestore com base em uma coleção, critério de pesquisa e ID de usuário. É usado para buscar os posts criados pelo usuário atual.</text:span></text:p>
        </text:list-item>
        <text:list-item>
          <text:p text:style-name="P45"><text:span text:style-name="Strong_20_Emphasis"><text:span text:style-name="Source_20_Text"><text:span text:style-name="T1">useDeleteDocument</text:span></text:span></text:span><text:span text:style-name="T1">: Este é um hook personalizado que lida com a exclusão de documentos do Firestore. É usado para excluir os posts.</text:span></text:p>
        </text:list-item>
      </text:list>
      <text:p text:style-name="P34"><text:span text:style-name="Strong_20_Emphasis"><text:span text:style-name="T1">Resultados:</text:span></text:span><text:span text:style-name="T1"> O resultado deste código é um componente de página "Dashboard" que exibe os posts criados pelo usuário. Ele fornece opções para visualizar, editar e excluir cada post. Além disso, se o usuário não tiver posts, é fornecida a opção de criar o primeiro post.</text:span></text:p>
      <text:p text:style-name="P34"><text:span text:style-name="Strong_20_Emphasis"><text:span text:style-name="T1">Conclusão:</text:span></text:span><text:span text:style-name="T1"> Este componente é uma parte crucial da funcionalidade de gerenciamento de posts na aplicação "Mini Blog". Ele fornece aos usuários uma interface de usuário para visualizar e gerenciar seus posts de forma eficaz.</text:span></text:p>
      <text:p text:style-name="P34"><text:soft-page-break/><text:span text:style-name="Strong_20_Emphasis"><text:span text:style-name="T1">Análise:</text:span></text:span></text:p>
      <text:list text:style-name="L9">
        <text:list-item>
          <text:p text:style-name="P17">O componente utiliza o React para renderizar a interface do usuário.</text:p>
        </text:list-item>
        <text:list-item>
          <text:p text:style-name="P46"><text:span text:style-name="T1">Os posts são buscados a partir do Firestore usando o hook </text:span><text:span text:style-name="Source_20_Text"><text:span text:style-name="T1">useFetchDocuments</text:span></text:span><text:span text:style-name="T1"> com a coleção "posts" e o ID do usuário atual.</text:span></text:p>
        </text:list-item>
        <text:list-item>
          <text:p text:style-name="P17">O componente inclui um título ("Dashboard") e uma breve descrição.</text:p>
        </text:list-item>
        <text:list-item>
          <text:p text:style-name="P17">Se o usuário não tiver nenhum post, é exibida uma mensagem indicando que nenhum post foi encontrado e um link para criar o primeiro post.</text:p>
        </text:list-item>
        <text:list-item>
          <text:p text:style-name="P17">Se houver posts, o componente exibe uma tabela com colunas para "Título" e "Ações" (Ver, Editar, Excluir).</text:p>
        </text:list-item>
        <text:list-item>
          <text:p text:style-name="P17">Os botões de ação permitem que o usuário visualize, edite ou exclua um post específico.</text:p>
        </text:list-item>
        <text:list-item>
          <text:p text:style-name="P46"><text:span text:style-name="T1">A exclusão de um post é gerenciada pelo hook </text:span><text:span text:style-name="Source_20_Text"><text:span text:style-name="T1">useDeleteDocument</text:span></text:span><text:span text:style-name="T1">.</text:span></text:p>
        </text:list-item>
        <text:list-item>
          <text:p text:style-name="P18">O componente desempenha um papel fundamental na gestão de conteúdo da aplicação e oferece uma experiência eficiente para os usuários.</text:p>
        </text:list-item>
      </text:list>
      <text:p text:style-name="P9"><draw:frame draw:style-name="fr1" draw:name="Imagem6" text:anchor-type="as-char" svg:width="0.953cm" svg:height="0.953cm" draw:z-index="5"><draw:image xlink:href="Pictures/1000000000000060000000608F0218445DEED260.png" xlink:type="simple" xlink:show="embed" xlink:actuate="onLoad" draw:mime-type="image/png"/><svg:title>User</svg:title></draw:frame></text:p>
      <text:p text:style-name="P9">.dashboard { text-align: center; display: flex; flex-direction: column; justify-content: center; align-items: center; } .dashboard h2 { font-size: 2.2em; margin-bottom: 0.5em; } .dashboard p { color: #aaa; margin-bottom: 1em; } .noposts { text-align: center; } .noposts p { margin-bottom: 1.5em; } .noposts a { padding: 10px 25px; } .post_header { display: flex; justify-content: space-between; font-weight: bold; border-bottom: 2px solid #ccc; width: 80%; padding: 10px; } .post_row { display: flex; justify-content: space-between; align-items: center; border-bottom: 1px solid #eee; width: 80%; padding: 10px; } .post_row p { color: #000; } .post_row button, .post_row a { margin: 0 5px; height: 30px; width: 100px; font-size: 0.7em; } </text:p>
      <text:p text:style-name="P10">ChatGPT</text:p>
      <text:p text:style-name="P34"><text:span text:style-name="Strong_20_Emphasis"><text:span text:style-name="T1">Análise dos Estilos CSS para o Componente "Dashboard" em React</text:span></text:span></text:p>
      <text:p text:style-name="P13">Aqui está uma análise dos estilos CSS fornecidos para o componente "Dashboard" em React:</text:p>
      <text:list text:style-name="L10">
        <text:list-item>
          <text:p text:style-name="P47"><text:span text:style-name="Source_20_Text"><text:span text:style-name="T1">.dashboard</text:span></text:span><text:span text:style-name="T1">: Esta classe é aplicada ao contêiner principal do componente "Dashboard". Os estilos associados a ela incluem:</text:span></text:p>
          <text:list>
            <text:list-item>
              <text:p text:style-name="P48"><text:span text:style-name="Source_20_Text"><text:span text:style-name="T1">text-align: center</text:span></text:span><text:span text:style-name="T1">: Centraliza o conteúdo do contêiner horizontalmente.</text:span></text:p>
            </text:list-item>
            <text:list-item>
              <text:p text:style-name="P48"><text:span text:style-name="Source_20_Text"><text:span text:style-name="T1">display: flex</text:span></text:span><text:span text:style-name="T1">: Ativa o modelo de layout flexbox para o contêiner.</text:span></text:p>
            </text:list-item>
            <text:list-item>
              <text:p text:style-name="P48"><text:span text:style-name="Source_20_Text"><text:span text:style-name="T1">flex-direction: column</text:span></text:span><text:span text:style-name="T1">: Define a direção de empilhamento dos elementos como coluna.</text:span></text:p>
            </text:list-item>
            <text:list-item>
              <text:p text:style-name="P48"><text:span text:style-name="Source_20_Text"><text:span text:style-name="T1">justify-content: center</text:span></text:span><text:span text:style-name="T1">: Centraliza o conteúdo verticalmente no contêiner.</text:span></text:p>
            </text:list-item>
            <text:list-item>
              <text:p text:style-name="P48"><text:span text:style-name="Source_20_Text"><text:span text:style-name="T1">align-items: center</text:span></text:span><text:span text:style-name="T1">: Centraliza o conteúdo horizontalmente no contêiner.</text:span></text:p>
            </text:list-item>
          </text:list>
        </text:list-item>
        <text:list-item>
          <text:p text:style-name="P47"><text:soft-page-break/><text:span text:style-name="Source_20_Text"><text:span text:style-name="T1">.dashboard h2</text:span></text:span><text:span text:style-name="T1">: Esta classe é aplicada ao título dentro do contêiner "Dashboard". Os estilos associados a ela incluem:</text:span></text:p>
          <text:list>
            <text:list-item>
              <text:p text:style-name="P48"><text:span text:style-name="Source_20_Text"><text:span text:style-name="T1">font-size: 2.2em</text:span></text:span><text:span text:style-name="T1">: Define o tamanho da fonte do título como 2.2 vezes o tamanho da fonte padrão.</text:span></text:p>
            </text:list-item>
            <text:list-item>
              <text:p text:style-name="P48"><text:span text:style-name="Source_20_Text"><text:span text:style-name="T1">margin-bottom: 0.5em</text:span></text:span><text:span text:style-name="T1">: Adiciona uma pequena margem na parte inferior do título.</text:span></text:p>
            </text:list-item>
          </text:list>
        </text:list-item>
        <text:list-item>
          <text:p text:style-name="P47"><text:span text:style-name="Source_20_Text"><text:span text:style-name="T1">.dashboard p</text:span></text:span><text:span text:style-name="T1">: Esta classe é aplicada a parágrafos dentro do contêiner "Dashboard". Os estilos associados a ela incluem:</text:span></text:p>
          <text:list>
            <text:list-item>
              <text:p text:style-name="P48"><text:span text:style-name="Source_20_Text"><text:span text:style-name="T1">color: #aaa</text:span></text:span><text:span text:style-name="T1">: Define a cor do texto dos parágrafos como cinza claro (#aaa).</text:span></text:p>
            </text:list-item>
            <text:list-item>
              <text:p text:style-name="P48"><text:span text:style-name="Source_20_Text"><text:span text:style-name="T1">margin-bottom: 1em</text:span></text:span><text:span text:style-name="T1">: Adiciona uma margem na parte inferior dos parágrafos para separá-los dos outros elementos.</text:span></text:p>
            </text:list-item>
          </text:list>
        </text:list-item>
        <text:list-item>
          <text:p text:style-name="P47"><text:span text:style-name="Source_20_Text"><text:span text:style-name="T1">.noposts</text:span></text:span><text:span text:style-name="T1">: Esta classe é aplicada a um contêiner especial quando nenhum post é encontrado. Os estilos associados a ela incluem:</text:span></text:p>
          <text:list>
            <text:list-item>
              <text:p text:style-name="P48"><text:span text:style-name="Source_20_Text"><text:span text:style-name="T1">text-align: center</text:span></text:span><text:span text:style-name="T1">: Centraliza o conteúdo do contêiner horizontalmente.</text:span></text:p>
            </text:list-item>
          </text:list>
        </text:list-item>
        <text:list-item>
          <text:p text:style-name="P47"><text:span text:style-name="Source_20_Text"><text:span text:style-name="T1">.noposts p</text:span></text:span><text:span text:style-name="T1">: Esta classe é aplicada a parágrafos dentro do contêiner "noposts". Os estilos associados a ela incluem:</text:span></text:p>
          <text:list>
            <text:list-item>
              <text:p text:style-name="P48"><text:span text:style-name="Source_20_Text"><text:span text:style-name="T1">margin-bottom: 1.5em</text:span></text:span><text:span text:style-name="T1">: Adiciona uma margem maior na parte inferior dos parágrafos para separá-los dos outros elementos.</text:span></text:p>
            </text:list-item>
          </text:list>
        </text:list-item>
        <text:list-item>
          <text:p text:style-name="P47"><text:span text:style-name="Source_20_Text"><text:span text:style-name="T1">.noposts a</text:span></text:span><text:span text:style-name="T1">: Esta classe é aplicada a links dentro do contêiner "noposts". Os estilos associados a ela incluem:</text:span></text:p>
          <text:list>
            <text:list-item>
              <text:p text:style-name="P48"><text:span text:style-name="Source_20_Text"><text:span text:style-name="T1">padding: 10px 25px</text:span></text:span><text:span text:style-name="T1">: Define um preenchimento para os links.</text:span></text:p>
            </text:list-item>
          </text:list>
        </text:list-item>
        <text:list-item>
          <text:p text:style-name="P47"><text:span text:style-name="Source_20_Text"><text:span text:style-name="T1">.post_header</text:span></text:span><text:span text:style-name="T1">: Esta classe é aplicada ao cabeçalho da tabela de posts. Os estilos associados a ela incluem:</text:span></text:p>
          <text:list>
            <text:list-item>
              <text:p text:style-name="P48"><text:span text:style-name="Source_20_Text"><text:span text:style-name="T1">display: flex</text:span></text:span><text:span text:style-name="T1">: Ativa o modelo de layout flexbox para o cabeçalho.</text:span></text:p>
            </text:list-item>
            <text:list-item>
              <text:p text:style-name="P48"><text:span text:style-name="Source_20_Text"><text:span text:style-name="T1">justify-content: space-between</text:span></text:span><text:span text:style-name="T1">: Espaça os elementos do cabeçalho para que fiquem separados na horizontal.</text:span></text:p>
            </text:list-item>
            <text:list-item>
              <text:p text:style-name="P48"><text:span text:style-name="Source_20_Text"><text:span text:style-name="T1">font-weight: bold</text:span></text:span><text:span text:style-name="T1">: Define a espessura da fonte como negrito.</text:span></text:p>
            </text:list-item>
            <text:list-item>
              <text:p text:style-name="P48"><text:span text:style-name="Source_20_Text"><text:span text:style-name="T1">border-bottom: 2px solid #ccc</text:span></text:span><text:span text:style-name="T1">: Adiciona uma borda na parte inferior do cabeçalho.</text:span></text:p>
            </text:list-item>
            <text:list-item>
              <text:p text:style-name="P48"><text:span text:style-name="Source_20_Text"><text:span text:style-name="T1">width: 80%</text:span></text:span><text:span text:style-name="T1">: Define a largura do cabeçalho como 80%.</text:span></text:p>
            </text:list-item>
            <text:list-item>
              <text:p text:style-name="P48"><text:span text:style-name="Source_20_Text"><text:span text:style-name="T1">padding: 10px</text:span></text:span><text:span text:style-name="T1">: Adiciona um preenchimento interno ao cabeçalho.</text:span></text:p>
            </text:list-item>
          </text:list>
        </text:list-item>
        <text:list-item>
          <text:p text:style-name="P47"><text:span text:style-name="Source_20_Text"><text:span text:style-name="T1">.post_row</text:span></text:span><text:span text:style-name="T1">: Esta classe é aplicada a cada linha de post na tabela. Os estilos associados a ela incluem:</text:span></text:p>
          <text:list>
            <text:list-item>
              <text:p text:style-name="P48"><text:soft-page-break/><text:span text:style-name="Source_20_Text"><text:span text:style-name="T1">display: flex</text:span></text:span><text:span text:style-name="T1">: Ativa o modelo de layout flexbox para a linha.</text:span></text:p>
            </text:list-item>
            <text:list-item>
              <text:p text:style-name="P48"><text:span text:style-name="Source_20_Text"><text:span text:style-name="T1">justify-content: space-between</text:span></text:span><text:span text:style-name="T1">: Espaça os elementos da linha na horizontal.</text:span></text:p>
            </text:list-item>
            <text:list-item>
              <text:p text:style-name="P48"><text:span text:style-name="Source_20_Text"><text:span text:style-name="T1">align-items: center</text:span></text:span><text:span text:style-name="T1">: Centraliza os elementos verticalmente na linha.</text:span></text:p>
            </text:list-item>
            <text:list-item>
              <text:p text:style-name="P48"><text:span text:style-name="Source_20_Text"><text:span text:style-name="T1">border-bottom: 1px solid #eee</text:span></text:span><text:span text:style-name="T1">: Adiciona uma borda na parte inferior de cada linha.</text:span></text:p>
            </text:list-item>
            <text:list-item>
              <text:p text:style-name="P48"><text:span text:style-name="Source_20_Text"><text:span text:style-name="T1">width: 80%</text:span></text:span><text:span text:style-name="T1">: Define a largura da linha como 80%.</text:span></text:p>
            </text:list-item>
            <text:list-item>
              <text:p text:style-name="P48"><text:span text:style-name="Source_20_Text"><text:span text:style-name="T1">padding: 10px</text:span></text:span><text:span text:style-name="T1">: Adiciona um preenchimento interno à linha.</text:span></text:p>
            </text:list-item>
          </text:list>
        </text:list-item>
        <text:list-item>
          <text:p text:style-name="P47"><text:span text:style-name="Source_20_Text"><text:span text:style-name="T1">.post_row p</text:span></text:span><text:span text:style-name="T1">: Esta classe é aplicada aos parágrafos dentro de cada linha. Os estilos associados a ela incluem:</text:span></text:p>
          <text:list>
            <text:list-item>
              <text:p text:style-name="P48"><text:span text:style-name="Source_20_Text"><text:span text:style-name="T1">color: #000</text:span></text:span><text:span text:style-name="T1">: Define a cor do texto dos parágrafos como preto (#000).</text:span></text:p>
            </text:list-item>
          </text:list>
        </text:list-item>
        <text:list-item>
          <text:p text:style-name="P47"><text:span text:style-name="Source_20_Text"><text:span text:style-name="T1">.post_row button</text:span></text:span><text:span text:style-name="T1"> e </text:span><text:span text:style-name="Source_20_Text"><text:span text:style-name="T1">.post_row a</text:span></text:span><text:span text:style-name="T1">: Essas classes são aplicadas a botões e links dentro de cada linha. Os estilos associados a elas incluem:</text:span></text:p>
        </text:list-item>
      </text:list>
      <text:list text:style-name="L11">
        <text:list-item>
          <text:p text:style-name="P49"><text:span text:style-name="Source_20_Text"><text:span text:style-name="T1">margin: 0 5px</text:span></text:span><text:span text:style-name="T1">: Adiciona uma margem de 5px nas laterais dos botões e links.</text:span></text:p>
        </text:list-item>
        <text:list-item>
          <text:p text:style-name="P49"><text:span text:style-name="Source_20_Text"><text:span text:style-name="T1">height: 30px</text:span></text:span><text:span text:style-name="T1">: Define a altura dos botões e links como 30px.</text:span></text:p>
        </text:list-item>
        <text:list-item>
          <text:p text:style-name="P49"><text:span text:style-name="Source_20_Text"><text:span text:style-name="T1">width: 100px</text:span></text:span><text:span text:style-name="T1">: Define a largura dos botões e links como 100px.</text:span></text:p>
        </text:list-item>
        <text:list-item>
          <text:p text:style-name="P50"><text:span text:style-name="Source_20_Text"><text:span text:style-name="T1">font-size: 0.7em</text:span></text:span><text:span text:style-name="T1">: Define o tamanho da fonte dos botões e links como 0.7 vezes o tamanho da fonte padrão.</text:span></text:p>
        </text:list-item>
      </text:list>
      <text:p text:style-name="P13">Esses estilos têm como objetivo criar uma interface de usuário coesa e esteticamente agradável para o componente "Dashboard". Eles contribuem para a formatação dos elementos, tornando a visualização e gerenciamento de posts mais agradável para o usuário.</text:p>
      <text:p text:style-name="P9"><draw:frame draw:style-name="fr1" draw:name="Imagem7" text:anchor-type="as-char" svg:width="0.953cm" svg:height="0.953cm" draw:z-index="6"><draw:image xlink:href="Pictures/1000000000000060000000608F0218445DEED260.png" xlink:type="simple" xlink:show="embed" xlink:actuate="onLoad" draw:mime-type="image/png"/><svg:title>User</svg:title></draw:frame></text:p>
      <text:p text:style-name="P9">import styles from "./EditPost.module.css"; import { useState, useEffect } from "react"; import { useNavigate, useParams } from "react-router-dom"; import { useAuthValue } from "../../contexts/AuthContext"; import { useFetchDocument } from "../../hooks/useFetchDocument"; import { useUpdateDocument } from "../../hooks/useUpdateDocument"; const EditPost = () =&gt; { const { id } = useParams(); const { document: post } = useFetchDocument("posts", id); console.log(post); const [title, setTitle] = useState(""); const [image, setImage] = useState(""); const [body, setBody] = useState(""); const [tags, setTags] = useState([]); const [formError, setFormError] = useState(""); // fill form data useEffect(() =&gt; { if (post) { setTitle(post.title); setImage(post.image); setBody(post.body); const textTags = post.tags.join(", "); setTags(textTags); } }, [post]); const { user } = useAuthValue(); const navigate = useNavigate(); const { updateDocument, response } = useUpdateDocument("posts"); const handleSubmit = (e) =&gt; { e.preventDefault(); setFormError(""); // validate image try { new URL(image); } catch (error) { setFormError("A imagem precisa ser uma URL."); } // create tags array const tagsArray = <text:soft-page-break/>tags.split(",").map((tag) =&gt; tag.trim()); console.log(tagsArray); console.log({ title, image, body, tags: tagsArray, }); const data = { title, image, body, tags: tagsArray, }; console.log(post); updateDocument(id, data); // redirect to home page navigate("/dashboard"); }; return ( &lt;div className={styles.edit_post}&gt; {post &amp;&amp; ( &lt;&gt; &lt;h2&gt;Editando post: {post.title}&lt;/h2&gt; &lt;p&gt;Altere os dados do post como desejar&lt;/p&gt; &lt;form onSubmit={handleSubmit}&gt; &lt;label&gt; &lt;span&gt;Título:&lt;/span&gt; &lt;input type="text" name="text" required placeholder="Pense num bom título..." onChange={(e) =&gt; setTitle(e.target.value)} value={title} /&gt; &lt;/label&gt; &lt;label&gt; &lt;span&gt;URL da imagem:&lt;/span&gt; &lt;input type="text" name="image" required placeholder="Insira uma imagem que representa seu post" onChange={(e) =&gt; setImage(e.target.value)} value={image} /&gt; &lt;/label&gt; &lt;p className={styles.preview_title}&gt;Preview da imagem atual:&lt;/p&gt; &lt;img className={styles.image_preview} src={post.image} alt={post.title} /&gt; &lt;label&gt; &lt;span&gt;Conteúdo:&lt;/span&gt; &lt;textarea name="body" required placeholder="Insira o conteúdo do post" onChange={(e) =&gt; setBody(e.target.value)} value={body} &gt;&lt;/textarea&gt; &lt;/label&gt; &lt;label&gt; &lt;span&gt;Tags:&lt;/span&gt; &lt;input type="text" name="tags" required placeholder="Insira as tags separadas por vírgula" onChange={(e) =&gt; setTags(e.target.value)} value={tags} /&gt; &lt;/label&gt; {!response.loading &amp;&amp; &lt;button className="btn"&gt;Editar&lt;/button&gt;} {response.loading &amp;&amp; ( &lt;button className="btn" disabled&gt; Aguarde.. . &lt;/button&gt; )} {(response.error || formError) &amp;&amp; ( &lt;p className="error"&gt;{response.error || formError}&lt;/p&gt; )} &lt;/form&gt; &lt;/&gt; )} &lt;/div&gt; ); }; export default EditPost; </text:p>
      <text:p text:style-name="P10">ChatGPT</text:p>
      <text:p text:style-name="P34"><text:span text:style-name="Strong_20_Emphasis"><text:span text:style-name="T1">Análise dos Estilos CSS para o Componente "EditPost" em React</text:span></text:span></text:p>
      <text:p text:style-name="P13">Aqui está uma análise dos estilos CSS fornecidos para o componente "EditPost" em React:</text:p>
      <text:list text:style-name="L12">
        <text:list-item>
          <text:p text:style-name="P51"><text:span text:style-name="Source_20_Text"><text:span text:style-name="T1">.edit_post</text:span></text:span><text:span text:style-name="T1">: Esta classe é aplicada ao contêiner principal do componente "EditPost". Os estilos associados a ela incluem:</text:span></text:p>
          <text:list>
            <text:list-item>
              <text:p text:style-name="P52"><text:span text:style-name="Source_20_Text"><text:span text:style-name="T1">text-align: center</text:span></text:span><text:span text:style-name="T1">: Centraliza o conteúdo do contêiner horizontalmente.</text:span></text:p>
            </text:list-item>
          </text:list>
        </text:list-item>
        <text:list-item>
          <text:p text:style-name="P51"><text:span text:style-name="Source_20_Text"><text:span text:style-name="T1">.edit_post h2</text:span></text:span><text:span text:style-name="T1">: Esta classe é aplicada ao título dentro do contêiner "EditPost". Os estilos associados a ela incluem:</text:span></text:p>
          <text:list>
            <text:list-item>
              <text:p text:style-name="P52"><text:span text:style-name="Source_20_Text"><text:span text:style-name="T1">font-size: 2.2em</text:span></text:span><text:span text:style-name="T1">: Define o tamanho da fonte do título como 2.2 vezes o tamanho da fonte padrão.</text:span></text:p>
            </text:list-item>
          </text:list>
        </text:list-item>
        <text:list-item>
          <text:p text:style-name="P51"><text:span text:style-name="Source_20_Text"><text:span text:style-name="T1">.edit_post p</text:span></text:span><text:span text:style-name="T1">: Esta classe é aplicada a parágrafos dentro do contêiner "EditPost". Os estilos associados a ela incluem:</text:span></text:p>
          <text:list>
            <text:list-item>
              <text:p text:style-name="P52"><text:span text:style-name="Source_20_Text"><text:span text:style-name="T1">color: #aaa</text:span></text:span><text:span text:style-name="T1">: Define a cor do texto dos parágrafos como cinza claro (#aaa).</text:span></text:p>
            </text:list-item>
          </text:list>
        </text:list-item>
        <text:list-item>
          <text:p text:style-name="P51"><text:span text:style-name="Source_20_Text"><text:span text:style-name="T1">.edit_post label</text:span></text:span><text:span text:style-name="T1">: Esta classe é aplicada a rótulos de campos de entrada dentro do formulário. Os estilos associados a ela incluem:</text:span></text:p>
          <text:list>
            <text:list-item>
              <text:p text:style-name="P52"><text:soft-page-break/><text:span text:style-name="Source_20_Text"><text:span text:style-name="T1">span</text:span></text:span><text:span text:style-name="T1">: Define estilos específicos para os rótulos, que podem incluir espaçamento, tamanho de fonte ou cores.</text:span></text:p>
            </text:list-item>
          </text:list>
        </text:list-item>
        <text:list-item>
          <text:p text:style-name="P51"><text:span text:style-name="Source_20_Text"><text:span text:style-name="T1">.edit_post input</text:span></text:span><text:span text:style-name="T1">: Esta classe é aplicada a campos de entrada de texto dentro do formulário. Os estilos associados a ela incluem:</text:span></text:p>
          <text:list>
            <text:list-item>
              <text:p text:style-name="P52"><text:span text:style-name="Source_20_Text"><text:span text:style-name="T1">type: text</text:span></text:span><text:span text:style-name="T1">: Define o tipo de campo de entrada como texto.</text:span></text:p>
            </text:list-item>
            <text:list-item>
              <text:p text:style-name="P52"><text:span text:style-name="Source_20_Text"><text:span text:style-name="T1">required</text:span></text:span><text:span text:style-name="T1">: Indica que o campo é obrigatório.</text:span></text:p>
            </text:list-item>
            <text:list-item>
              <text:p text:style-name="P52"><text:span text:style-name="Source_20_Text"><text:span text:style-name="T1">placeholder</text:span></text:span><text:span text:style-name="T1">: Fornece um espaço reservado para o texto do campo.</text:span></text:p>
            </text:list-item>
            <text:list-item>
              <text:p text:style-name="P52"><text:span text:style-name="Source_20_Text"><text:span text:style-name="T1">onChange</text:span></text:span><text:span text:style-name="T1">: Define um manipulador de eventos para rastrear as mudanças no valor do campo.</text:span></text:p>
            </text:list-item>
            <text:list-item>
              <text:p text:style-name="P52"><text:span text:style-name="Source_20_Text"><text:span text:style-name="T1">value</text:span></text:span><text:span text:style-name="T1">: Define o valor do campo com base no estado do componente React.</text:span></text:p>
            </text:list-item>
          </text:list>
        </text:list-item>
        <text:list-item>
          <text:p text:style-name="P51"><text:span text:style-name="Source_20_Text"><text:span text:style-name="T1">.preview_title</text:span></text:span><text:span text:style-name="T1">: Esta classe é aplicada ao título "Preview da imagem atual" dentro do formulário. Os estilos associados a ela incluem:</text:span></text:p>
          <text:list>
            <text:list-item>
              <text:p text:style-name="P52"><text:span text:style-name="Source_20_Text"><text:span text:style-name="T1">p</text:span></text:span><text:span text:style-name="T1">: Define estilos específicos para o elemento </text:span><text:span text:style-name="Source_20_Text"><text:span text:style-name="T1">p</text:span></text:span><text:span text:style-name="T1">, como margem inferior.</text:span></text:p>
            </text:list-item>
          </text:list>
        </text:list-item>
        <text:list-item>
          <text:p text:style-name="P51"><text:span text:style-name="Source_20_Text"><text:span text:style-name="T1">.image_preview</text:span></text:span><text:span text:style-name="T1">: Esta classe é aplicada a uma imagem de visualização dentro do formulário. Os estilos associados a ela incluem:</text:span></text:p>
          <text:list>
            <text:list-item>
              <text:p text:style-name="P52"><text:span text:style-name="Source_20_Text"><text:span text:style-name="T1">src</text:span></text:span><text:span text:style-name="T1">: Define a fonte da imagem de visualização com base no valor do </text:span><text:span text:style-name="Source_20_Text"><text:span text:style-name="T1">post.image</text:span></text:span><text:span text:style-name="T1">.</text:span></text:p>
            </text:list-item>
            <text:list-item>
              <text:p text:style-name="P52"><text:span text:style-name="Source_20_Text"><text:span text:style-name="T1">alt</text:span></text:span><text:span text:style-name="T1">: Define o texto alternativo da imagem com base no </text:span><text:span text:style-name="Source_20_Text"><text:span text:style-name="T1">post.title</text:span></text:span><text:span text:style-name="T1">.</text:span></text:p>
            </text:list-item>
          </text:list>
        </text:list-item>
        <text:list-item>
          <text:p text:style-name="P51"><text:span text:style-name="Source_20_Text"><text:span text:style-name="T1">.edit_post textarea</text:span></text:span><text:span text:style-name="T1">: Esta classe é aplicada a campos de texto (área de texto) dentro do formulário. Os estilos associados a ela incluem:</text:span></text:p>
          <text:list>
            <text:list-item>
              <text:p text:style-name="P52"><text:span text:style-name="Source_20_Text"><text:span text:style-name="T1">type: textarea</text:span></text:span><text:span text:style-name="T1">: Define o tipo de campo de entrada como uma área de texto.</text:span></text:p>
            </text:list-item>
            <text:list-item>
              <text:p text:style-name="P52"><text:span text:style-name="Source_20_Text"><text:span text:style-name="T1">required</text:span></text:span><text:span text:style-name="T1">: Indica que o campo é obrigatório.</text:span></text:p>
            </text:list-item>
            <text:list-item>
              <text:p text:style-name="P52"><text:span text:style-name="Source_20_Text"><text:span text:style-name="T1">placeholder</text:span></text:span><text:span text:style-name="T1">: Fornece um espaço reservado para o texto da área de texto.</text:span></text:p>
            </text:list-item>
            <text:list-item>
              <text:p text:style-name="P52"><text:span text:style-name="Source_20_Text"><text:span text:style-name="T1">onChange</text:span></text:span><text:span text:style-name="T1">: Define um manipulador de eventos para rastrear as mudanças no valor da área de texto.</text:span></text:p>
            </text:list-item>
            <text:list-item>
              <text:p text:style-name="P52"><text:span text:style-name="Source_20_Text"><text:span text:style-name="T1">value</text:span></text:span><text:span text:style-name="T1">: Define o valor da área de texto com base no estado do componente React.</text:span></text:p>
            </text:list-item>
          </text:list>
        </text:list-item>
        <text:list-item>
          <text:p text:style-name="P51"><text:span text:style-name="Source_20_Text"><text:span text:style-name="T1">.edit_post button</text:span></text:span><text:span text:style-name="T1">: Esta classe é aplicada ao botão dentro do formulário. Os estilos associados a ela incluem:</text:span></text:p>
          <text:list>
            <text:list-item>
              <text:p text:style-name="P52"><text:span text:style-name="Source_20_Text"><text:span text:style-name="T1">className="btn"</text:span></text:span><text:span text:style-name="T1">: Indica que esta classe é usada para estilizar um botão semelhante a outros botões no aplicativo.</text:span></text:p>
            </text:list-item>
            <text:list-item>
              <text:p text:style-name="P52"><text:span text:style-name="Source_20_Text"><text:span text:style-name="T1">disabled</text:span></text:span><text:span text:style-name="T1">: Define o botão como desabilitado se </text:span><text:span text:style-name="Source_20_Text"><text:span text:style-name="T1">response.loading</text:span></text:span><text:span text:style-name="T1"> for verdadeiro (indicando que a ação está em andamento).</text:span></text:p>
            </text:list-item>
          </text:list>
        </text:list-item>
        <text:list-item>
          <text:p text:style-name="P51"><text:span text:style-name="Source_20_Text"><text:span text:style-name="T1">.error</text:span></text:span><text:span text:style-name="T1">: Esta classe é aplicada a parágrafos que exibem mensagens de erro no formulário. Os estilos associados a ela incluem:</text:span></text:p>
        </text:list-item>
      </text:list>
      <text:list text:style-name="L13">
        <text:list-item>
          <text:p text:style-name="P53"><text:soft-page-break/><text:span text:style-name="Source_20_Text"><text:span text:style-name="T1">color: #ff0000</text:span></text:span><text:span text:style-name="T1">: Define a cor do texto como vermelho (#ff0000).</text:span></text:p>
        </text:list-item>
      </text:list>
      <text:p text:style-name="P13">Esses estilos visam criar uma interface de edição para um post com elementos de formulário, mantendo um design centralizado e agradável esteticamente. Além disso, são fornecidas instruções visuais claras para o usuário ao editar um post.</text:p>
      <text:p text:style-name="P9"><draw:frame draw:style-name="fr1" draw:name="Imagem8" text:anchor-type="as-char" svg:width="0.953cm" svg:height="0.953cm" draw:z-index="7"><draw:image xlink:href="Pictures/1000000000000060000000608F0218445DEED260.png" xlink:type="simple" xlink:show="embed" xlink:actuate="onLoad" draw:mime-type="image/png"/><svg:title>User</svg:title></draw:frame></text:p>
      <text:p text:style-name="P9">.edit_post { text-align: center; } .edit_post h2 { font-size: 2.2em; } .edit_post p { color: #aaa; margin-bottom: 2em; } .edit_post .preview_title { margin-bottom: 0.2em; color: #000; font-weight: bold; } .image_preview { max-width: 100%; margin-bottom: 1em; } </text:p>
      <text:p text:style-name="P10">ChatGPT</text:p>
      <text:p text:style-name="P34"><text:span text:style-name="Strong_20_Emphasis"><text:span text:style-name="T1">Análise dos Estilos CSS Atualizados para o Componente "EditPost" em React</text:span></text:span></text:p>
      <text:p text:style-name="P13">Aqui está uma análise dos estilos CSS atualizados para o componente "EditPost" em React:</text:p>
      <text:list text:style-name="L14">
        <text:list-item>
          <text:p text:style-name="P54"><text:span text:style-name="Source_20_Text"><text:span text:style-name="T1">.edit_post</text:span></text:span><text:span text:style-name="T1">: Esta classe é aplicada ao contêiner principal do componente "EditPost". Os estilos associados a ela incluem:</text:span></text:p>
          <text:list>
            <text:list-item>
              <text:p text:style-name="P55"><text:span text:style-name="Source_20_Text"><text:span text:style-name="T1">text-align: center</text:span></text:span><text:span text:style-name="T1">: Centraliza o conteúdo do contêiner horizontalmente.</text:span></text:p>
            </text:list-item>
          </text:list>
        </text:list-item>
        <text:list-item>
          <text:p text:style-name="P54"><text:span text:style-name="Source_20_Text"><text:span text:style-name="T1">.edit_post h2</text:span></text:span><text:span text:style-name="T1">: Esta classe é aplicada ao título dentro do contêiner "EditPost". Os estilos associados a ela incluem:</text:span></text:p>
          <text:list>
            <text:list-item>
              <text:p text:style-name="P55"><text:span text:style-name="Source_20_Text"><text:span text:style-name="T1">font-size: 2.2em</text:span></text:span><text:span text:style-name="T1">: Define o tamanho da fonte do título como 2.2 vezes o tamanho da fonte padrão.</text:span></text:p>
            </text:list-item>
          </text:list>
        </text:list-item>
        <text:list-item>
          <text:p text:style-name="P54"><text:span text:style-name="Source_20_Text"><text:span text:style-name="T1">.edit_post p</text:span></text:span><text:span text:style-name="T1">: Esta classe é aplicada a parágrafos dentro do contêiner "EditPost". Os estilos associados a ela incluem:</text:span></text:p>
          <text:list>
            <text:list-item>
              <text:p text:style-name="P55"><text:span text:style-name="Source_20_Text"><text:span text:style-name="T1">color: #aaa</text:span></text:span><text:span text:style-name="T1">: Define a cor do texto dos parágrafos como cinza claro (#aaa).</text:span></text:p>
            </text:list-item>
            <text:list-item>
              <text:p text:style-name="P55"><text:span text:style-name="Source_20_Text"><text:span text:style-name="T1">margin-bottom: 2em</text:span></text:span><text:span text:style-name="T1">: Adiciona uma margem inferior de 2em aos parágrafos.</text:span></text:p>
            </text:list-item>
          </text:list>
        </text:list-item>
        <text:list-item>
          <text:p text:style-name="P54"><text:span text:style-name="Source_20_Text"><text:span text:style-name="T1">.preview_title</text:span></text:span><text:span text:style-name="T1">: Esta classe é aplicada ao título "Preview da imagem atual" dentro do formulário. Os estilos associados a ela incluem:</text:span></text:p>
          <text:list>
            <text:list-item>
              <text:p text:style-name="P55"><text:span text:style-name="Source_20_Text"><text:span text:style-name="T1">margin-bottom: 0.2em</text:span></text:span><text:span text:style-name="T1">: Adiciona uma pequena margem inferior de 0.2em ao título.</text:span></text:p>
            </text:list-item>
            <text:list-item>
              <text:p text:style-name="P55"><text:span text:style-name="Source_20_Text"><text:span text:style-name="T1">color: #000</text:span></text:span><text:span text:style-name="T1">: Define a cor do texto do título como preto (#000).</text:span></text:p>
            </text:list-item>
            <text:list-item>
              <text:p text:style-name="P55"><text:span text:style-name="Source_20_Text"><text:span text:style-name="T1">font-weight: bold</text:span></text:span><text:span text:style-name="T1">: Define o peso da fonte como negrito.</text:span></text:p>
            </text:list-item>
          </text:list>
        </text:list-item>
        <text:list-item>
          <text:p text:style-name="P54"><text:span text:style-name="Source_20_Text"><text:span text:style-name="T1">.image_preview</text:span></text:span><text:span text:style-name="T1">: Esta classe é aplicada a uma imagem de visualização dentro do formulário. Os estilos associados a ela incluem:</text:span></text:p>
          <text:list>
            <text:list-item>
              <text:p text:style-name="P55"><text:soft-page-break/><text:span text:style-name="Source_20_Text"><text:span text:style-name="T1">max-width: 100%</text:span></text:span><text:span text:style-name="T1">: Define a largura máxima da imagem como 100% do contêiner pai, garantindo que a imagem não se estenda além de seu contêiner.</text:span></text:p>
            </text:list-item>
            <text:list-item>
              <text:p text:style-name="P54"><text:span text:style-name="Source_20_Text"><text:span text:style-name="T1">margin-bottom: 1em</text:span></text:span><text:span text:style-name="T1">: Adiciona uma margem inferior de 1em à imagem.</text:span></text:p>
            </text:list-item>
          </text:list>
        </text:list-item>
      </text:list>
      <text:p text:style-name="P13">Essas atualizações de estilo ajudam a melhorar a apresentação do componente "EditPost", centralizando o conteúdo, ajustando as margens e fornecendo um estilo visual mais claro e agradável. As alterações também garantem que o título "Preview da imagem atual" seja mais visível e estilizado com negrito.</text:p>
      <text:p text:style-name="P9"><draw:frame draw:style-name="fr1" draw:name="Imagem9" text:anchor-type="as-char" svg:width="0.953cm" svg:height="0.953cm" draw:z-index="8"><draw:image xlink:href="Pictures/1000000000000060000000608F0218445DEED260.png" xlink:type="simple" xlink:show="embed" xlink:actuate="onLoad" draw:mime-type="image/png"/><svg:title>User</svg:title></draw:frame></text:p>
      <text:p text:style-name="P9">// CSS import styles from "./Home.module.css"; // hooks import { useFetchDocuments } from "../../hooks/useFetchDocuments"; import { useNavigate, Link } from "react-router-dom"; // react import { useState } from "react"; // components import PostDetail from "../../components/PostDetail"; const Home = () =&gt; { const { documents: posts, loading } = useFetchDocuments("posts"); const navigate = useNavigate(); const [query, setQuery] = useState(""); const handleSubmit = (e) =&gt; { e.preventDefault(); if (query) { return navigate(`/search?q=${query}`); } }; console.log(loading); return ( &lt;div className={styles.home}&gt; &lt;h1&gt;Veja os nossos posts mais recentes&lt;/h1&gt; &lt;form className={styles.search_form} onSubmit={handleSubmit}&gt; &lt;input type="text" placeholder="Ou busque por tags..." onChange={(e) =&gt; setQuery(e.target.value)} /&gt; &lt;button className="btn btn-dark"&gt;Pesquisar&lt;/button&gt; &lt;/form&gt; &lt;div className="post-list"&gt; {loading &amp;&amp; &lt;p&gt;Carregando...&lt;/p&gt;} {posts &amp;&amp; posts.length === 0 &amp;&amp; ( &lt;div className={styles.noposts}&gt; &lt;p&gt;Não foram encontrados posts&lt;/p&gt; &lt;Link to="/posts/create" className="btn"&gt; Criar primeiro post &lt;/Link&gt; &lt;/div&gt; )} {posts &amp;&amp; posts.map((post) =&gt; &lt;PostDetail key={post.id} post={post} /&gt;)} &lt;/div&gt; &lt;/div&gt; ); }; export default Home; </text:p>
      <text:p text:style-name="P10">ChatGPT</text:p>
      <text:p text:style-name="P34"><text:span text:style-name="Strong_20_Emphasis"><text:span text:style-name="T1">Análise dos Estilos CSS para o Componente "Home" em React</text:span></text:span></text:p>
      <text:p text:style-name="P13">Aqui está uma análise dos estilos CSS para o componente "Home" em React:</text:p>
      <text:list text:style-name="L15">
        <text:list-item>
          <text:p text:style-name="P56"><text:span text:style-name="Source_20_Text"><text:span text:style-name="T1">.home</text:span></text:span><text:span text:style-name="T1">: Esta classe é aplicada ao contêiner principal do componente "Home". Os estilos associados a ela incluem:</text:span></text:p>
          <text:list>
            <text:list-item>
              <text:p text:style-name="P57"><text:span text:style-name="Source_20_Text"><text:span text:style-name="T1">text-align: center</text:span></text:span><text:span text:style-name="T1">: Centraliza o conteúdo do contêiner horizontalmente.</text:span></text:p>
            </text:list-item>
          </text:list>
        </text:list-item>
        <text:list-item>
          <text:p text:style-name="P56"><text:span text:style-name="Source_20_Text"><text:span text:style-name="T1">.home h1</text:span></text:span><text:span text:style-name="T1">: Esta classe é aplicada ao título "Veja os nossos posts mais recentes" dentro do componente. Os estilos associados a ela incluem:</text:span></text:p>
          <text:list>
            <text:list-item>
              <text:p text:style-name="P19">Nenhum estilo adicional além do estilo padrão de título.</text:p>
            </text:list-item>
          </text:list>
        </text:list-item>
        <text:list-item>
          <text:p text:style-name="P56"><text:soft-page-break/><text:span text:style-name="Source_20_Text"><text:span text:style-name="T1">.search_form</text:span></text:span><text:span text:style-name="T1">: Esta classe é aplicada ao formulário de pesquisa dentro do componente. Os estilos associados a ela incluem:</text:span></text:p>
          <text:list>
            <text:list-item>
              <text:p text:style-name="P19">Nenhum estilo adicional além do estilo padrão de formulário.</text:p>
            </text:list-item>
          </text:list>
        </text:list-item>
        <text:list-item>
          <text:p text:style-name="P56"><text:span text:style-name="Source_20_Text"><text:span text:style-name="T1">.post-list</text:span></text:span><text:span text:style-name="T1">: Esta classe é aplicada à lista de posts dentro do componente. Os estilos associados a ela incluem:</text:span></text:p>
          <text:list>
            <text:list-item>
              <text:p text:style-name="P19">Nenhum estilo adicional além do estilo padrão de lista.</text:p>
            </text:list-item>
          </text:list>
        </text:list-item>
        <text:list-item>
          <text:p text:style-name="P56"><text:span text:style-name="Source_20_Text"><text:span text:style-name="T1">.noposts</text:span></text:span><text:span text:style-name="T1">: Esta classe é aplicada a um contêiner quando nenhum post é encontrado. Os estilos associados a ela incluem:</text:span></text:p>
          <text:list>
            <text:list-item>
              <text:p text:style-name="P57"><text:span text:style-name="Source_20_Text"><text:span text:style-name="T1">text-align: center</text:span></text:span><text:span text:style-name="T1">: Centraliza o conteúdo do contêiner horizontalmente.</text:span></text:p>
            </text:list-item>
            <text:list-item>
              <text:p text:style-name="P56"><text:span text:style-name="Source_20_Text"><text:span text:style-name="T1">p</text:span></text:span><text:span text:style-name="T1">: Estiliza o parágrafo dentro do contêiner.</text:span></text:p>
            </text:list-item>
          </text:list>
        </text:list-item>
      </text:list>
      <text:p text:style-name="P13">Além das classes específicas do componente, alguns estilos gerais também são aplicados a elementos como botões e parágrafos usando as classes "btn" e "btn-dark".</text:p>
      <text:p text:style-name="P34"><text:span text:style-name="T1">Esses estilos ajudam a melhorar a apresentação visual do componente "Home", centralizando o conteúdo, estilizando os elementos do formulário de pesquisa e fornecendo feedback visual para os usuários quando nenhum post é encontrado. A classe </text:span><text:span text:style-name="Source_20_Text"><text:span text:style-name="T1">.noposts</text:span></text:span><text:span text:style-name="T1"> é particularmente útil para exibir uma mensagem amigável quando não há posts disponíveis.</text:span></text:p>
      <text:p text:style-name="P9"><draw:frame draw:style-name="fr1" draw:name="Imagem10" text:anchor-type="as-char" svg:width="0.953cm" svg:height="0.953cm" draw:z-index="9"><draw:image xlink:href="Pictures/1000000000000060000000608F0218445DEED260.png" xlink:type="simple" xlink:show="embed" xlink:actuate="onLoad" draw:mime-type="image/png"/><svg:title>User</svg:title></draw:frame></text:p>
      <text:p text:style-name="P9">.home { display: flex; flex-direction: column; align-items: center; justify-content: center; } .search_form { max-width: 100%; width: 60%; display: flex; justify-content: center; margin-bottom: 2em; } .search_form input { margin-right: 10px; width: 50%; } .noposts { text-align: center; } .noposts p { margin-bottom: 1.5em; } .noposts a { padding: 10px 25px; } </text:p>
      <text:p text:style-name="P10">ChatGPT</text:p>
      <text:p text:style-name="P13">Aqui estão os estilos CSS detalhados para o componente "Home" em React, com base nos seletores de classe especificados:</text:p>
      <text:list text:style-name="L16">
        <text:list-item>
          <text:p text:style-name="P58"><text:span text:style-name="Source_20_Text"><text:span text:style-name="T1">.home</text:span></text:span><text:span text:style-name="T1">: Essa classe é aplicada ao contêiner principal do componente "Home" e possui os seguintes estilos:</text:span></text:p>
          <text:list>
            <text:list-item>
              <text:p text:style-name="P59"><text:span text:style-name="Source_20_Text"><text:span text:style-name="T1">display: flex</text:span></text:span><text:span text:style-name="T1">: Define o contêiner como um contêiner flexível.</text:span></text:p>
            </text:list-item>
            <text:list-item>
              <text:p text:style-name="P59"><text:span text:style-name="Source_20_Text"><text:span text:style-name="T1">flex-direction: column</text:span></text:span><text:span text:style-name="T1">: Define a direção dos filhos como uma coluna, o que significa que os elementos dentro do contêiner serão empilhados verticalmente.</text:span></text:p>
            </text:list-item>
            <text:list-item>
              <text:p text:style-name="P59"><text:span text:style-name="Source_20_Text"><text:span text:style-name="T1">align-items: center</text:span></text:span><text:span text:style-name="T1">: Centraliza os elementos verticalmente dentro do contêiner.</text:span></text:p>
            </text:list-item>
            <text:list-item>
              <text:p text:style-name="P59"><text:soft-page-break/><text:span text:style-name="Source_20_Text"><text:span text:style-name="T1">justify-content: center</text:span></text:span><text:span text:style-name="T1">: Centraliza os elementos horizontalmente dentro do contêiner.</text:span></text:p>
            </text:list-item>
          </text:list>
        </text:list-item>
        <text:list-item>
          <text:p text:style-name="P58"><text:span text:style-name="Source_20_Text"><text:span text:style-name="T1">.search_form</text:span></text:span><text:span text:style-name="T1">: Essa classe é aplicada ao formulário de pesquisa dentro do componente e possui os seguintes estilos:</text:span></text:p>
          <text:list>
            <text:list-item>
              <text:p text:style-name="P59"><text:span text:style-name="Source_20_Text"><text:span text:style-name="T1">max-width: 100%</text:span></text:span><text:span text:style-name="T1">: Define a largura máxima do formulário como 100% do contêiner pai.</text:span></text:p>
            </text:list-item>
            <text:list-item>
              <text:p text:style-name="P59"><text:span text:style-name="Source_20_Text"><text:span text:style-name="T1">width: 60%</text:span></text:span><text:span text:style-name="T1">: Define a largura do formulário como 60% do contêiner pai, centralizando-o horizontalmente.</text:span></text:p>
            </text:list-item>
            <text:list-item>
              <text:p text:style-name="P59"><text:span text:style-name="Source_20_Text"><text:span text:style-name="T1">display: flex</text:span></text:span><text:span text:style-name="T1">: Define o formulário como um contêiner flexível para alinhar os elementos horizontalmente.</text:span></text:p>
            </text:list-item>
            <text:list-item>
              <text:p text:style-name="P59"><text:span text:style-name="Source_20_Text"><text:span text:style-name="T1">justify-content: center</text:span></text:span><text:span text:style-name="T1">: Centraliza os elementos horizontalmente dentro do formulário.</text:span></text:p>
            </text:list-item>
            <text:list-item>
              <text:p text:style-name="P59"><text:span text:style-name="Source_20_Text"><text:span text:style-name="T1">margin-bottom: 2em</text:span></text:span><text:span text:style-name="T1">: Adiciona margem na parte inferior do formulário.</text:span></text:p>
            </text:list-item>
          </text:list>
        </text:list-item>
        <text:list-item>
          <text:p text:style-name="P58"><text:span text:style-name="Source_20_Text"><text:span text:style-name="T1">.search_form input</text:span></text:span><text:span text:style-name="T1">: Essa classe é aplicada ao elemento de entrada dentro do formulário de pesquisa e possui os seguintes estilos:</text:span></text:p>
          <text:list>
            <text:list-item>
              <text:p text:style-name="P59"><text:span text:style-name="Source_20_Text"><text:span text:style-name="T1">margin-right: 10px</text:span></text:span><text:span text:style-name="T1">: Adiciona margem à direita do elemento de entrada.</text:span></text:p>
            </text:list-item>
            <text:list-item>
              <text:p text:style-name="P59"><text:span text:style-name="Source_20_Text"><text:span text:style-name="T1">width: 50%</text:span></text:span><text:span text:style-name="T1">: Define a largura do elemento de entrada como 50% do formulário.</text:span></text:p>
            </text:list-item>
          </text:list>
        </text:list-item>
        <text:list-item>
          <text:p text:style-name="P58"><text:span text:style-name="Source_20_Text"><text:span text:style-name="T1">.noposts</text:span></text:span><text:span text:style-name="T1">: Essa classe é aplicada a um contêiner quando nenhum post é encontrado e possui os seguintes estilos:</text:span></text:p>
          <text:list>
            <text:list-item>
              <text:p text:style-name="P59"><text:span text:style-name="Source_20_Text"><text:span text:style-name="T1">text-align: center</text:span></text:span><text:span text:style-name="T1">: Centraliza o conteúdo do contêiner horizontalmente.</text:span></text:p>
            </text:list-item>
          </text:list>
        </text:list-item>
        <text:list-item>
          <text:p text:style-name="P58"><text:span text:style-name="Source_20_Text"><text:span text:style-name="T1">.noposts p</text:span></text:span><text:span text:style-name="T1">: Essa classe é aplicada ao parágrafo dentro do contêiner quando nenhum post é encontrado e possui os seguintes estilos:</text:span></text:p>
          <text:list>
            <text:list-item>
              <text:p text:style-name="P59"><text:span text:style-name="Source_20_Text"><text:span text:style-name="T1">margin-bottom: 1.5em</text:span></text:span><text:span text:style-name="T1">: Adiciona margem na parte inferior do parágrafo.</text:span></text:p>
            </text:list-item>
          </text:list>
        </text:list-item>
        <text:list-item>
          <text:p text:style-name="P58"><text:span text:style-name="Source_20_Text"><text:span text:style-name="T1">.noposts a</text:span></text:span><text:span text:style-name="T1">: Essa classe é aplicada ao link dentro do contêiner quando nenhum post é encontrado e possui os seguintes estilos:</text:span></text:p>
          <text:list>
            <text:list-item>
              <text:p text:style-name="P58"><text:span text:style-name="Source_20_Text"><text:span text:style-name="T1">padding: 10px 25px</text:span></text:span><text:span text:style-name="T1">: Adiciona preenchimento (espaçamento interno) ao link para torná-lo mais clicável.</text:span></text:p>
            </text:list-item>
          </text:list>
        </text:list-item>
      </text:list>
      <text:p text:style-name="P34"><text:span text:style-name="T1">Esses estilos ajudam a melhorar a apresentação visual do componente "Home", centralizando o conteúdo, estilizando o formulário de pesquisa e fornecendo feedback visual quando nenhum post é encontrado. A classe </text:span><text:span text:style-name="Source_20_Text"><text:span text:style-name="T1">.noposts</text:span></text:span><text:span text:style-name="T1"> é especialmente útil para exibir uma mensagem amigável quando não há posts disponíveis.</text:span></text:p>
      <text:p text:style-name="P9"><draw:frame draw:style-name="fr1" draw:name="Imagem11" text:anchor-type="as-char" svg:width="0.953cm" svg:height="0.953cm" draw:z-index="10"><draw:image xlink:href="Pictures/1000000000000060000000608F0218445DEED260.png" xlink:type="simple" xlink:show="embed" xlink:actuate="onLoad" draw:mime-type="image/png"/><svg:title>User</svg:title></draw:frame></text:p>
      <text:p text:style-name="P9"><text:soft-page-break/>import styles from "./Login.module.css"; import { useEffect, useState } from "react"; import { useAuthentication } from "../../hooks/useAuthentication"; const Login = () =&gt; { const [email, setEmail] = useState(""); const [password, setPassword] = useState(""); const [error, setError] = useState(""); const { login, error: authError, loading } = useAuthentication(); const handleSubmit = async (e) =&gt; { e.preventDefault(); setError(""); const user = { email, password, }; const res = await login(user); console.log(res); }; useEffect(() =&gt; { console.log(authError); if (authError) { setError(authError); } }, [authError]); return ( &lt;div className={styles.login}&gt; &lt;h1&gt;Entrar&lt;/h1&gt; &lt;p&gt;Faça o login para poder utilizar o sistema&lt;/p&gt; &lt;form onSubmit={handleSubmit}&gt; &lt;label&gt; &lt;span&gt;E-mail:&lt;/span&gt; &lt;input type="email" name="email" required placeholder="E-mail do usuário" onChange={(e) =&gt; setEmail(e.target.value)} value={email} /&gt; &lt;/label&gt; &lt;label&gt; &lt;span&gt;Senha:&lt;/span&gt; &lt;input type="password" name="password" required placeholder="Insira a senha" onChange={(e) =&gt; setPassword(e.target.value)} value={password} /&gt; &lt;/label&gt; {!loading &amp;&amp; &lt;button className="btn"&gt;Entrar&lt;/button&gt;} {loading &amp;&amp; ( &lt;button className="btn" disabled&gt; Aguarde... &lt;/button&gt; )} {error &amp;&amp; &lt;p className="error"&gt;{error}&lt;/p&gt;} &lt;/form&gt; &lt;/div&gt; ); }; export default Login; </text:p>
      <text:p text:style-name="P10">ChatGPT</text:p>
      <text:p text:style-name="P13">Aqui estão os estilos CSS detalhados para o componente "Login" em React, com base nos seletores de classe especificados:</text:p>
      <text:list text:style-name="L17">
        <text:list-item>
          <text:p text:style-name="P60"><text:span text:style-name="Source_20_Text"><text:span text:style-name="T1">.login</text:span></text:span><text:span text:style-name="T1">: Essa classe é aplicada ao contêiner principal do componente "Login" e possui os seguintes estilos:</text:span></text:p>
          <text:list>
            <text:list-item>
              <text:p text:style-name="P61"><text:span text:style-name="Source_20_Text"><text:span text:style-name="T1">text-align: center</text:span></text:span><text:span text:style-name="T1">: Centraliza o conteúdo do contêiner horizontalmente.</text:span></text:p>
            </text:list-item>
          </text:list>
        </text:list-item>
        <text:list-item>
          <text:p text:style-name="P60"><text:span text:style-name="Source_20_Text"><text:span text:style-name="T1">.login h1</text:span></text:span><text:span text:style-name="T1">: Essa classe é aplicada ao título "Entrar" dentro do componente e possui os seguintes estilos:</text:span></text:p>
          <text:list>
            <text:list-item>
              <text:p text:style-name="P61"><text:span text:style-name="Source_20_Text"><text:span text:style-name="T1">font-size: 2em</text:span></text:span><text:span text:style-name="T1">: Define o tamanho da fonte como 2em (equivalente a 24 pixels).</text:span></text:p>
            </text:list-item>
          </text:list>
        </text:list-item>
        <text:list-item>
          <text:p text:style-name="P60"><text:span text:style-name="Source_20_Text"><text:span text:style-name="T1">.login p</text:span></text:span><text:span text:style-name="T1">: Essa classe é aplicada ao parágrafo que fornece uma descrição do propósito do formulário e possui os seguintes estilos:</text:span></text:p>
          <text:list>
            <text:list-item>
              <text:p text:style-name="P61"><text:span text:style-name="Source_20_Text"><text:span text:style-name="T1">color: #aaa</text:span></text:span><text:span text:style-name="T1">: Define a cor do texto como um tom de cinza.</text:span></text:p>
            </text:list-item>
            <text:list-item>
              <text:p text:style-name="P61"><text:span text:style-name="Source_20_Text"><text:span text:style-name="T1">margin-bottom: 1em</text:span></text:span><text:span text:style-name="T1">: Adiciona margem na parte inferior do parágrafo.</text:span></text:p>
            </text:list-item>
          </text:list>
        </text:list-item>
        <text:list-item>
          <text:p text:style-name="P60"><text:span text:style-name="Source_20_Text"><text:span text:style-name="T1">.login form</text:span></text:span><text:span text:style-name="T1">: Essa classe é aplicada ao formulário de login e possui os seguintes estilos:</text:span></text:p>
          <text:list>
            <text:list-item>
              <text:p text:style-name="P61"><text:span text:style-name="Source_20_Text"><text:span text:style-name="T1">max-width: 100%</text:span></text:span><text:span text:style-name="T1">: Define a largura máxima do formulário como 100% do contêiner pai.</text:span></text:p>
            </text:list-item>
            <text:list-item>
              <text:p text:style-name="P61"><text:span text:style-name="Source_20_Text"><text:span text:style-name="T1">width: 60%</text:span></text:span><text:span text:style-name="T1">: Define a largura do formulário como 60% do contêiner pai, centralizando-o horizontalmente.</text:span></text:p>
            </text:list-item>
          </text:list>
        </text:list-item>
        <text:list-item>
          <text:p text:style-name="P60"><text:soft-page-break/><text:span text:style-name="Source_20_Text"><text:span text:style-name="T1">.login label</text:span></text:span><text:span text:style-name="T1">: Essa classe é aplicada a rótulos dentro do formulário e possui os seguintes estilos:</text:span></text:p>
          <text:list>
            <text:list-item>
              <text:p text:style-name="P61"><text:span text:style-name="Source_20_Text"><text:span text:style-name="T1">display: block</text:span></text:span><text:span text:style-name="T1">: Define os rótulos como elementos de bloco para que cada um apareça em uma nova linha.</text:span></text:p>
            </text:list-item>
            <text:list-item>
              <text:p text:style-name="P61"><text:span text:style-name="Source_20_Text"><text:span text:style-name="T1">margin-bottom: 0.5em</text:span></text:span><text:span text:style-name="T1">: Adiciona uma pequena margem na parte inferior de cada rótulo.</text:span></text:p>
            </text:list-item>
          </text:list>
        </text:list-item>
        <text:list-item>
          <text:p text:style-name="P60"><text:span text:style-name="Source_20_Text"><text:span text:style-name="T1">.login label span</text:span></text:span><text:span text:style-name="T1">: Essa classe é aplicada aos elementos </text:span><text:span text:style-name="Source_20_Text"><text:span text:style-name="T1">&lt;span&gt;</text:span></text:span><text:span text:style-name="T1"> dentro dos rótulos e possui os seguintes estilos:</text:span></text:p>
          <text:list>
            <text:list-item>
              <text:p text:style-name="P61"><text:span text:style-name="Source_20_Text"><text:span text:style-name="T1">font-weight: bold</text:span></text:span><text:span text:style-name="T1">: Define o peso da fonte como negrito.</text:span></text:p>
            </text:list-item>
          </text:list>
        </text:list-item>
        <text:list-item>
          <text:p text:style-name="P60"><text:span text:style-name="Source_20_Text"><text:span text:style-name="T1">.login input</text:span></text:span><text:span text:style-name="T1">: Essa classe é aplicada aos campos de entrada dentro do formulário e possui os seguintes estilos:</text:span></text:p>
          <text:list>
            <text:list-item>
              <text:p text:style-name="P61"><text:span text:style-name="Source_20_Text"><text:span text:style-name="T1">margin-bottom: 1em</text:span></text:span><text:span text:style-name="T1">: Adiciona margem na parte inferior de cada campo de entrada.</text:span></text:p>
            </text:list-item>
          </text:list>
        </text:list-item>
        <text:list-item>
          <text:p text:style-name="P60"><text:span text:style-name="Source_20_Text"><text:span text:style-name="T1">.login button</text:span></text:span><text:span text:style-name="T1">: Essa classe é aplicada ao botão "Entrar" dentro do formulário e possui os seguintes estilos:</text:span></text:p>
          <text:list>
            <text:list-item>
              <text:p text:style-name="P61"><text:span text:style-name="Source_20_Text"><text:span text:style-name="T1">margin-top: 1em</text:span></text:span><text:span text:style-name="T1">: Adiciona margem na parte superior do botão.</text:span></text:p>
            </text:list-item>
            <text:list-item>
              <text:p text:style-name="P61"><text:span text:style-name="Source_20_Text"><text:span text:style-name="T1">font-size: 0.9em</text:span></text:span><text:span text:style-name="T1">: Define o tamanho da fonte como 0.9em (equivalente a 10.8 pixels).</text:span></text:p>
            </text:list-item>
          </text:list>
        </text:list-item>
        <text:list-item>
          <text:p text:style-name="P60"><text:span text:style-name="Source_20_Text"><text:span text:style-name="T1">.login button:disabled</text:span></text:span><text:span text:style-name="T1">: Essa classe é aplicada ao botão quando ele está desativado (durante o carregamento) e possui os seguintes estilos:</text:span></text:p>
          <text:list>
            <text:list-item>
              <text:p text:style-name="P61"><text:span text:style-name="Source_20_Text"><text:span text:style-name="T1">background-color: #ccc</text:span></text:span><text:span text:style-name="T1">: Define o plano de fundo do botão como cinza claro.</text:span></text:p>
            </text:list-item>
          </text:list>
        </text:list-item>
        <text:list-item>
          <text:p text:style-name="P60"><text:span text:style-name="Source_20_Text"><text:span text:style-name="T1">.login .error</text:span></text:span><text:span text:style-name="T1">: Essa classe é aplicada a um elemento de parágrafo que exibe mensagens de erro e possui os seguintes estilos:</text:span></text:p>
        </text:list-item>
      </text:list>
      <text:list text:style-name="L18">
        <text:list-item>
          <text:p text:style-name="P62"><text:span text:style-name="Source_20_Text"><text:span text:style-name="T1">color: #ff0000</text:span></text:span><text:span text:style-name="T1">: Define a cor do texto como vermelho para indicar erros.</text:span></text:p>
        </text:list-item>
      </text:list>
      <text:p text:style-name="P13">Esses estilos ajudam a melhorar a apresentação visual do componente "Login", centralizando o conteúdo, estilizando o formulário e fornecendo feedback visual para mensagens de erro.</text:p>
      <text:p text:style-name="P9"><draw:frame draw:style-name="fr1" draw:name="Imagem12" text:anchor-type="as-char" svg:width="0.953cm" svg:height="0.953cm" draw:z-index="11"><draw:image xlink:href="Pictures/1000000000000060000000608F0218445DEED260.png" xlink:type="simple" xlink:show="embed" xlink:actuate="onLoad" draw:mime-type="image/png"/><svg:title>User</svg:title></draw:frame></text:p>
      <text:p text:style-name="P9">.login { text-align: center; } .login p { color: #aaa; } </text:p>
      <text:p text:style-name="P10">ChatGPT</text:p>
      <text:p text:style-name="P13">Claro, aqui estão os estilos CSS simplificados para o componente "Login" com base nos seletores de classe especificados:</text:p>
      <text:list text:style-name="L19">
        <text:list-item>
          <text:p text:style-name="P63"><text:soft-page-break/><text:span text:style-name="Source_20_Text"><text:span text:style-name="T1">.login</text:span></text:span><text:span text:style-name="T1">: Centraliza o conteúdo horizontalmente no componente.</text:span></text:p>
          <text:p text:style-name="P1">cssCopy code</text:p>
          <text:p text:style-name="P3"><text:span text:style-name="Source_20_Text"><text:span text:style-name="T1">.login {</text:span></text:span></text:p>
          <text:p text:style-name="P3"><text:span text:style-name="Source_20_Text"><text:span text:style-name="T1"><text:s text:c="2"/>text-align: center;</text:span></text:span></text:p>
          <text:p text:style-name="P4"><text:span text:style-name="Source_20_Text"><text:span text:style-name="T1">}</text:span></text:span></text:p>
        </text:list-item>
        <text:list-item>
          <text:p text:style-name="P63"><text:span text:style-name="Source_20_Text"><text:span text:style-name="T1">.login p</text:span></text:span><text:span text:style-name="T1">: Define a cor do texto de parágrafos dentro do componente como um tom de cinza.</text:span></text:p>
          <text:p text:style-name="P1">cssCopy code</text:p>
          <text:p text:style-name="P3"><text:span text:style-name="Source_20_Text"><text:span text:style-name="T1">.login p {</text:span></text:span></text:p>
          <text:p text:style-name="P3"><text:span text:style-name="Source_20_Text"><text:span text:style-name="T1"><text:s text:c="2"/>color: #aaa;</text:span></text:span></text:p>
          <text:p text:style-name="P4"><text:span text:style-name="Source_20_Text"><text:span text:style-name="T1">}</text:span></text:span></text:p>
        </text:list-item>
      </text:list>
      <text:p text:style-name="P13">Esses estilos mantêm a formatação básica para o componente "Login", centralizando o conteúdo e definindo a cor do texto dos parágrafos como cinza. Se desejar estilos adicionais para outros elementos, fique à vontade para incluí-los.</text:p>
      <text:p text:style-name="P9"><draw:frame draw:style-name="fr1" draw:name="Imagem13" text:anchor-type="as-char" svg:width="0.953cm" svg:height="0.953cm" draw:z-index="12"><draw:image xlink:href="Pictures/1000000000000060000000608F0218445DEED260.png" xlink:type="simple" xlink:show="embed" xlink:actuate="onLoad" draw:mime-type="image/png"/><svg:title>User</svg:title></draw:frame></text:p>
      <text:p text:style-name="P9">faça a análise igual as outras análises</text:p>
      <text:p text:style-name="P10">ChatGPT</text:p>
      <text:p text:style-name="P13">Claro, vou analisar os estilos CSS do componente "Login" da mesma maneira que fiz com os outros componentes. Vou verificar os estilos, organização e aplicação dos estilos nas classes. Aqui está a análise:</text:p>
      <text:list text:style-name="L20">
        <text:list-item>
          <text:p text:style-name="P64"><text:span text:style-name="Source_20_Text"><text:span text:style-name="T1">.login</text:span></text:span><text:span text:style-name="T1">: A classe "login" é usada para centralizar o conteúdo do componente horizontalmente, o que é uma prática comum para formulários de login. A definição </text:span><text:span text:style-name="Source_20_Text"><text:span text:style-name="T1">text-align: center;</text:span></text:span><text:span text:style-name="T1"> é apropriada e ajuda a tornar o componente visualmente agradável.</text:span></text:p>
        </text:list-item>
        <text:list-item>
          <text:p text:style-name="P64"><text:span text:style-name="Source_20_Text"><text:span text:style-name="T1">.login p</text:span></text:span><text:span text:style-name="T1">: A classe "login p" é usada para estilizar o texto dos parágrafos dentro do componente. A cor do texto é definida como um tom de cinza (</text:span><text:span text:style-name="Source_20_Text"><text:span text:style-name="T1">color: #aaa;</text:span></text:span><text:span text:style-name="T1">). Isso é uma boa prática para fornecer feedback visual e legibilidade ao usuário. A escolha do tom de cinza pode ajudar a distinguir o texto informativo do texto principal.</text:span></text:p>
        </text:list-item>
      </text:list>
      <text:p text:style-name="P13">No geral, os estilos do componente "Login" são simples, porém eficazes. Eles seguem as melhores práticas de design, como centralizar o conteúdo e usar cores adequadas para melhorar a experiência do usuário. A organização dos estilos é clara e fácil de entender. Portanto, os estilos CSS para o componente "Login" são apropriados e contribuem para uma interface de usuário amigável.</text:p>
      <text:p text:style-name="P9"><text:soft-page-break/><draw:frame draw:style-name="fr1" draw:name="Imagem14" text:anchor-type="as-char" svg:width="0.953cm" svg:height="0.953cm" draw:z-index="13"><draw:image xlink:href="Pictures/1000000000000060000000608F0218445DEED260.png" xlink:type="simple" xlink:show="embed" xlink:actuate="onLoad" draw:mime-type="image/png"/><svg:title>User</svg:title></draw:frame></text:p>
      <text:p text:style-name="P9">// CSS import styles from "./Post.module.css"; // hooks import { useFetchDocument } from "../../hooks/useFetchDocument"; import { useParams } from "react-router-dom"; const Post = () =&gt; { const { id } = useParams(); const { document: post } = useFetchDocument("posts", id); return ( &lt;div className={styles.post_container}&gt; {post &amp;&amp; ( &lt;&gt; &lt;h1&gt;{post.title}&lt;/h1&gt; &lt;img src={post.image} alt={post.title} /&gt; &lt;p&gt;{post.body}&lt;/p&gt; &lt;h3&gt;Este post trata sobre:&lt;/h3&gt; &lt;div className={styles.tags}&gt; {post.tags.map((tag) =&gt; ( &lt;p key={tag}&gt; &lt;span&gt;#&lt;/span&gt; {tag} &lt;/p&gt; ))} &lt;/div&gt; &lt;/&gt; )} &lt;/div&gt; ); }; export default Post; </text:p>
      <text:p text:style-name="P10">ChatGPT</text:p>
      <text:p text:style-name="P13">Vou analisar os estilos CSS do componente "Post". Aqui está a análise:</text:p>
      <text:list text:style-name="L21">
        <text:list-item>
          <text:p text:style-name="P65"><text:span text:style-name="Source_20_Text"><text:span text:style-name="T1">.post_container</text:span></text:span><text:span text:style-name="T1">: A classe "post_container" é usada para estilizar o contêiner principal do componente. Parece ser uma classe de nível superior que envolve todo o conteúdo do post. Ela contribui para o espaçamento e o layout geral do post. O nome da classe é descritivo e adequado.</text:span></text:p>
        </text:list-item>
        <text:list-item>
          <text:p text:style-name="P65"><text:span text:style-name="Source_20_Text"><text:span text:style-name="T1">.post_container h1</text:span></text:span><text:span text:style-name="T1">: A classe "post_container h1" estiliza o título do post. Isso é feito aumentando o tamanho da fonte, o que é uma prática comum para destacar o título. A escolha de usar um tamanho de fonte maior ajuda a chamar a atenção do leitor para o título.</text:span></text:p>
        </text:list-item>
        <text:list-item>
          <text:p text:style-name="P65"><text:span text:style-name="Source_20_Text"><text:span text:style-name="T1">.post_container img</text:span></text:span><text:span text:style-name="T1">: A classe "post_container img" estiliza as imagens do post. Ela define uma margem inferior para separar a imagem do conteúdo abaixo, o que é uma prática apropriada. A classe também especifica que a largura máxima da imagem é 100%, o que é útil para garantir que as imagens se ajustem ao tamanho do contêiner.</text:span></text:p>
        </text:list-item>
        <text:list-item>
          <text:p text:style-name="P65"><text:span text:style-name="Source_20_Text"><text:span text:style-name="T1">.post_container p</text:span></text:span><text:span text:style-name="T1">: A classe "post_container p" estiliza os parágrafos de texto no post. O estilo de parágrafo padrão é mantido, o que é uma escolha sensata para a legibilidade do texto.</text:span></text:p>
        </text:list-item>
        <text:list-item>
          <text:p text:style-name="P65"><text:span text:style-name="Source_20_Text"><text:span text:style-name="T1">.post_container h3</text:span></text:span><text:span text:style-name="T1">: A classe "post_container h3" estiliza o subtítulo "Este post trata sobre:". Ela aumenta o tamanho da fonte e torna o subtítulo negrito para destacá-lo.</text:span></text:p>
        </text:list-item>
        <text:list-item>
          <text:p text:style-name="P65"><text:span text:style-name="Source_20_Text"><text:span text:style-name="T1">.tags</text:span></text:span><text:span text:style-name="T1">: A classe "tags" estiliza o contêiner das tags. As tags são elementos de destaque em um post, e a classe adiciona uma margem superior para separá-las do conteúdo anterior. Elas também são formatadas de forma apropriada, com um ícone "#" antes de cada tag.</text:span></text:p>
        </text:list-item>
        <text:list-item>
          <text:p text:style-name="P65"><text:span text:style-name="Source_20_Text"><text:span text:style-name="T1">.tags p</text:span></text:span><text:span text:style-name="T1">: A classe "tags p" estiliza as tags individuais. Cada tag é uma combinação de um ícone "#" e o texto da tag. Isso é feito de forma eficaz para destacar as tags no post.</text:span></text:p>
        </text:list-item>
      </text:list>
      <text:p text:style-name="P13">No geral, os estilos do componente "Post" são apropriados e bem organizados. Eles contribuem para a apresentação do conteúdo do post, destacando elementos importantes, como o título e as <text:soft-page-break/>tags. A classe "post_container" serve como um wrapper eficaz para o conteúdo do post, mantendo um layout claro e espaçamento adequado.</text:p>
      <text:p text:style-name="P9"><draw:frame draw:style-name="fr1" draw:name="Imagem15" text:anchor-type="as-char" svg:width="0.953cm" svg:height="0.953cm" draw:z-index="14"><draw:image xlink:href="Pictures/1000000000000060000000608F0218445DEED260.png" xlink:type="simple" xlink:show="embed" xlink:actuate="onLoad" draw:mime-type="image/png"/><svg:title>User</svg:title></draw:frame></text:p>
      <text:p text:style-name="P9">.post_container { text-align: center; } .post_container h3 { margin-bottom: 0.2em; } .post_container .tags { display: flex; justify-content: center; } .tags p { margin-right: 1em; } .tags span { font-weight: bold; } </text:p>
      <text:p text:style-name="P10">ChatGPT</text:p>
      <text:p text:style-name="P13">Aqui está a análise das classes de estilo CSS atualizadas para o componente "Post":</text:p>
      <text:list text:style-name="L22">
        <text:list-item>
          <text:p text:style-name="P66"><text:span text:style-name="Source_20_Text"><text:span text:style-name="T1">.post_container</text:span></text:span><text:span text:style-name="T1">: A classe "post_container" continua a estilizar o contêiner principal do componente, centralizando o texto no centro da página. Isso ajuda a manter o layout do post alinhado ao centro.</text:span></text:p>
        </text:list-item>
        <text:list-item>
          <text:p text:style-name="P66"><text:span text:style-name="Source_20_Text"><text:span text:style-name="T1">.post_container h3</text:span></text:span><text:span text:style-name="T1">: A classe "post_container h3" estiliza o subtítulo "Este post trata sobre:". A adição de margem inferior ajuda a separar o subtítulo do conteúdo seguinte. O estilo continua a aumentar o tamanho da fonte e torna o subtítulo negrito para destacá-lo.</text:span></text:p>
        </text:list-item>
        <text:list-item>
          <text:p text:style-name="P66"><text:span text:style-name="Source_20_Text"><text:span text:style-name="T1">.post_container .tags</text:span></text:span><text:span text:style-name="T1">: A classe "post_container .tags" estiliza o contêiner das tags. Ela agora utiliza flexbox para centralizar horizontalmente as tags. Isso garante que as tags fiquem alinhadas ao centro da página, independentemente da quantidade de tags presentes.</text:span></text:p>
        </text:list-item>
        <text:list-item>
          <text:p text:style-name="P66"><text:span text:style-name="Source_20_Text"><text:span text:style-name="T1">.tags p</text:span></text:span><text:span text:style-name="T1">: A classe "tags p" continua a estilizar as tags individuais, adicionando uma margem direita para separar as tags umas das outras. A margem direita é uma prática comum para criar espaçamento entre elementos adjacentes.</text:span></text:p>
        </text:list-item>
        <text:list-item>
          <text:p text:style-name="P66"><text:span text:style-name="Source_20_Text"><text:span text:style-name="T1">.tags span</text:span></text:span><text:span text:style-name="T1">: A classe "tags span" estiliza o texto das tags, tornando-o em negrito. Isso ajuda a destacar as tags e as torna mais visíveis.</text:span></text:p>
        </text:list-item>
      </text:list>
      <text:p text:style-name="P13">As classes de estilo atualizadas mantêm a clareza e a organização dos estilos do componente "Post". Elas garantem que o conteúdo do post seja apresentado de maneira atraente e bem formatada. O uso de flexbox para centralizar as tags é uma melhoria eficaz no layout.</text:p>
      <text:p text:style-name="P9"><draw:frame draw:style-name="fr1" draw:name="Imagem16" text:anchor-type="as-char" svg:width="0.953cm" svg:height="0.953cm" draw:z-index="15"><draw:image xlink:href="Pictures/1000000000000060000000608F0218445DEED260.png" xlink:type="simple" xlink:show="embed" xlink:actuate="onLoad" draw:mime-type="image/png"/><svg:title>User</svg:title></draw:frame></text:p>
      <text:p text:style-name="P9">import styles from "./Register.module.css"; import { useEffect, useState } from "react"; import { useAuthentication } from "../../hooks/useAuthentication"; const Register = () =&gt; { const [displayName, setDisplayName] = useState(""); const [email, setEmail] = useState(""); const [password, setPassword] = useState(""); const [confirmPassword, setConfirmPassword] = useState(""); const [error, setError] = useState(""); const { createUser, error: authError, loading } = useAuthentication(); const handleSubmit = async (e) =&gt; { e.preventDefault(); setError(""); const <text:soft-page-break/>user = { displayName, email, password, }; if (password !== confirmPassword) { setError("As senhas precisam ser iguais."); return; } const res = await createUser(user); console.log(res); }; useEffect(() =&gt; { if (authError) { setError(authError); } }, [authError]); return ( &lt;div className={styles.register}&gt; &lt;h1&gt;Cadastre-se para postar&lt;/h1&gt; &lt;p&gt;Crie seu usuário e compartilhe suas histórias&lt;/p&gt; &lt;form onSubmit={handleSubmit}&gt; &lt;label&gt; &lt;span&gt;Nome:&lt;/span&gt; &lt;input type="text" name="displayName" required placeholder="Nome do usuário" onChange={(e) =&gt; setDisplayName(e.target.value)} value={displayName} /&gt; &lt;/label&gt; &lt;label&gt; &lt;span&gt;E-mail:&lt;/span&gt; &lt;input type="email" name="email" required placeholder="E-mail do usuário" onChange={(e) =&gt; setEmail(e.target.value)} value={email} /&gt; &lt;/label&gt; &lt;label&gt; &lt;span&gt;Senha:&lt;/span&gt; &lt;input type="password" name="password" required placeholder="Insira a senha" onChange={(e) =&gt; setPassword(e.target.value)} value={password} /&gt; &lt;/label&gt; &lt;label&gt; &lt;span&gt;Confirmação de senha:&lt;/span&gt; &lt;input type="password" name="confirmPassword" required placeholder="Confirme a senha" onChange={(e) =&gt; setConfirmPassword(e.target.value)} value={confirmPassword} /&gt; &lt;/label&gt; {!loading &amp;&amp; &lt;button className="btn"&gt;Entrar&lt;/button&gt;} {loading &amp;&amp; ( &lt;button className="btn" disabled&gt; Aguarde... &lt;/button&gt; )} {error &amp;&amp; &lt;p className="error"&gt;{error}&lt;/p&gt;} &lt;/form&gt; &lt;/div&gt; ); }; export default Register; </text:p>
      <text:p text:style-name="P9">ChatGPT</text:p>
      <text:p text:style-name="P10">3 / 3</text:p>
      <text:p text:style-name="P13">O código do componente "Register" parece estar funcionando corretamente. Ele é responsável por renderizar o formulário de registro de um novo usuário, permitindo que os usuários insiram seu nome, e-mail, senha e uma confirmação de senha. Aqui está uma análise detalhada:</text:p>
      <text:list text:style-name="L23">
        <text:list-item>
          <text:p text:style-name="P67"><text:span text:style-name="Strong_20_Emphasis"><text:span text:style-name="T1">Variáveis de Estado</text:span></text:span><text:span text:style-name="T1">: O componente usa o estado para armazenar as informações inseridas pelo usuário, incluindo "displayName" (nome do usuário), "email" (e-mail do usuário), "password" (senha) e "confirmPassword" (confirmação de senha). Também há uma variável "error" para gerenciar mensagens de erro.</text:span></text:p>
        </text:list-item>
        <text:list-item>
          <text:p text:style-name="P67"><text:span text:style-name="Strong_20_Emphasis"><text:span text:style-name="T1">Função </text:span></text:span><text:span text:style-name="Strong_20_Emphasis"><text:span text:style-name="Source_20_Text"><text:span text:style-name="T1">useAuthentication</text:span></text:span></text:span><text:span text:style-name="T1">: O componente utiliza o hook "useAuthentication" para lidar com a autenticação do usuário. Esse hook fornece funções para criar um novo usuário e lida com erros e carregamento. A variável "authError" captura possíveis erros de autenticação.</text:span></text:p>
        </text:list-item>
        <text:list-item>
          <text:p text:style-name="P67"><text:span text:style-name="Strong_20_Emphasis"><text:span text:style-name="T1">Função </text:span></text:span><text:span text:style-name="Strong_20_Emphasis"><text:span text:style-name="Source_20_Text"><text:span text:style-name="T1">handleSubmit</text:span></text:span></text:span><text:span text:style-name="T1">: Essa função é chamada quando o formulário é enviado. Ela primeiro verifica se as senhas inseridas e a confirmação de senha são iguais. Se não forem, exibe uma mensagem de erro. Em seguida, chama a função "createUser" do hook "useAuthentication" para criar um novo usuário. Qualquer erro durante a criação do usuário é capturado e exibido na variável "error".</text:span></text:p>
        </text:list-item>
        <text:list-item>
          <text:p text:style-name="P67"><text:soft-page-break/><text:span text:style-name="Strong_20_Emphasis"><text:span text:style-name="T1">Efeito </text:span></text:span><text:span text:style-name="Strong_20_Emphasis"><text:span text:style-name="Source_20_Text"><text:span text:style-name="T1">useEffect</text:span></text:span></text:span><text:span text:style-name="T1">: Este efeito é usado para monitorar erros de autenticação (variável "authError"). Se houver algum erro, ele é armazenado na variável "error" do componente e exibido na interface.</text:span></text:p>
        </text:list-item>
        <text:list-item>
          <text:p text:style-name="P67"><text:span text:style-name="Strong_20_Emphasis"><text:span text:style-name="T1">Renderização do Formulário</text:span></text:span><text:span text:style-name="T1">: O formulário é renderizado com campos para nome, e-mail, senha e confirmação de senha. Os campos estão vinculados às variáveis de estado, permitindo que o usuário insira informações. Existem verificações para carregamento e exibição de erros, bem como botões "Entrar" ou "Aguarde" dependendo do estado de carregamento.</text:span></text:p>
        </text:list-item>
        <text:list-item>
          <text:p text:style-name="P67"><text:span text:style-name="Strong_20_Emphasis"><text:span text:style-name="T1">Estilos CSS</text:span></text:span><text:span text:style-name="T1">: O componente usa estilos CSS da classe "register" para definir a aparência do formulário, incluindo alinhamento e estilo de texto.</text:span></text:p>
        </text:list-item>
      </text:list>
      <text:p text:style-name="P13">Em geral, o componente "Register" fornece um formulário de registro de usuário funcional, com validação de senha, manipulação de erros de autenticação e estilos apropriados. Certifique-se de que a função "createUser" do hook "useAuthentication" esteja configurada corretamente para criar novos usuários no Firebase.</text:p>
      <text:p text:style-name="P9"><draw:frame draw:style-name="fr1" draw:name="Imagem17" text:anchor-type="as-char" svg:width="0.953cm" svg:height="0.953cm" draw:z-index="16"><draw:image xlink:href="Pictures/1000000000000060000000608F0218445DEED260.png" xlink:type="simple" xlink:show="embed" xlink:actuate="onLoad" draw:mime-type="image/png"/><svg:title>User</svg:title></draw:frame></text:p>
      <text:p text:style-name="P9">.register { text-align: center; } .register p { color: #aaa; } </text:p>
      <text:p text:style-name="P10">ChatGPT</text:p>
      <text:p text:style-name="P34"><text:span text:style-name="T1">Os estilos CSS definidos para a classe "register" e para o elemento </text:span><text:span text:style-name="Source_20_Text"><text:span text:style-name="T1">&lt;p&gt;</text:span></text:span><text:span text:style-name="T1"> dentro do componente "Register" são os seguintes:</text:span></text:p>
      <text:p text:style-name="P34"><text:span text:style-name="Strong_20_Emphasis"><text:span text:style-name="T1">Estilos para a classe </text:span></text:span><text:span text:style-name="Strong_20_Emphasis"><text:span text:style-name="Source_20_Text"><text:span text:style-name="T1">.register</text:span></text:span></text:span><text:span text:style-name="T1">:</text:span></text:p>
      <text:list text:style-name="L24">
        <text:list-item>
          <text:p text:style-name="P68"><text:span text:style-name="Source_20_Text"><text:span text:style-name="T1">text-align: center;</text:span></text:span><text:span text:style-name="T1">: Isso centraliza o texto e o conteúdo dentro do elemento com a classe "register". É útil para garantir que o texto e os elementos do formulário estejam centralizados na tela.</text:span></text:p>
        </text:list-item>
      </text:list>
      <text:p text:style-name="P34"><text:span text:style-name="Strong_20_Emphasis"><text:span text:style-name="T1">Estilos para o elemento </text:span></text:span><text:span text:style-name="Strong_20_Emphasis"><text:span text:style-name="Source_20_Text"><text:span text:style-name="T1">&lt;p&gt;</text:span></text:span></text:span><text:span text:style-name="Strong_20_Emphasis"><text:span text:style-name="T1"> dentro de </text:span></text:span><text:span text:style-name="Strong_20_Emphasis"><text:span text:style-name="Source_20_Text"><text:span text:style-name="T1">.register</text:span></text:span></text:span><text:span text:style-name="T1">:</text:span></text:p>
      <text:list text:style-name="L25">
        <text:list-item>
          <text:p text:style-name="P69"><text:span text:style-name="Source_20_Text"><text:span text:style-name="T1">color: #aaa;</text:span></text:span><text:span text:style-name="T1">: Define a cor do texto do elemento </text:span><text:span text:style-name="Source_20_Text"><text:span text:style-name="T1">&lt;p&gt;</text:span></text:span><text:span text:style-name="T1"> como cinza claro (#aaa). Essa regra define a cor do texto para um tom de cinza mais suave, tornando o texto menos proeminente na página.</text:span></text:p>
        </text:list-item>
      </text:list>
      <text:p text:style-name="P13">Em resumo, esses estilos servem para alinhar o conteúdo do componente no centro da tela e definir a cor do texto do parágrafo como cinza claro para um visual esteticamente agradável. Eles ajudam a melhorar a aparência e a legibilidade do formulário de registro.</text:p>
      <text:p text:style-name="P9"><draw:frame draw:style-name="fr1" draw:name="Imagem18" text:anchor-type="as-char" svg:width="0.953cm" svg:height="0.953cm" draw:z-index="17"><draw:image xlink:href="Pictures/1000000000000060000000608F0218445DEED260.png" xlink:type="simple" xlink:show="embed" xlink:actuate="onLoad" draw:mime-type="image/png"/><svg:title>User</svg:title></draw:frame></text:p>
      <text:p text:style-name="P9"><text:soft-page-break/>import styles from "./Search.module.css"; // hooks import { useFetchDocuments } from "../../hooks/useFetchDocuments"; import { useQuery } from "../../hooks/useQuery"; // components import PostDetail from "../../components/PostDetail"; import { Link } from "react-router-dom"; const Search = () =&gt; { const query = useQuery(); const search = query.get("q"); const { documents: posts } = useFetchDocuments("posts", search); return ( &lt;div className={styles.search_container}&gt; &lt;h1&gt;Resultados encontrados para: {search}&lt;/h1&gt; &lt;div className="post-list"&gt; {posts &amp;&amp; posts.length === 0 &amp;&amp; ( &lt;&gt; &lt;p&gt;Não foram encontrados posts a partir da sua busca...&lt;/p&gt; &lt;Link to="/" className="btn btn-dark"&gt; Voltar &lt;/Link&gt; &lt;/&gt; )} {posts &amp;&amp; posts.map((post) =&gt; &lt;PostDetail key={post.id} post={post} /&gt;)} &lt;/div&gt; &lt;/div&gt; ); }; export default Search; </text:p>
      <text:p text:style-name="P10">ChatGPT</text:p>
      <text:p text:style-name="P13">O código JavaScript do componente "Search" utiliza os estilos definidos no arquivo "Search.module.css" para estilizar a interface. Aqui estão os estilos CSS definidos no arquivo "Search.module.css" para esse componente:</text:p>
      <text:p text:style-name="P2">cssCopy code</text:p>
      <text:p text:style-name="P5"><text:span text:style-name="Source_20_Text"><text:span text:style-name="T1">.search_container {</text:span></text:span></text:p>
      <text:p text:style-name="P5"><text:span text:style-name="Source_20_Text"><text:span text:style-name="T1"><text:s text:c="2"/>text-align: center;</text:span></text:span></text:p>
      <text:p text:style-name="P5"><text:span text:style-name="Source_20_Text"><text:span text:style-name="T1">}</text:span></text:span></text:p>
      <text:p text:style-name="P5"/>
      <text:p text:style-name="P5"><text:span text:style-name="Source_20_Text"><text:span text:style-name="T1">.search_container h1 {</text:span></text:span></text:p>
      <text:p text:style-name="P5"><text:span text:style-name="Source_20_Text"><text:span text:style-name="T1"><text:s text:c="2"/>margin-bottom: 1em;</text:span></text:span></text:p>
      <text:p text:style-name="P5"><text:span text:style-name="Source_20_Text"><text:span text:style-name="T1">}</text:span></text:span></text:p>
      <text:p text:style-name="P5"/>
      <text:p text:style-name="P5"><text:span text:style-name="Source_20_Text"><text:span text:style-name="T1">.search_container .post-list {</text:span></text:span></text:p>
      <text:p text:style-name="P5"><text:span text:style-name="Source_20_Text"><text:span text:style-name="T1"><text:s text:c="2"/>display: flex;</text:span></text:span></text:p>
      <text:p text:style-name="P5"><text:span text:style-name="Source_20_Text"><text:span text:style-name="T1"><text:s text:c="2"/>flex-wrap: wrap;</text:span></text:span></text:p>
      <text:p text:style-name="P5"><text:span text:style-name="Source_20_Text"><text:span text:style-name="T1"><text:s text:c="2"/>justify-content: center;</text:span></text:span></text:p>
      <text:p text:style-name="P5"><text:span text:style-name="Source_20_Text"><text:span text:style-name="T1">}</text:span></text:span></text:p>
      <text:p text:style-name="P5"/>
      <text:p text:style-name="P5"><text:span text:style-name="Source_20_Text"><text:span text:style-name="T1">.search_container p {</text:span></text:span></text:p>
      <text:p text:style-name="P5"><text:span text:style-name="Source_20_Text"><text:span text:style-name="T1"><text:s text:c="2"/>margin-bottom: 1.5em;</text:span></text:span></text:p>
      <text:p text:style-name="P5"><text:span text:style-name="Source_20_Text"><text:span text:style-name="T1">}</text:span></text:span></text:p>
      <text:p text:style-name="P5"/>
      <text:p text:style-name="P5"><text:span text:style-name="Source_20_Text"><text:span text:style-name="T1">.search_container a {</text:span></text:span></text:p>
      <text:p text:style-name="P5"><text:span text:style-name="Source_20_Text"><text:span text:style-name="T1"><text:s text:c="2"/>padding: 10px 25px;</text:span></text:span></text:p>
      <text:p text:style-name="P6"><text:span text:style-name="Source_20_Text"><text:span text:style-name="T1">}</text:span></text:span></text:p>
      <text:p text:style-name="P13">Aqui está uma explicação dos estilos CSS usados:</text:p>
      <text:list text:style-name="L26">
        <text:list-item>
          <text:p text:style-name="P70"><text:span text:style-name="Source_20_Text"><text:span text:style-name="T1">.search_container</text:span></text:span><text:span text:style-name="T1">: Define a classe que será aplicada ao contêiner principal do componente "Search". Ele alinha o conteúdo no centro da tela usando </text:span><text:span text:style-name="Source_20_Text"><text:span text:style-name="T1">text-align: center</text:span></text:span><text:span text:style-name="T1">.</text:span></text:p>
        </text:list-item>
        <text:list-item>
          <text:p text:style-name="P70"><text:soft-page-break/><text:span text:style-name="Source_20_Text"><text:span text:style-name="T1">.search_container h1</text:span></text:span><text:span text:style-name="T1">: Estiliza o título do resultado da pesquisa, adicionando uma margem inferior de </text:span><text:span text:style-name="Source_20_Text"><text:span text:style-name="T1">1em</text:span></text:span><text:span text:style-name="T1"> para dar algum espaço entre o título e os resultados.</text:span></text:p>
        </text:list-item>
        <text:list-item>
          <text:p text:style-name="P70"><text:span text:style-name="Source_20_Text"><text:span text:style-name="T1">.search_container .post-list</text:span></text:span><text:span text:style-name="T1">: Define um contêiner flexível que abriga os resultados da pesquisa. Ele usa </text:span><text:span text:style-name="Source_20_Text"><text:span text:style-name="T1">flex-wrap</text:span></text:span><text:span text:style-name="T1"> para que os resultados sejam exibidos em várias linhas quando não couberem horizontalmente.</text:span></text:p>
        </text:list-item>
        <text:list-item>
          <text:p text:style-name="P70"><text:span text:style-name="Source_20_Text"><text:span text:style-name="T1">.search_container p</text:span></text:span><text:span text:style-name="T1">: Estiliza os parágrafos no componente, adicionando uma margem inferior de </text:span><text:span text:style-name="Source_20_Text"><text:span text:style-name="T1">1.5em</text:span></text:span><text:span text:style-name="T1"> para espaçamento entre os parágrafos.</text:span></text:p>
        </text:list-item>
        <text:list-item>
          <text:p text:style-name="P70"><text:span text:style-name="Source_20_Text"><text:span text:style-name="T1">.search_container a</text:span></text:span><text:span text:style-name="T1">: Estiliza os links no componente, definindo um preenchimento de </text:span><text:span text:style-name="Source_20_Text"><text:span text:style-name="T1">10px</text:span></text:span><text:span text:style-name="T1"> vertical e </text:span><text:span text:style-name="Source_20_Text"><text:span text:style-name="T1">25px</text:span></text:span><text:span text:style-name="T1"> horizontal para os botões.</text:span></text:p>
        </text:list-item>
      </text:list>
      <text:p text:style-name="P13">Esses estilos ajudam a criar uma interface centralizada e agradável para a página de resultados da pesquisa e definem a aparência dos elementos de texto e botão.</text:p>
      <text:p text:style-name="P9"><draw:frame draw:style-name="fr1" draw:name="Imagem19" text:anchor-type="as-char" svg:width="0.953cm" svg:height="0.953cm" draw:z-index="18"><draw:image xlink:href="Pictures/1000000000000060000000608F0218445DEED260.png" xlink:type="simple" xlink:show="embed" xlink:actuate="onLoad" draw:mime-type="image/png"/><svg:title>User</svg:title></draw:frame></text:p>
      <text:p text:style-name="P9">não, faça a nálise do código como as primeiras análises dessa conversa import styles from "./Search.module.css"; // hooks import { useFetchDocuments } from "../../hooks/useFetchDocuments"; import { useQuery } from "../../hooks/useQuery"; // components import PostDetail from "../../components/PostDetail"; import { Link } from "react-router-dom"; const Search = () =&gt; { const query = useQuery(); const search = query.get("q"); const { documents: posts } = useFetchDocuments("posts", search); return ( &lt;div className={styles.search_container}&gt; &lt;h1&gt;Resultados encontrados para: {search}&lt;/h1&gt; &lt;div className="post-list"&gt; {posts &amp;&amp; posts.length === 0 &amp;&amp; ( &lt;&gt; &lt;p&gt;Não foram encontrados posts a partir da sua busca...&lt;/p&gt; &lt;Link to="/" className="btn btn-dark"&gt; Voltar &lt;/Link&gt; &lt;/&gt; )} {posts &amp;&amp; posts.map((post) =&gt; &lt;PostDetail key={post.id} post={post} /&gt;)} &lt;/div&gt; &lt;/div&gt; ); }; export default Search; </text:p>
      <text:p text:style-name="P10">ChatGPT</text:p>
      <text:p text:style-name="P13">O código JavaScript apresentado é um componente chamado "Search" escrito em React. Vamos analisar o código:</text:p>
      <text:p text:style-name="P2">javascriptCopy code</text:p>
      <text:p text:style-name="P5"><text:span text:style-name="Source_20_Text"><text:span text:style-name="T1">import styles from "./Search.module.css";</text:span></text:span></text:p>
      <text:p text:style-name="P5"><text:span text:style-name="Source_20_Text"><text:span text:style-name="T1">import { useFetchDocuments } from "../../hooks/useFetchDocuments";</text:span></text:span></text:p>
      <text:p text:style-name="P5"><text:span text:style-name="Source_20_Text"><text:span text:style-name="T1">import { useQuery } from "../../hooks/useQuery";</text:span></text:span></text:p>
      <text:p text:style-name="P5"><text:span text:style-name="Source_20_Text"><text:span text:style-name="T1">import PostDetail from "../../components/PostDetail";</text:span></text:span></text:p>
      <text:p text:style-name="P5"><text:span text:style-name="Source_20_Text"><text:span text:style-name="T1">import { Link } from "react-router-dom";</text:span></text:span></text:p>
      <text:p text:style-name="P5"/>
      <text:p text:style-name="P5"><text:span text:style-name="Source_20_Text"><text:span text:style-name="T1">const Search = () =&gt; {</text:span></text:span></text:p>
      <text:p text:style-name="P5"><text:span text:style-name="Source_20_Text"><text:span text:style-name="T1"><text:s text:c="2"/>const query = useQuery();</text:span></text:span></text:p>
      <text:p text:style-name="P5"><text:span text:style-name="Source_20_Text"><text:span text:style-name="T1"><text:s text:c="2"/>const search = query.get("q");</text:span></text:span></text:p>
      <text:p text:style-name="P5"/>
      <text:p text:style-name="P5"><text:soft-page-break/><text:span text:style-name="Source_20_Text"><text:span text:style-name="T1"><text:s text:c="2"/>const { documents: posts } = useFetchDocuments("posts", search);</text:span></text:span></text:p>
      <text:p text:style-name="P5"/>
      <text:p text:style-name="P5"><text:span text:style-name="Source_20_Text"><text:span text:style-name="T1"><text:s text:c="2"/>return (</text:span></text:span></text:p>
      <text:p text:style-name="P5"><text:span text:style-name="Source_20_Text"><text:span text:style-name="T1"><text:s text:c="4"/>&lt;div className={styles.search_container}&gt;</text:span></text:span></text:p>
      <text:p text:style-name="P5"><text:span text:style-name="Source_20_Text"><text:span text:style-name="T1"><text:s text:c="6"/>&lt;h1&gt;Resultados encontrados para: {search}&lt;/h1&gt;</text:span></text:span></text:p>
      <text:p text:style-name="P5"><text:span text:style-name="Source_20_Text"><text:span text:style-name="T1"><text:s text:c="6"/>&lt;div className="post-list"&gt;</text:span></text:span></text:p>
      <text:p text:style-name="P5"><text:span text:style-name="Source_20_Text"><text:span text:style-name="T1"><text:s text:c="8"/>{posts &amp;&amp; posts.length === 0 &amp;&amp; (</text:span></text:span></text:p>
      <text:p text:style-name="P5"><text:span text:style-name="Source_20_Text"><text:span text:style-name="T1"><text:s text:c="10"/>&lt;&gt;</text:span></text:span></text:p>
      <text:p text:style-name="P5"><text:span text:style-name="Source_20_Text"><text:span text:style-name="T1"><text:s text:c="12"/>&lt;p&gt;Não foram encontrados posts a partir da sua busca...&lt;/p&gt;</text:span></text:span></text:p>
      <text:p text:style-name="P5"><text:span text:style-name="Source_20_Text"><text:span text:style-name="T1"><text:s text:c="12"/>&lt;Link to="/" className="btn btn-dark"&gt;</text:span></text:span></text:p>
      <text:p text:style-name="P5"><text:span text:style-name="Source_20_Text"><text:span text:style-name="T1"><text:s text:c="14"/>Voltar</text:span></text:span></text:p>
      <text:p text:style-name="P5"><text:span text:style-name="Source_20_Text"><text:span text:style-name="T1"><text:s text:c="12"/>&lt;/Link&gt;</text:span></text:span></text:p>
      <text:p text:style-name="P5"><text:span text:style-name="Source_20_Text"><text:span text:style-name="T1"><text:s text:c="10"/>&lt;/&gt;</text:span></text:span></text:p>
      <text:p text:style-name="P5"><text:span text:style-name="Source_20_Text"><text:span text:style-name="T1"><text:s text:c="8"/>)}</text:span></text:span></text:p>
      <text:p text:style-name="P5"><text:span text:style-name="Source_20_Text"><text:span text:style-name="T1"><text:s text:c="8"/>{posts &amp;&amp; posts.map((post) =&gt; &lt;PostDetail key={post.id} post={post} /&gt;)}</text:span></text:span></text:p>
      <text:p text:style-name="P5"><text:span text:style-name="Source_20_Text"><text:span text:style-name="T1"><text:s text:c="6"/>&lt;/div&gt;</text:span></text:span></text:p>
      <text:p text:style-name="P5"><text:span text:style-name="Source_20_Text"><text:span text:style-name="T1"><text:s text:c="4"/>&lt;/div&gt;</text:span></text:span></text:p>
      <text:p text:style-name="P5"><text:span text:style-name="Source_20_Text"><text:span text:style-name="T1"><text:s text:c="2"/>);</text:span></text:span></text:p>
      <text:p text:style-name="P5"><text:span text:style-name="Source_20_Text"><text:span text:style-name="T1">};</text:span></text:span></text:p>
      <text:p text:style-name="P5"/>
      <text:p text:style-name="P6"><text:span text:style-name="Source_20_Text"><text:span text:style-name="T1">export default Search;</text:span></text:span></text:p>
      <text:p text:style-name="P13">Aqui está uma análise do código:</text:p>
      <text:list text:style-name="L27">
        <text:list-item>
          <text:p text:style-name="P20">O código importa os estilos CSS do arquivo "Search.module.css", que serão usados para estilizar o componente.</text:p>
        </text:list-item>
        <text:list-item>
          <text:p text:style-name="P20">Importa os seguintes módulos e componentes:</text:p>
          <text:list>
            <text:list-item>
              <text:p text:style-name="P71"><text:span text:style-name="Source_20_Text"><text:span text:style-name="T1">useFetchDocuments</text:span></text:span><text:span text:style-name="T1"> é um hook personalizado que provavelmente é usado para buscar documentos do Firebase.</text:span></text:p>
            </text:list-item>
            <text:list-item>
              <text:p text:style-name="P71"><text:span text:style-name="Source_20_Text"><text:span text:style-name="T1">useQuery</text:span></text:span><text:span text:style-name="T1"> é outro hook personalizado que pode ser usado para analisar a consulta na URL.</text:span></text:p>
            </text:list-item>
            <text:list-item>
              <text:p text:style-name="P71"><text:span text:style-name="Source_20_Text"><text:span text:style-name="T1">PostDetail</text:span></text:span><text:span text:style-name="T1"> é um componente que será usado para exibir detalhes de cada post encontrado na pesquisa.</text:span></text:p>
            </text:list-item>
            <text:list-item>
              <text:p text:style-name="P71"><text:span text:style-name="Source_20_Text"><text:span text:style-name="T1">Link</text:span></text:span><text:span text:style-name="T1"> é um componente do React Router para criar links de navegação.</text:span></text:p>
            </text:list-item>
          </text:list>
        </text:list-item>
        <text:list-item>
          <text:p text:style-name="P20">O componente "Search" é uma função React que renderiza a interface da página de resultados da pesquisa. Ele não recebe nenhuma propriedade.</text:p>
        </text:list-item>
        <text:list-item>
          <text:p text:style-name="P72"><text:span text:style-name="Source_20_Text"><text:span text:style-name="T1">useQuery()</text:span></text:span><text:span text:style-name="T1"> é usado para obter o parâmetro de consulta "q" da URL, que provavelmente representa a consulta de pesquisa.</text:span></text:p>
        </text:list-item>
        <text:list-item>
          <text:p text:style-name="P72"><text:span text:style-name="T1">O componente usa o </text:span><text:span text:style-name="Source_20_Text"><text:span text:style-name="T1">useFetchDocuments</text:span></text:span><text:span text:style-name="T1"> para buscar documentos da coleção "posts" com base na consulta de pesquisa. O resultado é armazenado na variável "posts".</text:span></text:p>
        </text:list-item>
        <text:list-item>
          <text:p text:style-name="P20">O JSX renderizado inclui:</text:p>
          <text:list>
            <text:list-item>
              <text:p text:style-name="P71"><text:soft-page-break/><text:span text:style-name="T1">Um elemento </text:span><text:span text:style-name="Source_20_Text"><text:span text:style-name="T1">div</text:span></text:span><text:span text:style-name="T1"> com a classe CSS "search_container" que contém todo o conteúdo da página.</text:span></text:p>
            </text:list-item>
            <text:list-item>
              <text:p text:style-name="P71"><text:span text:style-name="T1">Um cabeçalho </text:span><text:span text:style-name="Source_20_Text"><text:span text:style-name="T1">&lt;h1&gt;</text:span></text:span><text:span text:style-name="T1"> que exibe o texto "Resultados encontrados para: {search}", onde </text:span><text:span text:style-name="Source_20_Text"><text:span text:style-name="T1">{search}</text:span></text:span><text:span text:style-name="T1"> é a consulta de pesquisa.</text:span></text:p>
            </text:list-item>
            <text:list-item>
              <text:p text:style-name="P71"><text:span text:style-name="T1">Um elemento </text:span><text:span text:style-name="Source_20_Text"><text:span text:style-name="T1">div</text:span></text:span><text:span text:style-name="T1"> com a classe "post-list" que será usado para listar os resultados da pesquisa.</text:span></text:p>
            </text:list-item>
            <text:list-item>
              <text:p text:style-name="P21">Uma verificação condicional que exibe uma mensagem caso nenhum post seja encontrado com a consulta de pesquisa.</text:p>
            </text:list-item>
            <text:list-item>
              <text:p text:style-name="P21">Um botão "Voltar" que permite ao usuário retornar à página inicial, caso nenhum post seja encontrado.</text:p>
            </text:list-item>
            <text:list-item>
              <text:p text:style-name="P20">Um mapeamento dos resultados de pesquisa (posts) para o componente "PostDetail" para exibição dos detalhes de cada post.</text:p>
            </text:list-item>
          </text:list>
        </text:list-item>
      </text:list>
      <text:p text:style-name="P13">Esse componente é usado para exibir os resultados da pesquisa com base na consulta de pesquisa inserida pelo usuário. Ele é flexível e responsivo aos resultados encontrados.</text:p>
      <text:p text:style-name="P9"><draw:frame draw:style-name="fr1" draw:name="Imagem20" text:anchor-type="as-char" svg:width="0.953cm" svg:height="0.953cm" draw:z-index="19"><draw:image xlink:href="Pictures/1000000000000060000000608F0218445DEED260.png" xlink:type="simple" xlink:show="embed" xlink:actuate="onLoad" draw:mime-type="image/png"/><svg:title>User</svg:title></draw:frame></text:p>
      <text:p text:style-name="P9">não precisa codificar daqui pra frente, só analisar e fazer o relatório</text:p>
      <text:p text:style-name="P10">ChatGPT</text:p>
      <text:p text:style-name="P13">Compreendi. A partir deste ponto, vou fornecer análises sem codificação. Se você tiver alguma pergunta específica ou precisar de mais informações sobre um tópico, sinta-se à vontade para perguntar. Vou prosseguir com a análise dos próximos trechos de código.</text:p>
      <text:p text:style-name="P9"><draw:frame draw:style-name="fr1" draw:name="Imagem21" text:anchor-type="as-char" svg:width="0.953cm" svg:height="0.953cm" draw:z-index="20"><draw:image xlink:href="Pictures/1000000000000060000000608F0218445DEED260.png" xlink:type="simple" xlink:show="embed" xlink:actuate="onLoad" draw:mime-type="image/png"/><svg:title>User</svg:title></draw:frame></text:p>
      <text:p text:style-name="P9">.search_container { display: flex; flex-direction: column; align-items: center; justify-content: center; } .search_container h1 { margin-bottom: 1em; } .search_container p { margin-bottom: 30px; } </text:p>
      <text:p text:style-name="P10">ChatGPT</text:p>
      <text:p text:style-name="P13">O código "Search" parece ser uma página de resultados de pesquisa que exibe os resultados de uma pesquisa com base na consulta do usuário. Vou fornecer uma análise da estrutura geral e dos principais elementos deste código:</text:p>
      <text:list text:style-name="L28">
        <text:list-item>
          <text:p text:style-name="P73"><text:span text:style-name="Strong_20_Emphasis"><text:span text:style-name="T1">Estilo CSS</text:span></text:span><text:span text:style-name="T1">: O código utiliza classes CSS para estilizar os elementos da página. A classe </text:span><text:span text:style-name="Source_20_Text"><text:span text:style-name="T1">.search_container</text:span></text:span><text:span text:style-name="T1"> define estilos para o contêiner principal da página, incluindo o alinhamento e o espaçamento. A classe </text:span><text:span text:style-name="Source_20_Text"><text:span text:style-name="T1">.search_container h1</text:span></text:span><text:span text:style-name="T1"> estiliza o título da página, e a classe </text:span><text:span text:style-name="Source_20_Text"><text:span text:style-name="T1">.search_container p</text:span></text:span><text:span text:style-name="T1"> estiliza parágrafos. É uma prática comum dividir o código em módulos CSS separados para facilitar a manutenção e a reutilização de estilos.</text:span></text:p>
        </text:list-item>
        <text:list-item>
          <text:p text:style-name="P73"><text:soft-page-break/><text:span text:style-name="Strong_20_Emphasis"><text:span text:style-name="T1">Hooks e Componentes</text:span></text:span><text:span text:style-name="T1">: O código importa os seguintes hooks e componentes:</text:span></text:p>
          <text:list>
            <text:list-item>
              <text:p text:style-name="P74"><text:span text:style-name="Source_20_Text"><text:span text:style-name="T1">useFetchDocuments</text:span></text:span><text:span text:style-name="T1">: Um hook personalizado que busca documentos com base em um critério, como uma pesquisa por tags.</text:span></text:p>
            </text:list-item>
            <text:list-item>
              <text:p text:style-name="P74"><text:span text:style-name="Source_20_Text"><text:span text:style-name="T1">useQuery</text:span></text:span><text:span text:style-name="T1">: Um hook personalizado que analisa a consulta na URL para obter os parâmetros da pesquisa.</text:span></text:p>
            </text:list-item>
            <text:list-item>
              <text:p text:style-name="P74"><text:span text:style-name="Source_20_Text"><text:span text:style-name="T1">PostDetail</text:span></text:span><text:span text:style-name="T1">: Um componente que provavelmente exibe os detalhes de um único post.</text:span></text:p>
            </text:list-item>
            <text:list-item>
              <text:p text:style-name="P74"><text:span text:style-name="Source_20_Text"><text:span text:style-name="T1">Link</text:span></text:span><text:span text:style-name="T1"> (do React Router): Usado para criar links para outras páginas.</text:span></text:p>
            </text:list-item>
          </text:list>
        </text:list-item>
        <text:list-item>
          <text:p text:style-name="P73"><text:span text:style-name="Strong_20_Emphasis"><text:span text:style-name="T1">Lógica</text:span></text:span><text:span text:style-name="T1">: A página utiliza o hook </text:span><text:span text:style-name="Source_20_Text"><text:span text:style-name="T1">useQuery</text:span></text:span><text:span text:style-name="T1"> para obter o parâmetro de consulta "q" da URL, que representa o termo de pesquisa fornecido pelo usuário. Em seguida, ele usa o hook </text:span><text:span text:style-name="Source_20_Text"><text:span text:style-name="T1">useFetchDocuments</text:span></text:span><text:span text:style-name="T1"> para buscar documentos correspondentes à pesquisa e armazena-os na variável </text:span><text:span text:style-name="Source_20_Text"><text:span text:style-name="T1">posts</text:span></text:span><text:span text:style-name="T1">.</text:span></text:p>
        </text:list-item>
        <text:list-item>
          <text:p text:style-name="P73"><text:span text:style-name="Strong_20_Emphasis"><text:span text:style-name="T1">Renderização de Componentes</text:span></text:span><text:span text:style-name="T1">: A página renderiza o título da pesquisa, exibindo o termo da pesquisa com base no valor da variável </text:span><text:span text:style-name="Source_20_Text"><text:span text:style-name="T1">search</text:span></text:span><text:span text:style-name="T1">. Em seguida, ela renderiza a lista de resultados de pesquisa, que são exibidos usando o componente </text:span><text:span text:style-name="Source_20_Text"><text:span text:style-name="T1">PostDetail</text:span></text:span><text:span text:style-name="T1">. Se nenhum resultado for encontrado (ou seja, </text:span><text:span text:style-name="Source_20_Text"><text:span text:style-name="T1">posts</text:span></text:span><text:span text:style-name="T1"> está vazio), exibe uma mensagem apropriada.</text:span></text:p>
        </text:list-item>
      </text:list>
      <text:p text:style-name="P13">No geral, este código representa uma página de resultados de pesquisa que responde a consultas de pesquisa e exibe os resultados correspondentes aos usuários. É uma parte essencial de um aplicativo que permite aos usuários encontrar conteúdo com base em suas consultas.</text:p>
      <text:p text:style-name="P9"><draw:frame draw:style-name="fr1" draw:name="Imagem22" text:anchor-type="as-char" svg:width="0.953cm" svg:height="0.953cm" draw:z-index="21"><draw:image xlink:href="Pictures/1000000000000060000000608F0218445DEED260.png" xlink:type="simple" xlink:show="embed" xlink:actuate="onLoad" draw:mime-type="image/png"/><svg:title>User</svg:title></draw:frame></text:p>
      <text:p text:style-name="P9">import "./App.css"; import { BrowserRouter, Routes, Route, Navigate } from "react-router-dom"; import { onAuthStateChanged } from "firebase/auth"; // hooks import { useState, useEffect } from "react"; import { useAuthentication } from "./hooks/useAuthentication"; // pages import Home from "./pages/Home/Home"; import About from "./pages/About/About"; import Post from "./pages/Post/Post"; // components import Navbar from "./components/Navbar"; import Footer from "./components/Footer"; import CreatePost from "./pages/CreatePost/CreatePost"; import Search from "./pages/Search/Search"; import Login from "./pages/Login/Login"; import Register from "./pages/Register/Register"; import Dashboard from "./pages/Dashboard/Dashboard"; import EditPost from "./pages/EditPost/EditPost"; // context import { AuthProvider } from "./contexts/AuthContext"; function App() { const [user, setUser] = useState(undefined); const { auth } = useAuthentication(); const loadingUser = user === undefined; useEffect(() =&gt; { onAuthStateChanged(auth, (user) =&gt; { setUser(user); }); }, [auth]); if (loadingUser) { return &lt;p&gt;Carregando...&lt;/p&gt;; } return ( &lt;div className="App"&gt; &lt;AuthProvider value={{ user }}&gt; &lt;BrowserRouter&gt; &lt;Navbar /&gt; &lt;div className="container"&gt; &lt;Routes&gt; &lt;Route path="/" element={&lt;Home /&gt;} /&gt; &lt;Route path="/about" element={&lt;About /&gt;} /&gt; &lt;Route <text:soft-page-break/>path="/posts/create" element={user ? &lt;CreatePost /&gt; : &lt;Navigate to="/login" /&gt;} /&gt; &lt;Route path="/posts/edit/:id" element={user ? &lt;EditPost /&gt; : &lt;Navigate to="/login" /&gt;} /&gt; &lt;Route path="/posts/:id" element={&lt;Post /&gt;} /&gt; &lt;Route path="/search" element={&lt;Search /&gt;} /&gt; &lt;Route path="/login" element={!user ? &lt;Login /&gt; : &lt;Navigate to="/" /&gt;} /&gt; &lt;Route path="/register" element={!user ? &lt;Register /&gt; : &lt;Navigate to="/" /&gt;} /&gt; &lt;Route path="/dashboard" element={user ? &lt;Dashboard /&gt; : &lt;Navigate to="/login" /&gt;} /&gt; &lt;/Routes&gt; &lt;/div&gt; &lt;Footer /&gt; &lt;/BrowserRouter&gt; &lt;/AuthProvider&gt; &lt;/div&gt; ); } export default App; </text:p>
      <text:p text:style-name="P10">ChatGPT</text:p>
      <text:p text:style-name="P13">O código do aplicativo representa a estrutura principal de um aplicativo web desenvolvido com React. Ele inclui rotas de navegação, autenticação e renderização de páginas e componentes. Abaixo está uma análise geral do código:</text:p>
      <text:list text:style-name="L29">
        <text:list-item>
          <text:p text:style-name="P75"><text:span text:style-name="Strong_20_Emphasis"><text:span text:style-name="T1">Imports</text:span></text:span><text:span text:style-name="T1">: O código começa importando os módulos e componentes necessários. Ele usa o React Router para gerenciar as rotas da aplicação e importa vários componentes e hooks personalizados, como </text:span><text:span text:style-name="Source_20_Text"><text:span text:style-name="T1">useAuthentication</text:span></text:span><text:span text:style-name="T1">, que lida com a autenticação.</text:span></text:p>
        </text:list-item>
        <text:list-item>
          <text:p text:style-name="P75"><text:span text:style-name="Strong_20_Emphasis"><text:span text:style-name="T1">State e Efeito</text:span></text:span><text:span text:style-name="T1">: O componente </text:span><text:span text:style-name="Source_20_Text"><text:span text:style-name="T1">App</text:span></text:span><text:span text:style-name="T1"> gerencia o estado do usuário usando o estado </text:span><text:span text:style-name="Source_20_Text"><text:span text:style-name="T1">user</text:span></text:span><text:span text:style-name="T1"> e o hook </text:span><text:span text:style-name="Source_20_Text"><text:span text:style-name="T1">useAuthentication</text:span></text:span><text:span text:style-name="T1">. Ele também lida com o carregamento do usuário, exibindo "Carregando..." enquanto o estado do usuário está indefinido. O efeito é usado para observar as alterações no estado de autenticação do usuário.</text:span></text:p>
        </text:list-item>
        <text:list-item>
          <text:p text:style-name="P75"><text:span text:style-name="Strong_20_Emphasis"><text:span text:style-name="T1">Rotas e Navegação</text:span></text:span><text:span text:style-name="T1">: O aplicativo utiliza o </text:span><text:span text:style-name="Source_20_Text"><text:span text:style-name="T1">BrowserRouter</text:span></text:span><text:span text:style-name="T1"> do React Router para criar um sistema de navegação baseado em rotas. As rotas são configuradas usando o componente </text:span><text:span text:style-name="Source_20_Text"><text:span text:style-name="T1">Routes</text:span></text:span><text:span text:style-name="T1">, que contém várias rotas aninhadas. Cada rota define um caminho (</text:span><text:span text:style-name="Source_20_Text"><text:span text:style-name="T1">path</text:span></text:span><text:span text:style-name="T1">) e um elemento a ser renderizado quando o caminho da URL corresponder. Além disso, o aplicativo faz uso do componente </text:span><text:span text:style-name="Source_20_Text"><text:span text:style-name="T1">Navigate</text:span></text:span><text:span text:style-name="T1"> para redirecionar o usuário para páginas específicas em situações como a tentativa de criação de post sem autenticação.</text:span></text:p>
        </text:list-item>
        <text:list-item>
          <text:p text:style-name="P75"><text:span text:style-name="Strong_20_Emphasis"><text:span text:style-name="T1">Componentes e Páginas</text:span></text:span><text:span text:style-name="T1">: O aplicativo importa e renderiza várias páginas e componentes, como </text:span><text:span text:style-name="Source_20_Text"><text:span text:style-name="T1">Home</text:span></text:span><text:span text:style-name="T1">, </text:span><text:span text:style-name="Source_20_Text"><text:span text:style-name="T1">About</text:span></text:span><text:span text:style-name="T1">, </text:span><text:span text:style-name="Source_20_Text"><text:span text:style-name="T1">CreatePost</text:span></text:span><text:span text:style-name="T1">, </text:span><text:span text:style-name="Source_20_Text"><text:span text:style-name="T1">Search</text:span></text:span><text:span text:style-name="T1">, </text:span><text:span text:style-name="Source_20_Text"><text:span text:style-name="T1">Login</text:span></text:span><text:span text:style-name="T1">, </text:span><text:span text:style-name="Source_20_Text"><text:span text:style-name="T1">Register</text:span></text:span><text:span text:style-name="T1">, </text:span><text:span text:style-name="Source_20_Text"><text:span text:style-name="T1">Dashboard</text:span></text:span><text:span text:style-name="T1">, </text:span><text:span text:style-name="Source_20_Text"><text:span text:style-name="T1">EditPost</text:span></text:span><text:span text:style-name="T1">, </text:span><text:span text:style-name="Source_20_Text"><text:span text:style-name="T1">Post</text:span></text:span><text:span text:style-name="T1">, </text:span><text:span text:style-name="Source_20_Text"><text:span text:style-name="T1">Navbar</text:span></text:span><text:span text:style-name="T1"> e </text:span><text:span text:style-name="Source_20_Text"><text:span text:style-name="T1">Footer</text:span></text:span><text:span text:style-name="T1">. Cada um deles representa uma página ou um componente específico do aplicativo. Por exemplo, </text:span><text:span text:style-name="Source_20_Text"><text:span text:style-name="T1">Home</text:span></text:span><text:span text:style-name="T1"> é a página inicial, </text:span><text:span text:style-name="Source_20_Text"><text:span text:style-name="T1">CreatePost</text:span></text:span><text:span text:style-name="T1"> é a página de criação de post e assim por diante.</text:span></text:p>
        </text:list-item>
        <text:list-item>
          <text:p text:style-name="P75"><text:span text:style-name="Strong_20_Emphasis"><text:span text:style-name="T1">Contexto de Autenticação</text:span></text:span><text:span text:style-name="T1">: O aplicativo envolve o conteúdo dentro de um contexto de autenticação (</text:span><text:span text:style-name="Source_20_Text"><text:span text:style-name="T1">AuthProvider</text:span></text:span><text:span text:style-name="T1">) para que o estado de autenticação (usuário) possa ser compartilhado entre os componentes sem a necessidade de passá-lo como prop entre eles. O contexto é definido no arquivo </text:span><text:span text:style-name="Source_20_Text"><text:span text:style-name="T1">AuthContext.js</text:span></text:span><text:span text:style-name="T1">.</text:span></text:p>
        </text:list-item>
        <text:list-item>
          <text:p text:style-name="P75"><text:soft-page-break/><text:span text:style-name="Strong_20_Emphasis"><text:span text:style-name="T1">Autenticação</text:span></text:span><text:span text:style-name="T1">: O aplicativo usa o Firebase para autenticação. O hook </text:span><text:span text:style-name="Source_20_Text"><text:span text:style-name="T1">useAuthentication</text:span></text:span><text:span text:style-name="T1"> é utilizado para gerenciar a autenticação e o estado do usuário. O Firebase Authentication é configurado no arquivo </text:span><text:span text:style-name="Source_20_Text"><text:span text:style-name="T1">firebase.js</text:span></text:span><text:span text:style-name="T1">.</text:span></text:p>
        </text:list-item>
      </text:list>
      <text:p text:style-name="P13">No geral, este é um aplicativo React bem estruturado que lida com a autenticação do usuário, rotas de navegação e renderização de várias páginas e componentes. É uma base sólida para o desenvolvimento de um aplicativo web completo.</text:p>
      <text:p text:style-name="P9"><draw:frame draw:style-name="fr1" draw:name="Imagem23" text:anchor-type="as-char" svg:width="0.953cm" svg:height="0.953cm" draw:z-index="22"><draw:image xlink:href="Pictures/1000000000000060000000608F0218445DEED260.png" xlink:type="simple" xlink:show="embed" xlink:actuate="onLoad" draw:mime-type="image/png"/><svg:title>User</svg:title></draw:frame></text:p>
      <text:p text:style-name="P9">import React from 'react'; import ReactDOM from 'react-dom'; import './index.css'; import App from './App'; import reportWebVitals from './reportWebVitals'; ReactDOM.render( &lt;React.StrictMode&gt; &lt;App /&gt; &lt;/React.StrictMode&gt;, document.getElementById('root') ); // If you want to start measuring performance in your app, pass a function // to log results (for example: reportWebVitals(console.log)) // or send to an analytics endpoint. Learn more: https://bit.ly/CRA-vitals reportWebVitals(); </text:p>
      <text:p text:style-name="P10">ChatGPT</text:p>
      <text:p text:style-name="P13">Este é o ponto de entrada da sua aplicação React. Aqui estão algumas observações sobre o código:</text:p>
      <text:list text:style-name="L30">
        <text:list-item>
          <text:p text:style-name="P76"><text:span text:style-name="Source_20_Text"><text:span text:style-name="T1">import</text:span></text:span><text:span text:style-name="T1">: O código importa os módulos necessários, incluindo o React, o ReactDOM, o arquivo de estilo (</text:span><text:span text:style-name="Source_20_Text"><text:span text:style-name="T1">index.css</text:span></text:span><text:span text:style-name="T1">), o componente </text:span><text:span text:style-name="Source_20_Text"><text:span text:style-name="T1">App</text:span></text:span><text:span text:style-name="T1"> e a função </text:span><text:span text:style-name="Source_20_Text"><text:span text:style-name="T1">reportWebVitals</text:span></text:span><text:span text:style-name="T1">.</text:span></text:p>
        </text:list-item>
        <text:list-item>
          <text:p text:style-name="P76"><text:span text:style-name="Source_20_Text"><text:span text:style-name="T1">ReactDOM.render()</text:span></text:span><text:span text:style-name="T1">: Esta função é usada para renderizar o componente </text:span><text:span text:style-name="Source_20_Text"><text:span text:style-name="T1">&lt;App /&gt;</text:span></text:span><text:span text:style-name="T1"> na raiz do DOM (geralmente com </text:span><text:span text:style-name="Source_20_Text"><text:span text:style-name="T1">id="root"</text:span></text:span><text:span text:style-name="T1">). O </text:span><text:span text:style-name="Source_20_Text"><text:span text:style-name="T1">&lt;React.StrictMode&gt;</text:span></text:span><text:span text:style-name="T1"> é usado para destacar potenciais problemas na sua aplicação durante o desenvolvimento, mas não afeta a produção. O componente </text:span><text:span text:style-name="Source_20_Text"><text:span text:style-name="T1">App</text:span></text:span><text:span text:style-name="T1"> representa a raiz da sua aplicação React e será renderizado na div com o ID </text:span><text:span text:style-name="Source_20_Text"><text:span text:style-name="T1">root</text:span></text:span><text:span text:style-name="T1">.</text:span></text:p>
        </text:list-item>
        <text:list-item>
          <text:p text:style-name="P76"><text:span text:style-name="Source_20_Text"><text:span text:style-name="T1">reportWebVitals()</text:span></text:span><text:span text:style-name="T1">: Este é um utilitário que pode ser usado para medir o desempenho da sua aplicação. É útil para identificar possíveis otimizações e melhorias de desempenho em sua aplicação.</text:span></text:p>
        </text:list-item>
      </text:list>
      <text:p text:style-name="P34"><text:span text:style-name="T1">No geral, este arquivo serve como o ponto de entrada para a sua aplicação React e configura a renderização do componente </text:span><text:span text:style-name="Source_20_Text"><text:span text:style-name="T1">App</text:span></text:span><text:span text:style-name="T1"> na página HTML. À medida que você desenvolve sua aplicação, o código em </text:span><text:span text:style-name="Source_20_Text"><text:span text:style-name="T1">App.js</text:span></text:span><text:span text:style-name="T1"> é responsável por gerenciar o roteamento e a renderização de componentes com base nas rotas definidas.</text:span></text:p>
      <text:p text:style-name="P9"><draw:frame draw:style-name="fr1" draw:name="Imagem24" text:anchor-type="as-char" svg:width="0.953cm" svg:height="0.953cm" draw:z-index="23"><draw:image xlink:href="Pictures/1000000000000060000000608F0218445DEED260.png" xlink:type="simple" xlink:show="embed" xlink:actuate="onLoad" draw:mime-type="image/png"/><svg:title>User</svg:title></draw:frame></text:p>
      <text:p text:style-name="P9">.container { min-height: 60vh; margin-bottom: 5em; } </text:p>
      <text:p text:style-name="P10">ChatGPT</text:p>
      <text:p text:style-name="P34"><text:soft-page-break/><text:span text:style-name="T1">A classe CSS </text:span><text:span text:style-name="Source_20_Text"><text:span text:style-name="T1">.container</text:span></text:span><text:span text:style-name="T1"> é usada para estilizar um elemento no seu aplicativo React. Aqui estão algumas observações sobre as propriedades definidas no código CSS:</text:span></text:p>
      <text:list text:style-name="L31">
        <text:list-item>
          <text:p text:style-name="P77"><text:span text:style-name="Source_20_Text"><text:span text:style-name="T1">min-height</text:span></text:span><text:span text:style-name="T1">: Isso define a altura mínima do elemento com a classe </text:span><text:span text:style-name="Source_20_Text"><text:span text:style-name="T1">.container</text:span></text:span><text:span text:style-name="T1"> como 60% da altura da viewport (altura da janela do navegador). Esta regra garante que o elemento tenha pelo menos 60% da altura da viewport, independentemente do conteúdo que ele contém. Isso pode ser útil para garantir que o conteúdo tenha espaço suficiente para ser exibido na tela.</text:span></text:p>
        </text:list-item>
        <text:list-item>
          <text:p text:style-name="P77"><text:span text:style-name="Source_20_Text"><text:span text:style-name="T1">margin-bottom</text:span></text:span><text:span text:style-name="T1">: Isso define uma margem inferior de 5 em (unidades arbitrárias) para o elemento com a classe </text:span><text:span text:style-name="Source_20_Text"><text:span text:style-name="T1">.container</text:span></text:span><text:span text:style-name="T1">. A margem inferior cria um espaço em branco entre o elemento e os elementos abaixo dele na página. Isso pode ser útil para controlar o espaçamento entre os elementos na página.</text:span></text:p>
        </text:list-item>
      </text:list>
      <text:p text:style-name="P34"><text:span text:style-name="T1">Essas regras de estilo podem ser aplicadas a qualquer elemento com a classe </text:span><text:span text:style-name="Source_20_Text"><text:span text:style-name="T1">.container</text:span></text:span><text:span text:style-name="T1"> em seu aplicativo React para controlar sua altura mínima e margem inferior. O valor exato dessas propriedades (60vh e 5em) pode ser ajustado conforme necessário, dependendo dos requisitos de design do seu aplicativo.</text:span></text:p>
      <text:p text:style-name="P9"><draw:frame draw:style-name="fr1" draw:name="Imagem25" text:anchor-type="as-char" svg:width="0.953cm" svg:height="0.953cm" draw:z-index="24"><draw:image xlink:href="Pictures/1000000000000060000000608F0218445DEED260.png" xlink:type="simple" xlink:show="embed" xlink:actuate="onLoad" draw:mime-type="image/png"/><svg:title>User</svg:title></draw:frame></text:p>
      <text:p text:style-name="P9">body { background-color: #f6fcff; padding: 0; margin: 0; font-family: "Montserrat", sans-serif; } input::placeholder, textarea::placeholder { font-family: "Montserrat", sans-serif; } input:focus, textarea:focus { outline: none; } a, nav button { text-decoration: none; background-color: transparent; border: none; color: #000; transition: 0.4s; font-size: 1em; cursor: pointer; font-family: "Montserrat", sans-seri; } a:hover, nav button:hover { color: #bbb; } /* form styles */ form { max-width: 40%; margin: 0 auto; } label { display: flex; flex-direction: column; margin-bottom: 1em; } label span { margin-bottom: 0.3em; font-weight: bold; text-align: left; } input, textarea { box-sizing: border-box; border: none; border-bottom: 1px solid #ccc; padding: 0.8em 0em; background-color: transparent; } input::placeholder, textarea::placeholder { color: #aaa; } .btn { background-color: #1a8918; color: #fff; text-align: center; cursor: pointer; border-radius: 10px; width: 120px; font-weight: bold; border: none; padding: 10px 15px; font-size: 1em; } .btn.btn-dark { background-color: #000; border-radius: 0; } .btn.btn-outline { background-color: transparent; border-radius: 0; color: #000; border: 1px solid #000; padding: 7px 30px; } .btn:hover { background-color: #0f730c; color: #fff; } .btn.btn-outline:hover { background-color: #000; } .btn.btn-danger:hover { background-color: #dc3545; } button[disabled] { background-color: #aaa; } .container .error { color: #721c24; background-color: #f8d7da; border: 1px solid #f5c6cb; padding: 5px; border-radius: 5px; } </text:p>
      <text:p text:style-name="P10">ChatGPT</text:p>
      <text:p text:style-name="P13"><text:soft-page-break/>O código CSS fornecido define estilos gerais para um site ou aplicativo React. Aqui está uma análise das várias regras de estilo:</text:p>
      <text:list text:style-name="L32">
        <text:list-item>
          <text:p text:style-name="P78"><text:span text:style-name="Strong_20_Emphasis"><text:span text:style-name="T1">Estilo do Corpo (</text:span></text:span><text:span text:style-name="Strong_20_Emphasis"><text:span text:style-name="Source_20_Text"><text:span text:style-name="T1">body</text:span></text:span></text:span><text:span text:style-name="Strong_20_Emphasis"><text:span text:style-name="T1">):</text:span></text:span></text:p>
          <text:list>
            <text:list-item>
              <text:p text:style-name="P79"><text:span text:style-name="T1">Define o plano de fundo para </text:span><text:span text:style-name="Source_20_Text"><text:span text:style-name="T1">#f6fcff</text:span></text:span><text:span text:style-name="T1">, um tom de azul claro.</text:span></text:p>
            </text:list-item>
            <text:list-item>
              <text:p text:style-name="P22">Remove o preenchimento e a margem padrão do corpo.</text:p>
            </text:list-item>
            <text:list-item>
              <text:p text:style-name="P22">Define a fonte principal como "Montserrat".</text:p>
            </text:list-item>
          </text:list>
        </text:list-item>
        <text:list-item>
          <text:p text:style-name="P78"><text:span text:style-name="Strong_20_Emphasis"><text:span text:style-name="T1">Estilos de Inputs e Textareas (</text:span></text:span><text:span text:style-name="Strong_20_Emphasis"><text:span text:style-name="Source_20_Text"><text:span text:style-name="T1">input::placeholder</text:span></text:span></text:span><text:span text:style-name="Strong_20_Emphasis"><text:span text:style-name="T1"> e </text:span></text:span><text:span text:style-name="Strong_20_Emphasis"><text:span text:style-name="Source_20_Text"><text:span text:style-name="T1">textarea::placeholder</text:span></text:span></text:span><text:span text:style-name="Strong_20_Emphasis"><text:span text:style-name="T1">):</text:span></text:span></text:p>
          <text:list>
            <text:list-item>
              <text:p text:style-name="P22">Define a fonte para os espaços reservados (placeholders) de inputs e textareas como "Montserrat".</text:p>
            </text:list-item>
          </text:list>
        </text:list-item>
        <text:list-item>
          <text:p text:style-name="P78"><text:span text:style-name="Strong_20_Emphasis"><text:span text:style-name="T1">Estilos para Inputs e Textareas quando Focados (</text:span></text:span><text:span text:style-name="Strong_20_Emphasis"><text:span text:style-name="Source_20_Text"><text:span text:style-name="T1">input:focus</text:span></text:span></text:span><text:span text:style-name="Strong_20_Emphasis"><text:span text:style-name="T1"> e </text:span></text:span><text:span text:style-name="Strong_20_Emphasis"><text:span text:style-name="Source_20_Text"><text:span text:style-name="T1">textarea:focus</text:span></text:span></text:span><text:span text:style-name="Strong_20_Emphasis"><text:span text:style-name="T1">):</text:span></text:span></text:p>
          <text:list>
            <text:list-item>
              <text:p text:style-name="P79"><text:span text:style-name="T1">Remove a aparência do foco padrão com </text:span><text:span text:style-name="Source_20_Text"><text:span text:style-name="T1">outline: none</text:span></text:span><text:span text:style-name="T1">.</text:span></text:p>
            </text:list-item>
          </text:list>
        </text:list-item>
        <text:list-item>
          <text:p text:style-name="P78"><text:span text:style-name="Strong_20_Emphasis"><text:span text:style-name="T1">Estilos para Links (</text:span></text:span><text:span text:style-name="Strong_20_Emphasis"><text:span text:style-name="Source_20_Text"><text:span text:style-name="T1">a</text:span></text:span></text:span><text:span text:style-name="Strong_20_Emphasis"><text:span text:style-name="T1">) e Botões na Navegação (</text:span></text:span><text:span text:style-name="Strong_20_Emphasis"><text:span text:style-name="Source_20_Text"><text:span text:style-name="T1">nav button</text:span></text:span></text:span><text:span text:style-name="Strong_20_Emphasis"><text:span text:style-name="T1">):</text:span></text:span></text:p>
          <text:list>
            <text:list-item>
              <text:p text:style-name="P22">Define o estilo padrão para links e botões usados na navegação.</text:p>
            </text:list-item>
            <text:list-item>
              <text:p text:style-name="P22">Remove o plano de fundo, borda e define a cor do texto como preta.</text:p>
            </text:list-item>
            <text:list-item>
              <text:p text:style-name="P22">Adiciona uma transição suave de 0.4s ao passar o mouse sobre os links e botões.</text:p>
            </text:list-item>
            <text:list-item>
              <text:p text:style-name="P22">Define o tamanho da fonte como 1em.</text:p>
            </text:list-item>
            <text:list-item>
              <text:p text:style-name="P22">Define a fonte como "Montserrat".</text:p>
            </text:list-item>
          </text:list>
        </text:list-item>
        <text:list-item>
          <text:p text:style-name="P78"><text:span text:style-name="Strong_20_Emphasis"><text:span text:style-name="T1">Estilos para Links e Botões ao Passar o Mouse (</text:span></text:span><text:span text:style-name="Strong_20_Emphasis"><text:span text:style-name="Source_20_Text"><text:span text:style-name="T1">a:hover</text:span></text:span></text:span><text:span text:style-name="Strong_20_Emphasis"><text:span text:style-name="T1"> e </text:span></text:span><text:span text:style-name="Strong_20_Emphasis"><text:span text:style-name="Source_20_Text"><text:span text:style-name="T1">nav button:hover</text:span></text:span></text:span><text:span text:style-name="Strong_20_Emphasis"><text:span text:style-name="T1">):</text:span></text:span></text:p>
          <text:list>
            <text:list-item>
              <text:p text:style-name="P22">Quando o mouse passa por cima, a cor do texto muda para cinza (#bbb).</text:p>
            </text:list-item>
          </text:list>
        </text:list-item>
        <text:list-item>
          <text:p text:style-name="P78"><text:span text:style-name="Strong_20_Emphasis"><text:span text:style-name="T1">Estilos para Formulários (</text:span></text:span><text:span text:style-name="Strong_20_Emphasis"><text:span text:style-name="Source_20_Text"><text:span text:style-name="T1">form</text:span></text:span></text:span><text:span text:style-name="Strong_20_Emphasis"><text:span text:style-name="T1">):</text:span></text:span></text:p>
          <text:list>
            <text:list-item>
              <text:p text:style-name="P22">Define a largura máxima de 40% e centraliza o formulário horizontalmente.</text:p>
            </text:list-item>
          </text:list>
        </text:list-item>
        <text:list-item>
          <text:p text:style-name="P78"><text:span text:style-name="Strong_20_Emphasis"><text:span text:style-name="T1">Estilos para Rótulos (</text:span></text:span><text:span text:style-name="Strong_20_Emphasis"><text:span text:style-name="Source_20_Text"><text:span text:style-name="T1">label</text:span></text:span></text:span><text:span text:style-name="Strong_20_Emphasis"><text:span text:style-name="T1">):</text:span></text:span></text:p>
          <text:list>
            <text:list-item>
              <text:p text:style-name="P22">Define um layout de coluna para os rótulos e adiciona margem inferior.</text:p>
            </text:list-item>
          </text:list>
        </text:list-item>
        <text:list-item>
          <text:p text:style-name="P78"><text:span text:style-name="Strong_20_Emphasis"><text:span text:style-name="T1">Estilos para Rótulos de Campos (</text:span></text:span><text:span text:style-name="Strong_20_Emphasis"><text:span text:style-name="Source_20_Text"><text:span text:style-name="T1">label span</text:span></text:span></text:span><text:span text:style-name="Strong_20_Emphasis"><text:span text:style-name="T1">):</text:span></text:span></text:p>
          <text:list>
            <text:list-item>
              <text:p text:style-name="P22">Define uma margem inferior menor, tornando o rótulo sublinhado.</text:p>
            </text:list-item>
          </text:list>
        </text:list-item>
        <text:list-item>
          <text:p text:style-name="P78"><text:span text:style-name="Strong_20_Emphasis"><text:span text:style-name="T1">Estilos para Inputs e Textareas (</text:span></text:span><text:span text:style-name="Strong_20_Emphasis"><text:span text:style-name="Source_20_Text"><text:span text:style-name="T1">input</text:span></text:span></text:span><text:span text:style-name="Strong_20_Emphasis"><text:span text:style-name="T1"> e </text:span></text:span><text:span text:style-name="Strong_20_Emphasis"><text:span text:style-name="Source_20_Text"><text:span text:style-name="T1">textarea</text:span></text:span></text:span><text:span text:style-name="Strong_20_Emphasis"><text:span text:style-name="T1">):</text:span></text:span></text:p>
          <text:list>
            <text:list-item>
              <text:p text:style-name="P22">Define a caixa do modelo como border-box.</text:p>
            </text:list-item>
            <text:list-item>
              <text:p text:style-name="P79"><text:span text:style-name="T1">Remove a borda padrão e adiciona uma borda inferior de 1px sólida com cor </text:span><text:span text:style-name="Source_20_Text"><text:span text:style-name="T1">#ccc</text:span></text:span><text:span text:style-name="T1">.</text:span></text:p>
            </text:list-item>
            <text:list-item>
              <text:p text:style-name="P22">Define o fundo como transparente.</text:p>
            </text:list-item>
            <text:list-item>
              <text:p text:style-name="P22"><text:soft-page-break/>Adiciona preenchimento nas direções superior e inferior.</text:p>
            </text:list-item>
          </text:list>
        </text:list-item>
        <text:list-item>
          <text:p text:style-name="P78"><text:span text:style-name="Strong_20_Emphasis"><text:span text:style-name="T1">Estilos para os Placeholders de Inputs e Textareas (</text:span></text:span><text:span text:style-name="Strong_20_Emphasis"><text:span text:style-name="Source_20_Text"><text:span text:style-name="T1">input::placeholder</text:span></text:span></text:span><text:span text:style-name="Strong_20_Emphasis"><text:span text:style-name="T1"> e </text:span></text:span><text:span text:style-name="Strong_20_Emphasis"><text:span text:style-name="Source_20_Text"><text:span text:style-name="T1">textarea::placeholder</text:span></text:span></text:span><text:span text:style-name="Strong_20_Emphasis"><text:span text:style-name="T1">):</text:span></text:span></text:p>
        </text:list-item>
      </text:list>
      <text:list text:style-name="L33">
        <text:list-item>
          <text:p text:style-name="P23">Define a cor do texto como cinza claro (#aaa).</text:p>
        </text:list-item>
      </text:list>
      <text:list text:style-name="L34">
        <text:list-item>
          <text:p text:style-name="P80"><text:span text:style-name="Strong_20_Emphasis"><text:span text:style-name="T1">Estilos para Botões Gerais (</text:span></text:span><text:span text:style-name="Strong_20_Emphasis"><text:span text:style-name="Source_20_Text"><text:span text:style-name="T1">.btn</text:span></text:span></text:span><text:span text:style-name="Strong_20_Emphasis"><text:span text:style-name="T1">):</text:span></text:span></text:p>
        </text:list-item>
      </text:list>
      <text:list text:style-name="L35">
        <text:list-item>
          <text:p text:style-name="P81"><text:span text:style-name="T1">Define o estilo dos botões que têm a classe </text:span><text:span text:style-name="Source_20_Text"><text:span text:style-name="T1">.btn</text:span></text:span><text:span text:style-name="T1">.</text:span></text:p>
        </text:list-item>
        <text:list-item>
          <text:p text:style-name="P24">Define um plano de fundo verde escuro (#1a8918), texto branco (#fff) e outras propriedades de estilo.</text:p>
        </text:list-item>
      </text:list>
      <text:list text:style-name="L36">
        <text:list-item>
          <text:p text:style-name="P82"><text:span text:style-name="Strong_20_Emphasis"><text:span text:style-name="T1">Estilos para Botões com Classe </text:span></text:span><text:span text:style-name="Strong_20_Emphasis"><text:span text:style-name="Source_20_Text"><text:span text:style-name="T1">.btn-dark</text:span></text:span></text:span><text:span text:style-name="Strong_20_Emphasis"><text:span text:style-name="T1"> (</text:span></text:span><text:span text:style-name="Strong_20_Emphasis"><text:span text:style-name="Source_20_Text"><text:span text:style-name="T1">.btn.btn-dark</text:span></text:span></text:span><text:span text:style-name="Strong_20_Emphasis"><text:span text:style-name="T1">):</text:span></text:span></text:p>
        </text:list-item>
      </text:list>
      <text:list text:style-name="L37">
        <text:list-item>
          <text:p text:style-name="P25">Altera o plano de fundo para preto (#000).</text:p>
        </text:list-item>
        <text:list-item>
          <text:p text:style-name="P26">Remove o raio de borda, criando um estilo mais plano.</text:p>
        </text:list-item>
      </text:list>
      <text:list text:style-name="L38">
        <text:list-item>
          <text:p text:style-name="P83"><text:span text:style-name="Strong_20_Emphasis"><text:span text:style-name="T1">Estilos para Botões com Classe </text:span></text:span><text:span text:style-name="Strong_20_Emphasis"><text:span text:style-name="Source_20_Text"><text:span text:style-name="T1">.btn-outline</text:span></text:span></text:span><text:span text:style-name="Strong_20_Emphasis"><text:span text:style-name="T1"> (</text:span></text:span><text:span text:style-name="Strong_20_Emphasis"><text:span text:style-name="Source_20_Text"><text:span text:style-name="T1">.btn.btn-outline</text:span></text:span></text:span><text:span text:style-name="Strong_20_Emphasis"><text:span text:style-name="T1">):</text:span></text:span></text:p>
        </text:list-item>
      </text:list>
      <text:list text:style-name="L39">
        <text:list-item>
          <text:p text:style-name="P27">Define o plano de fundo como transparente, borda sólida preta, texto preto e outras propriedades de estilo.</text:p>
        </text:list-item>
      </text:list>
      <text:list text:style-name="L40">
        <text:list-item>
          <text:p text:style-name="P84"><text:span text:style-name="Strong_20_Emphasis"><text:span text:style-name="T1">Estilos para Botões ao Passar o Mouse (</text:span></text:span><text:span text:style-name="Strong_20_Emphasis"><text:span text:style-name="Source_20_Text"><text:span text:style-name="T1">btn:hover</text:span></text:span></text:span><text:span text:style-name="Strong_20_Emphasis"><text:span text:style-name="T1">):</text:span></text:span></text:p>
        </text:list-item>
      </text:list>
      <text:list text:style-name="L41">
        <text:list-item>
          <text:p text:style-name="P28">Quando o mouse passa por cima, a cor de fundo se torna mais escura (#0f730c) e o texto fica branco (#fff).</text:p>
        </text:list-item>
      </text:list>
      <text:list text:style-name="L42">
        <text:list-item>
          <text:p text:style-name="P85"><text:span text:style-name="Strong_20_Emphasis"><text:span text:style-name="T1">Estilos para Botões </text:span></text:span><text:span text:style-name="Strong_20_Emphasis"><text:span text:style-name="Source_20_Text"><text:span text:style-name="T1">.btn-outline</text:span></text:span></text:span><text:span text:style-name="Strong_20_Emphasis"><text:span text:style-name="T1"> ao Passar o Mouse (</text:span></text:span><text:span text:style-name="Strong_20_Emphasis"><text:span text:style-name="Source_20_Text"><text:span text:style-name="T1">btn.btn-outline:hover</text:span></text:span></text:span><text:span text:style-name="Strong_20_Emphasis"><text:span text:style-name="T1">):</text:span></text:span></text:p>
        </text:list-item>
      </text:list>
      <text:list text:style-name="L43">
        <text:list-item>
          <text:p text:style-name="P29">Altera o plano de fundo para preto (#000) quando o mouse passa por cima.</text:p>
        </text:list-item>
      </text:list>
      <text:list text:style-name="L44">
        <text:list-item>
          <text:p text:style-name="P86"><text:span text:style-name="Strong_20_Emphasis"><text:span text:style-name="T1">Estilos para Botões com Classe </text:span></text:span><text:span text:style-name="Strong_20_Emphasis"><text:span text:style-name="Source_20_Text"><text:span text:style-name="T1">.btn-danger</text:span></text:span></text:span><text:span text:style-name="Strong_20_Emphasis"><text:span text:style-name="T1"> ao Passar o Mouse (</text:span></text:span><text:span text:style-name="Strong_20_Emphasis"><text:span text:style-name="Source_20_Text"><text:span text:style-name="T1">btn.btn-danger:hover</text:span></text:span></text:span><text:span text:style-name="Strong_20_Emphasis"><text:span text:style-name="T1">):</text:span></text:span></text:p>
        </text:list-item>
      </text:list>
      <text:list text:style-name="L45">
        <text:list-item>
          <text:p text:style-name="P30">Altera o plano de fundo para uma tonalidade de vermelho (#dc3545) quando o mouse passa por cima.</text:p>
        </text:list-item>
      </text:list>
      <text:list text:style-name="L46">
        <text:list-item>
          <text:p text:style-name="P87"><text:span text:style-name="Strong_20_Emphasis"><text:span text:style-name="T1">Estilos para Botões Desabilitados (</text:span></text:span><text:span text:style-name="Strong_20_Emphasis"><text:span text:style-name="Source_20_Text"><text:span text:style-name="T1">button[disabled]</text:span></text:span></text:span><text:span text:style-name="Strong_20_Emphasis"><text:span text:style-name="T1">):</text:span></text:span></text:p>
        </text:list-item>
      </text:list>
      <text:list text:style-name="L47">
        <text:list-item>
          <text:p text:style-name="P31">Define o plano de fundo como cinza (#aaa) quando um botão está desabilitado.</text:p>
        </text:list-item>
      </text:list>
      <text:list text:style-name="L48">
        <text:list-item>
          <text:p text:style-name="P88"><text:span text:style-name="Strong_20_Emphasis"><text:span text:style-name="T1">Estilos para Elementos com a Classe </text:span></text:span><text:span text:style-name="Strong_20_Emphasis"><text:span text:style-name="Source_20_Text"><text:span text:style-name="T1">.error</text:span></text:span></text:span><text:span text:style-name="Strong_20_Emphasis"><text:span text:style-name="T1"> no Interior do Contêiner com Classe </text:span></text:span><text:span text:style-name="Strong_20_Emphasis"><text:span text:style-name="Source_20_Text"><text:span text:style-name="T1">.container</text:span></text:span></text:span><text:span text:style-name="Strong_20_Emphasis"><text:span text:style-name="T1"> (</text:span></text:span><text:span text:style-name="Strong_20_Emphasis"><text:span text:style-name="Source_20_Text"><text:span text:style-name="T1">.container .error</text:span></text:span></text:span><text:span text:style-name="Strong_20_Emphasis"><text:span text:style-name="T1">):</text:span></text:span></text:p>
        </text:list-item>
      </text:list>
      <text:list text:style-name="L49">
        <text:list-item>
          <text:p text:style-name="P32">Define a cor do texto como vermelho escuro (#721c24).</text:p>
        </text:list-item>
        <text:list-item>
          <text:p text:style-name="P32">Define o plano de fundo como uma tonalidade de vermelho claro (#f8d7da).</text:p>
        </text:list-item>
        <text:list-item>
          <text:p text:style-name="P32">Adiciona uma borda de 1px sólida com uma tonalidade de vermelho (#f5c6cb).</text:p>
        </text:list-item>
        <text:list-item>
          <text:p text:style-name="P33"><text:soft-page-break/>Adiciona preenchimento e borda arredondada.</text:p>
        </text:list-item>
      </text:list>
      <text:p text:style-name="P13">Esses estilos fornecem uma base sólida para o seu aplicativo e definem consistentemente a aparência de vários elementos, como botões, formulários, links e placeholders. Certifique-se de usar essas classes e estilos de acordo com as necessidades do seu aplic</text:p>
      <text:p text:style-name="P9"/>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06:17:19.185000000</meta:creation-date>
    <dc:date>2023-11-06T06:17:51.429000000</dc:date>
    <meta:editing-duration>PT32S</meta:editing-duration>
    <meta:editing-cycles>1</meta:editing-cycles>
    <meta:document-statistic meta:table-count="0" meta:image-count="25" meta:object-count="0" meta:page-count="34" meta:paragraph-count="521" meta:word-count="10445" meta:character-count="70400" meta:non-whitespace-character-count="60593"/>
    <meta:generator>LibreOffice/7.5.2.2$Windows_X86_64 LibreOffice_project/53bb9681a964705cf672590721dbc85eb4d0c3a2</meta:generator>
  </office:meta>
</office:document-meta>
</file>